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6021in" table:align="left"/>
    </style:style>
    <style:style style:name="Table1.A" style:family="table-column">
      <style:table-column-properties style:column-width="2.3847in"/>
    </style:style>
    <style:style style:name="Table1.B" style:family="table-column">
      <style:table-column-properties style:column-width="2.2174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3.0493in"/>
    </style:style>
    <style:style style:name="Table2.B" style:family="table-column">
      <style:table-column-properties style:column-width="3.6438in"/>
    </style:style>
    <style:style style:name="Table2.A1" style:family="table-cell">
      <style:table-cell-properties style:vertical-align="middle" fo:padding="0.0194in" fo:border="none"/>
    </style:style>
    <style:style style:name="P1" style:family="paragraph" style:parent-style-name="Preformatted_20_Text">
      <style:paragraph-properties fo:margin-left="0in" fo:margin-right="0in" fo:text-indent="0in" style:auto-text-indent="false" style:writing-mode="lr-tb"/>
    </style:style>
    <style:style style:name="P2"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3" style:family="paragraph" style:parent-style-name="Preformatted_20_Text">
      <style:paragraph-properties style:writing-mode="lr-tb"/>
    </style:style>
    <style:style style:name="P4" style:family="paragraph" style:parent-style-name="Preformatted_20_Text">
      <style:paragraph-properties fo:margin-top="0in" fo:margin-bottom="0.1965in" style:contextual-spacing="false" style:writing-mode="lr-tb"/>
    </style:style>
    <style:style style:name="P5" style:family="paragraph" style:parent-style-name="Preformatted_20_Text" style:list-style-name="L22"/>
    <style:style style:name="P6" style:family="paragraph" style:parent-style-name="Preformatted_20_Text" style:list-style-name="L22">
      <style:paragraph-properties fo:margin-left="0in" fo:margin-right="0in" fo:margin-top="0in" fo:margin-bottom="0.1965in" style:contextual-spacing="false" fo:text-indent="0in" style:auto-text-indent="false" style:writing-mode="lr-tb"/>
    </style:style>
    <style:style style:name="P7" style:family="paragraph" style:parent-style-name="Preformatted_20_Text" style:list-style-name="L41"/>
    <style:style style:name="P8" style:family="paragraph" style:parent-style-name="Preformatted_20_Text" style:list-style-name="L41">
      <style:paragraph-properties fo:margin-top="0in" fo:margin-bottom="0.1965in" style:contextual-spacing="false" style:writing-mode="lr-tb"/>
    </style:style>
    <style:style style:name="P9" style:family="paragraph" style:parent-style-name="Preformatted_20_Text" style:list-style-name="L41">
      <style:paragraph-properties fo:margin-left="0in" fo:margin-right="0in" fo:text-indent="0in" style:auto-text-indent="false" style:writing-mode="lr-tb"/>
    </style:style>
    <style:style style:name="P10" style:family="paragraph" style:parent-style-name="Standard">
      <style:paragraph-properties fo:margin-top="0in" fo:margin-bottom="0.1965in" style:contextual-spacing="false"/>
    </style:style>
    <style:style style:name="P11" style:family="paragraph" style:parent-style-name="Text_20_body">
      <style:paragraph-properties fo:margin-top="0in" fo:margin-bottom="0in" style:contextual-spacing="fals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3"/>
    <style:style style:name="P35" style:family="paragraph" style:parent-style-name="Text_20_body" style:list-style-name="L24"/>
    <style:style style:name="P36" style:family="paragraph" style:parent-style-name="Text_20_body" style:list-style-name="L25"/>
    <style:style style:name="P37" style:family="paragraph" style:parent-style-name="Text_20_body" style:list-style-name="L26"/>
    <style:style style:name="P38" style:family="paragraph" style:parent-style-name="Text_20_body" style:list-style-name="L27"/>
    <style:style style:name="P39" style:family="paragraph" style:parent-style-name="Text_20_body" style:list-style-name="L28"/>
    <style:style style:name="P40" style:family="paragraph" style:parent-style-name="Text_20_body" style:list-style-name="L29"/>
    <style:style style:name="P41" style:family="paragraph" style:parent-style-name="Text_20_body" style:list-style-name="L30"/>
    <style:style style:name="P42" style:family="paragraph" style:parent-style-name="Text_20_body" style:list-style-name="L31"/>
    <style:style style:name="P43" style:family="paragraph" style:parent-style-name="Text_20_body" style:list-style-name="L32"/>
    <style:style style:name="P44" style:family="paragraph" style:parent-style-name="Text_20_body" style:list-style-name="L33"/>
    <style:style style:name="P45" style:family="paragraph" style:parent-style-name="Text_20_body" style:list-style-name="L34"/>
    <style:style style:name="P46" style:family="paragraph" style:parent-style-name="Text_20_body" style:list-style-name="L35"/>
    <style:style style:name="P47" style:family="paragraph" style:parent-style-name="Text_20_body" style:list-style-name="L36"/>
    <style:style style:name="P48" style:family="paragraph" style:parent-style-name="Text_20_body" style:list-style-name="L37"/>
    <style:style style:name="P49" style:family="paragraph" style:parent-style-name="Text_20_body" style:list-style-name="L38"/>
    <style:style style:name="P50" style:family="paragraph" style:parent-style-name="Text_20_body" style:list-style-name="L39"/>
    <style:style style:name="P51" style:family="paragraph" style:parent-style-name="Text_20_body" style:list-style-name="L40"/>
    <style:style style:name="P52" style:family="paragraph" style:parent-style-name="Text_20_body" style:list-style-name="L41"/>
    <style:style style:name="P53" style:family="paragraph" style:parent-style-name="Text_20_body" style:list-style-name="L42"/>
    <style:style style:name="P54" style:family="paragraph" style:parent-style-name="Text_20_body" style:list-style-name="L43"/>
    <style:style style:name="P55" style:family="paragraph" style:parent-style-name="Text_20_body" style:list-style-name="L44"/>
    <style:style style:name="P56" style:family="paragraph" style:parent-style-name="Text_20_body" style:list-style-name="L45"/>
    <style:style style:name="P57" style:family="paragraph" style:parent-style-name="Text_20_body" style:list-style-name="L46"/>
    <style:style style:name="P58" style:family="paragraph" style:parent-style-name="Text_20_body" style:list-style-name="L47"/>
    <style:style style:name="P59" style:family="paragraph" style:parent-style-name="Text_20_body" style:list-style-name="L48"/>
    <style:style style:name="P60" style:family="paragraph" style:parent-style-name="Text_20_body" style:list-style-name="L49"/>
    <style:style style:name="P61" style:family="paragraph" style:parent-style-name="Text_20_body" style:list-style-name="L50"/>
    <style:style style:name="P62" style:family="paragraph" style:parent-style-name="Text_20_body" style:list-style-name="L51"/>
    <style:style style:name="P63" style:family="paragraph" style:parent-style-name="Text_20_body" style:list-style-name="L52"/>
    <style:style style:name="P64" style:family="paragraph" style:parent-style-name="Text_20_body">
      <style:paragraph-properties fo:margin-left="0in" fo:margin-right="0in" fo:margin-top="0in" fo:margin-bottom="0in" style:contextual-spacing="false" fo:text-indent="0in" style:auto-text-indent="false"/>
    </style:style>
    <style:style style:name="P65" style:family="paragraph" style:parent-style-name="Text_20_body">
      <style:paragraph-properties fo:margin-left="0in" fo:margin-right="0in" fo:text-indent="0in" style:auto-text-indent="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text:start-value="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h text:style-name="Heading_20_2" text:outline-level="2">🚀 Next Steps</text:h>
      <text:h text:style-name="Heading_20_3" text:outline-level="3">✅ 1. <text:span text:style-name="Strong_20_Emphasis">Add Local Storage (Persistence)</text:span></text:h>
      <text:p text:style-name="Text_20_body">Right now, your tasks disappear when the app is closed, right?<text:line-break/>Let’s save them permanently using <text:span text:style-name="Strong_20_Emphasis">Room</text:span> (SQLite for Jetpack Compose).</text:p>
      <text:p text:style-name="Text_20_body">We’ll:</text:p>
      <text:list text:style-name="L12">
        <text:list-item>
          <text:p text:style-name="P23">Create a <text:span text:style-name="Source_20_Text">TaskEntity</text:span></text:p>
        </text:list-item>
        <text:list-item>
          <text:p text:style-name="P23">Add a <text:span text:style-name="Source_20_Text">TaskDao</text:span></text:p>
        </text:list-item>
        <text:list-item>
          <text:p text:style-name="P23">Build a <text:span text:style-name="Source_20_Text">TaskDatabase</text:span></text:p>
        </text:list-item>
        <text:list-item>
          <text:p text:style-name="P23">Connect it to your Compose app</text:p>
        </text:list-item>
      </text:list>
      <text:p text:style-name="Text_20_body">Let me know if you want to move forward with this and I’ll walk you through step-by-step!</text:p>
      <text:p text:style-name="Horizontal_20_Line"/>
      <text:h text:style-name="Heading_20_3" text:outline-level="3">✅ 2. <text:span text:style-name="Strong_20_Emphasis">Add Edit / Check-off Functionality</text:span></text:h>
      <text:p text:style-name="Text_20_body">Enhance UX by letting users:</text:p>
      <text:list text:style-name="L13">
        <text:list-item>
          <text:p text:style-name="P24"><text:span text:style-name="Strong_20_Emphasis">Mark tasks as complete/incomplete</text:span></text:p>
        </text:list-item>
        <text:list-item>
          <text:p text:style-name="P24"><text:span text:style-name="Strong_20_Emphasis">Edit existing tasks</text:span></text:p>
        </text:list-item>
      </text:list>
      <text:p text:style-name="Text_20_body">We can add checkboxes and maybe a dialog for editing.</text:p>
      <text:p text:style-name="Horizontal_20_Line"/>
      <text:h text:style-name="Heading_20_3" text:outline-level="3">✅ 3. <text:span text:style-name="Strong_20_Emphasis">Improve UI/UX</text:span></text:h>
      <text:p text:style-name="Text_20_body">Polish the interface:</text:p>
      <text:list text:style-name="L14">
        <text:list-item>
          <text:p text:style-name="P25">Use <text:span text:style-name="Source_20_Text">Card</text:span>, <text:span text:style-name="Source_20_Text">Divider</text:span>, <text:span text:style-name="Source_20_Text">TextStyle</text:span></text:p>
        </text:list-item>
        <text:list-item>
          <text:p text:style-name="P25">Add dark mode support</text:p>
        </text:list-item>
        <text:list-item>
          <text:p text:style-name="P25">Animate item addition/deletion</text:p>
        </text:list-item>
      </text:list>
      <text:p text:style-name="Horizontal_20_Line"/>
      <text:h text:style-name="Heading_20_3" text:outline-level="3">✅ 4. <text:span text:style-name="Strong_20_Emphasis">Add a Splash Screen or Logo</text:span></text:h>
      <text:p text:style-name="Text_20_body">Start your app with a custom logo and fade-in transition.</text:p>
      <text:p text:style-name="Horizontal_20_Line"/>
      <text:h text:style-name="Heading_20_3" text:outline-level="3">✅ 5. <text:span text:style-name="Strong_20_Emphasis">Deploy to a Real Device or APK</text:span></text:h>
      <text:list text:style-name="L15">
        <text:list-item>
          <text:p text:style-name="P26">Build a release APK to test on your phone or share with friends</text:p>
        </text:list-item>
        <text:list-item>
          <text:p text:style-name="P26">Go to: <text:span text:style-name="Source_20_Text">Build &gt; Build Bundle(s) / APK(s) &gt; Build APK</text:span></text:p>
        </text:list-item>
      </text:list>
      <text:p text:style-name="Horizontal_20_Line"><text:soft-page-break/></text:p>
      <text:p text:style-name="Text_20_body">What do you want to do next?</text:p>
      <text:list text:style-name="L16">
        <text:list-item>
          <text:p text:style-name="P27">Add Room for saving tasks?</text:p>
        </text:list-item>
        <text:list-item>
          <text:p text:style-name="P27">Add task editing/check-off?</text:p>
        </text:list-item>
        <text:list-item>
          <text:p text:style-name="P27">Something else?</text:p>
        </text:list-item>
      </text:list>
      <text:p text:style-name="Text_20_body">Just tell me the direction and I’ll guide you from there!</text:p>
      <text:h text:style-name="Heading_20_5" text:outline-level="5">You said:</text:h>
      <text:p text:style-name="Text_20_body">✅ </text:p>
      <text:h text:style-name="Heading_20_6" text:outline-level="6">ChatGPT said:</text:h>
      <text:p text:style-name="Text_20_body">Perfect! ✅ Let's move forward with <text:span text:style-name="Strong_20_Emphasis">saving tasks permanently</text:span> using <text:span text:style-name="Strong_20_Emphasis">Room</text:span>, which is the recommended way to use SQLite in Android (including Jetpack Compose apps).</text:p>
      <text:p text:style-name="Horizontal_20_Line"/>
      <text:h text:style-name="Heading_20_2" text:outline-level="2">🧱 Step-by-Step: Add Room to Your To-Do App</text:h>
      <text:p text:style-name="Horizontal_20_Line"/>
      <text:h text:style-name="Heading_20_3" text:outline-level="3">✅ Step 1: Add Room Dependencies</text:h>
      <text:p text:style-name="Text_20_body">Open your <text:span text:style-name="Source_20_Text">build.gradle(:app)</text:span> and add these inside the <text:span text:style-name="Source_20_Text">dependencies</text:span> block:</text:p>
      <text:p text:style-name="Preformatted_20_Text">kotlin</text:p>
      <text:p text:style-name="Preformatted_20_Text">CopyEdit</text:p>
      <text:p text:style-name="P1"><text:span text:style-name="Source_20_Text">// Room components</text:span></text:p>
      <text:p text:style-name="P3"><text:span text:style-name="Source_20_Text">implementation("androidx.room:room-runtime:2.6.1")</text:span></text:p>
      <text:p text:style-name="P3"><text:span text:style-name="Source_20_Text">kapt("androidx.room:room-compiler:2.6.1")</text:span></text:p>
      <text:p text:style-name="P3"/>
      <text:p text:style-name="P3"><text:span text:style-name="Source_20_Text">// Kotlin Extensions and Coroutines support for Room</text:span></text:p>
      <text:p text:style-name="P4"><text:span text:style-name="Source_20_Text">implementation("androidx.room:room-ktx:2.6.1")</text:span></text:p>
      <text:p text:style-name="Text_20_body">Also make sure you have this at the top of your file:</text:p>
      <text:p text:style-name="Preformatted_20_Text">kotlin</text:p>
      <text:p text:style-name="Preformatted_20_Text">CopyEdit</text:p>
      <text:p text:style-name="P1"><text:span text:style-name="Source_20_Text">plugins {</text:span></text:p>
      <text:p text:style-name="P3"><text:span text:style-name="Source_20_Text"><text:s text:c="4"/>id("kotlin-kapt")</text:span></text:p>
      <text:p text:style-name="P4"><text:span text:style-name="Source_20_Text">}</text:span></text:p>
      <text:p text:style-name="Text_20_body">Then <text:span text:style-name="Strong_20_Emphasis">Sync Gradle</text:span>.</text:p>
      <text:p text:style-name="Horizontal_20_Line"/>
      <text:h text:style-name="Heading_20_3" text:outline-level="3">✅ Step 2: Create Task Entity</text:h>
      <text:p text:style-name="Text_20_body">Create a new Kotlin file called <text:span text:style-name="Source_20_Text">Task.kt</text:span>:</text:p>
      <text:p text:style-name="Preformatted_20_Text">kotlin</text:p>
      <text:p text:style-name="Preformatted_20_Text">CopyEdit</text:p>
      <text:p text:style-name="P1"><text:span text:style-name="Source_20_Text">import androidx.room.Entity</text:span></text:p>
      <text:p text:style-name="P3"><text:span text:style-name="Source_20_Text">import androidx.room.PrimaryKey</text:span></text:p>
      <text:p text:style-name="P3"/>
      <text:p text:style-name="P3"><text:span text:style-name="Source_20_Text">@Entity(tableName = "tasks")</text:span></text:p>
      <text:p text:style-name="P3"><text:soft-page-break/><text:span text:style-name="Source_20_Text">data class Task(</text:span></text:p>
      <text:p text:style-name="P3"><text:span text:style-name="Source_20_Text"><text:s text:c="4"/>@PrimaryKey(autoGenerate = true) val id: Int = 0,</text:span></text:p>
      <text:p text:style-name="P3"><text:span text:style-name="Source_20_Text"><text:s text:c="4"/>val title: String</text:span></text:p>
      <text:p text:style-name="P4"><text:span text:style-name="Source_20_Text">)</text:span></text:p>
      <text:p text:style-name="Horizontal_20_Line"/>
      <text:h text:style-name="Heading_20_3" text:outline-level="3">✅ Step 3: Create DAO (Data Access Object)</text:h>
      <text:p text:style-name="Text_20_body">Create a file called <text:span text:style-name="Source_20_Text">TaskDao.kt</text:span>:</text:p>
      <text:p text:style-name="Preformatted_20_Text">kotlin</text:p>
      <text:p text:style-name="Preformatted_20_Text">CopyEdit</text:p>
      <text:p text:style-name="P1"><text:span text:style-name="Source_20_Text">import androidx.room.*</text:span></text:p>
      <text:p text:style-name="P3"><text:span text:style-name="Source_20_Text">import kotlinx.coroutines.flow.Flow</text:span></text:p>
      <text:p text:style-name="P3"/>
      <text:p text:style-name="P3"><text:span text:style-name="Source_20_Text">@Dao</text:span></text:p>
      <text:p text:style-name="P3"><text:span text:style-name="Source_20_Text">interface TaskDao {</text:span></text:p>
      <text:p text:style-name="P3"><text:span text:style-name="Source_20_Text"><text:s text:c="4"/>@Insert(onConflict = OnConflictStrategy.REPLACE)</text:span></text:p>
      <text:p text:style-name="P3"><text:span text:style-name="Source_20_Text"><text:s text:c="4"/>suspend fun insertTask(task: Task)</text:span></text:p>
      <text:p text:style-name="P3"/>
      <text:p text:style-name="P3"><text:span text:style-name="Source_20_Text"><text:s text:c="4"/>@Delete</text:span></text:p>
      <text:p text:style-name="P3"><text:span text:style-name="Source_20_Text"><text:s text:c="4"/>suspend fun deleteTask(task: Task)</text:span></text:p>
      <text:p text:style-name="P3"/>
      <text:p text:style-name="P3"><text:span text:style-name="Source_20_Text"><text:s text:c="4"/>@Query("SELECT * FROM tasks")</text:span></text:p>
      <text:p text:style-name="P3"><text:span text:style-name="Source_20_Text"><text:s text:c="4"/>fun getAllTasks(): Flow&lt;List&lt;Task&gt;&gt;</text:span></text:p>
      <text:p text:style-name="P4"><text:span text:style-name="Source_20_Text">}</text:span></text:p>
      <text:p text:style-name="Horizontal_20_Line"/>
      <text:h text:style-name="Heading_20_3" text:outline-level="3">✅ Step 4: Create the Room Database</text:h>
      <text:p text:style-name="Text_20_body">Create a file called <text:span text:style-name="Source_20_Text">TaskDatabase.kt</text:span>:</text:p>
      <text:p text:style-name="Preformatted_20_Text">kotlin</text:p>
      <text:p text:style-name="Preformatted_20_Text">CopyEdit</text:p>
      <text:p text:style-name="P1"><text:span text:style-name="Source_20_Text">import android.content.Context</text:span></text:p>
      <text:p text:style-name="P3"><text:span text:style-name="Source_20_Text">import androidx.room.Database</text:span></text:p>
      <text:p text:style-name="P3"><text:span text:style-name="Source_20_Text">import androidx.room.Room</text:span></text:p>
      <text:p text:style-name="P3"><text:span text:style-name="Source_20_Text">import androidx.room.RoomDatabase</text:span></text:p>
      <text:p text:style-name="P3"/>
      <text:p text:style-name="P3"><text:span text:style-name="Source_20_Text">@Database(entities = [Task::class], version = 1)</text:span></text:p>
      <text:p text:style-name="P3"><text:span text:style-name="Source_20_Text">abstract class TaskDatabase : RoomDatabase() {</text:span></text:p>
      <text:p text:style-name="P3"><text:span text:style-name="Source_20_Text"><text:s text:c="4"/>abstract fun taskDao(): TaskDao</text:span></text:p>
      <text:p text:style-name="P3"/>
      <text:p text:style-name="P3"><text:span text:style-name="Source_20_Text"><text:s text:c="4"/>companion object {</text:span></text:p>
      <text:p text:style-name="P3"><text:span text:style-name="Source_20_Text"><text:s text:c="8"/>@Volatile private var INSTANCE: TaskDatabase? = null</text:span></text:p>
      <text:p text:style-name="P3"/>
      <text:p text:style-name="P3"><text:span text:style-name="Source_20_Text"><text:s text:c="8"/>fun getDatabase(context: Context): TaskDatabase {</text:span></text:p>
      <text:p text:style-name="P3"><text:span text:style-name="Source_20_Text"><text:s text:c="12"/>return INSTANCE ?: synchronized(this) {</text:span></text:p>
      <text:p text:style-name="P3"><text:span text:style-name="Source_20_Text"><text:s text:c="16"/>val instance = Room.databaseBuilder(</text:span></text:p>
      <text:p text:style-name="P3"><text:span text:style-name="Source_20_Text"><text:s text:c="20"/>context.applicationContext,</text:span></text:p>
      <text:p text:style-name="P3"><text:span text:style-name="Source_20_Text"><text:s text:c="20"/>TaskDatabase::class.java,</text:span></text:p>
      <text:p text:style-name="P3"><text:span text:style-name="Source_20_Text"><text:s text:c="20"/>"task_database"</text:span></text:p>
      <text:p text:style-name="P3"><text:span text:style-name="Source_20_Text"><text:s text:c="16"/>).build()</text:span></text:p>
      <text:p text:style-name="P3"><text:span text:style-name="Source_20_Text"><text:s text:c="16"/>INSTANCE = instance</text:span></text:p>
      <text:p text:style-name="P3"><text:span text:style-name="Source_20_Text"><text:s text:c="16"/>instance</text:span></text:p>
      <text:p text:style-name="P3"><text:span text:style-name="Source_20_Text"><text:s text:c="12"/>}</text:span></text:p>
      <text:p text:style-name="P3"><text:span text:style-name="Source_20_Text"><text:s text:c="8"/>}</text:span></text:p>
      <text:p text:style-name="P3"><text:span text:style-name="Source_20_Text"><text:s text:c="4"/>}</text:span></text:p>
      <text:p text:style-name="P4"><text:span text:style-name="Source_20_Text">}</text:span></text:p>
      <text:p text:style-name="Horizontal_20_Line"><text:soft-page-break/></text:p>
      <text:p text:style-name="Text_20_body">Once you've got this set up, reply ✅ and I’ll show you how to <text:span text:style-name="Strong_20_Emphasis">connect this to your Compose UI</text:span> and use it to save/load tasks!</text:p>
      <text:p text:style-name="Text_20_body">Let’s go!</text:p>
      <text:h text:style-name="Heading_20_5" text:outline-level="5">You said:</text:h>
      <text:p text:style-name="Text_20_body">✅</text:p>
      <text:h text:style-name="Heading_20_6" text:outline-level="6">ChatGPT said:</text:h>
      <text:p text:style-name="Text_20_body">Awesome! ✅ Now let’s <text:span text:style-name="Strong_20_Emphasis">connect the Room database to your Jetpack Compose UI</text:span> so you can:</text:p>
      <text:list text:style-name="L17">
        <text:list-item>
          <text:p text:style-name="P28">Save tasks to the database</text:p>
        </text:list-item>
        <text:list-item>
          <text:p text:style-name="P28">Load them when the app starts</text:p>
        </text:list-item>
        <text:list-item>
          <text:p text:style-name="P28">Delete them permanently</text:p>
        </text:list-item>
      </text:list>
      <text:p text:style-name="Horizontal_20_Line"/>
      <text:h text:style-name="Heading_20_2" text:outline-level="2">🧩 Step 5: Create a Repository (optional but clean)</text:h>
      <text:p text:style-name="Text_20_body">Make a file called <text:span text:style-name="Source_20_Text">TaskRepository.kt</text:span>:</text:p>
      <text:p text:style-name="Preformatted_20_Text">kotlin</text:p>
      <text:p text:style-name="Preformatted_20_Text">CopyEdit</text:p>
      <text:p text:style-name="P1"><text:span text:style-name="Source_20_Text">class TaskRepository(private val dao: TaskDao) {</text:span></text:p>
      <text:p text:style-name="P3"><text:span text:style-name="Source_20_Text"><text:s text:c="4"/>val tasks = dao.getAllTasks()</text:span></text:p>
      <text:p text:style-name="P3"/>
      <text:p text:style-name="P3"><text:span text:style-name="Source_20_Text"><text:s text:c="4"/>suspend fun addTask(task: Task) {</text:span></text:p>
      <text:p text:style-name="P3"><text:span text:style-name="Source_20_Text"><text:s text:c="8"/>dao.insertTask(task)</text:span></text:p>
      <text:p text:style-name="P3"><text:span text:style-name="Source_20_Text"><text:s text:c="4"/>}</text:span></text:p>
      <text:p text:style-name="P3"/>
      <text:p text:style-name="P3"><text:span text:style-name="Source_20_Text"><text:s text:c="4"/>suspend fun deleteTask(task: Task) {</text:span></text:p>
      <text:p text:style-name="P3"><text:span text:style-name="Source_20_Text"><text:s text:c="8"/>dao.deleteTask(task)</text:span></text:p>
      <text:p text:style-name="P3"><text:span text:style-name="Source_20_Text"><text:s text:c="4"/>}</text:span></text:p>
      <text:p text:style-name="P4"><text:span text:style-name="Source_20_Text">}</text:span></text:p>
      <text:p text:style-name="Horizontal_20_Line"/>
      <text:h text:style-name="Heading_20_2" text:outline-level="2">🚀 Step 6: Create a ViewModel</text:h>
      <text:p text:style-name="Text_20_body">Make a file called <text:span text:style-name="Source_20_Text">TaskViewModel.kt</text:span>:</text:p>
      <text:p text:style-name="Preformatted_20_Text">kotlin</text:p>
      <text:p text:style-name="Preformatted_20_Text">CopyEdit</text:p>
      <text:p text:style-name="P1"><text:span text:style-name="Source_20_Text">import androidx.lifecycle.ViewModel</text:span></text:p>
      <text:p text:style-name="P3"><text:span text:style-name="Source_20_Text">import androidx.lifecycle.viewModelScope</text:span></text:p>
      <text:p text:style-name="P3"><text:span text:style-name="Source_20_Text">import kotlinx.coroutines.flow.*</text:span></text:p>
      <text:p text:style-name="P3"><text:span text:style-name="Source_20_Text">import kotlinx.coroutines.launch</text:span></text:p>
      <text:p text:style-name="P3"/>
      <text:p text:style-name="P3"><text:span text:style-name="Source_20_Text">class TaskViewModel(private val repository: TaskRepository) : ViewModel() {</text:span></text:p>
      <text:p text:style-name="P3"><text:span text:style-name="Source_20_Text"><text:s text:c="4"/>val taskList: StateFlow&lt;List&lt;Task&gt;&gt; = repository.tasks.stateIn(</text:span></text:p>
      <text:p text:style-name="P3"><text:span text:style-name="Source_20_Text"><text:s text:c="8"/>viewModelScope,</text:span></text:p>
      <text:p text:style-name="P3"><text:span text:style-name="Source_20_Text"><text:s text:c="8"/>SharingStarted.WhileSubscribed(5000),</text:span></text:p>
      <text:p text:style-name="P3"><text:span text:style-name="Source_20_Text"><text:s text:c="8"/>emptyList()</text:span></text:p>
      <text:p text:style-name="P3"><text:span text:style-name="Source_20_Text"><text:s text:c="4"/>)</text:span></text:p>
      <text:p text:style-name="P3"/>
      <text:p text:style-name="P3"><text:span text:style-name="Source_20_Text"><text:s text:c="4"/>fun addTask(title: String) {</text:span></text:p>
      <text:p text:style-name="P3"><text:soft-page-break/><text:span text:style-name="Source_20_Text"><text:s text:c="8"/>viewModelScope.launch {</text:span></text:p>
      <text:p text:style-name="P3"><text:span text:style-name="Source_20_Text"><text:s text:c="12"/>repository.addTask(Task(title = title))</text:span></text:p>
      <text:p text:style-name="P3"><text:span text:style-name="Source_20_Text"><text:s text:c="8"/>}</text:span></text:p>
      <text:p text:style-name="P3"><text:span text:style-name="Source_20_Text"><text:s text:c="4"/>}</text:span></text:p>
      <text:p text:style-name="P3"/>
      <text:p text:style-name="P3"><text:span text:style-name="Source_20_Text"><text:s text:c="4"/>fun deleteTask(task: Task) {</text:span></text:p>
      <text:p text:style-name="P3"><text:span text:style-name="Source_20_Text"><text:s text:c="8"/>viewModelScope.launch {</text:span></text:p>
      <text:p text:style-name="P3"><text:span text:style-name="Source_20_Text"><text:s text:c="12"/>repository.deleteTask(task)</text:span></text:p>
      <text:p text:style-name="P3"><text:span text:style-name="Source_20_Text"><text:s text:c="8"/>}</text:span></text:p>
      <text:p text:style-name="P3"><text:span text:style-name="Source_20_Text"><text:s text:c="4"/>}</text:span></text:p>
      <text:p text:style-name="P4"><text:span text:style-name="Source_20_Text">}</text:span></text:p>
      <text:p text:style-name="Horizontal_20_Line"/>
      <text:h text:style-name="Heading_20_2" text:outline-level="2">🧠 Step 7: ViewModel Factory</text:h>
      <text:p text:style-name="Text_20_body">Create a file <text:span text:style-name="Source_20_Text">TaskViewModelFactory.kt</text:span>:</text:p>
      <text:p text:style-name="Preformatted_20_Text">kotlin</text:p>
      <text:p text:style-name="Preformatted_20_Text">CopyEdit</text:p>
      <text:p text:style-name="P1"><text:span text:style-name="Source_20_Text">import android.content.Context</text:span></text:p>
      <text:p text:style-name="P3"><text:span text:style-name="Source_20_Text">import androidx.lifecycle.ViewModel</text:span></text:p>
      <text:p text:style-name="P3"><text:span text:style-name="Source_20_Text">import androidx.lifecycle.ViewModelProvider</text:span></text:p>
      <text:p text:style-name="P3"/>
      <text:p text:style-name="P3"><text:span text:style-name="Source_20_Text">class TaskViewModelFactory(context: Context) : ViewModelProvider.Factory {</text:span></text:p>
      <text:p text:style-name="P3"><text:span text:style-name="Source_20_Text"><text:s text:c="4"/>private val database = TaskDatabase.getDatabase(context)</text:span></text:p>
      <text:p text:style-name="P3"><text:span text:style-name="Source_20_Text"><text:s text:c="4"/>private val repository = TaskRepository(database.taskDao())</text:span></text:p>
      <text:p text:style-name="P3"/>
      <text:p text:style-name="P3"><text:span text:style-name="Source_20_Text"><text:s text:c="4"/>override fun &lt;T : ViewModel&gt; create(modelClass: Class&lt;T&gt;): T {</text:span></text:p>
      <text:p text:style-name="P3"><text:span text:style-name="Source_20_Text"><text:s text:c="8"/>return TaskViewModel(repository) as T</text:span></text:p>
      <text:p text:style-name="P3"><text:span text:style-name="Source_20_Text"><text:s text:c="4"/>}</text:span></text:p>
      <text:p text:style-name="P4"><text:span text:style-name="Source_20_Text">}</text:span></text:p>
      <text:p text:style-name="Horizontal_20_Line"/>
      <text:h text:style-name="Heading_20_2" text:outline-level="2">🖼️ Step 8: Update MainActivity</text:h>
      <text:p text:style-name="Text_20_body">In your <text:span text:style-name="Source_20_Text">MainActivity.kt</text:span>:</text:p>
      <text:p text:style-name="Preformatted_20_Text">kotlin</text:p>
      <text:p text:style-name="Preformatted_20_Text">CopyEdit</text:p>
      <text:p text:style-name="P1"><text:span text:style-name="Source_20_Text">class MainActivity : ComponentActivity() {</text:span></text:p>
      <text:p text:style-name="P3"><text:span text:style-name="Source_20_Text"><text:s text:c="4"/>override fun onCreate(savedInstanceState: Bundle?) {</text:span></text:p>
      <text:p text:style-name="P3"><text:span text:style-name="Source_20_Text"><text:s text:c="8"/>super.onCreate(savedInstanceState)</text:span></text:p>
      <text:p text:style-name="P3"/>
      <text:p text:style-name="P3"><text:span text:style-name="Source_20_Text"><text:s text:c="8"/>val viewModel: TaskViewModel = ViewModelProvider(this, TaskViewModelFactory(this))[TaskViewModel::class.java]</text:span></text:p>
      <text:p text:style-name="P3"/>
      <text:p text:style-name="P3"><text:span text:style-name="Source_20_Text"><text:s text:c="8"/>setContent {</text:span></text:p>
      <text:p text:style-name="P3"><text:span text:style-name="Source_20_Text"><text:s text:c="12"/>ToDoApp(viewModel)</text:span></text:p>
      <text:p text:style-name="P3"><text:span text:style-name="Source_20_Text"><text:s text:c="8"/>}</text:span></text:p>
      <text:p text:style-name="P3"><text:span text:style-name="Source_20_Text"><text:s text:c="4"/>}</text:span></text:p>
      <text:p text:style-name="P4"><text:span text:style-name="Source_20_Text">}</text:span></text:p>
      <text:p text:style-name="Horizontal_20_Line"/>
      <text:h text:style-name="Heading_20_2" text:outline-level="2"><text:soft-page-break/>🧱 Step 9: Update <text:span text:style-name="Source_20_Text">ToDoApp</text:span> UI Composable</text:h>
      <text:p text:style-name="Text_20_body">Update your UI to use the <text:span text:style-name="Source_20_Text">viewModel.taskList</text:span> and call its <text:span text:style-name="Source_20_Text">addTask()</text:span> and <text:span text:style-name="Source_20_Text">deleteTask()</text:span>:</text:p>
      <text:p text:style-name="Preformatted_20_Text">kotlin</text:p>
      <text:p text:style-name="Preformatted_20_Text">CopyEdit</text:p>
      <text:p text:style-name="P1"><text:span text:style-name="Source_20_Text">@Composable</text:span></text:p>
      <text:p text:style-name="P3"><text:span text:style-name="Source_20_Text">fun ToDoApp(viewModel: TaskViewModel) {</text:span></text:p>
      <text:p text:style-name="P3"><text:span text:style-name="Source_20_Text"><text:s text:c="4"/>val taskList by viewModel.taskList.collectAsState()</text:span></text:p>
      <text:p text:style-name="P3"/>
      <text:p text:style-name="P3"><text:span text:style-name="Source_20_Text"><text:s text:c="4"/>var taskText by remember { mutableStateOf("") }</text:span></text:p>
      <text:p text:style-name="P3"/>
      <text:p text:style-name="P3"><text:span text:style-name="Source_20_Text"><text:s text:c="4"/>Column(Modifier.padding(16.dp)) {</text:span></text:p>
      <text:p text:style-name="P3"><text:span text:style-name="Source_20_Text"><text:s text:c="8"/>OutlinedTextField(</text:span></text:p>
      <text:p text:style-name="P3"><text:span text:style-name="Source_20_Text"><text:s text:c="12"/>value = taskText,</text:span></text:p>
      <text:p text:style-name="P3"><text:span text:style-name="Source_20_Text"><text:s text:c="12"/>onValueChange = { taskText = it },</text:span></text:p>
      <text:p text:style-name="P3"><text:span text:style-name="Source_20_Text"><text:s text:c="12"/>label = { Text("Enter a task") },</text:span></text:p>
      <text:p text:style-name="P3"><text:span text:style-name="Source_20_Text"><text:s text:c="12"/>modifier = Modifier.fillMaxWidth()</text:span></text:p>
      <text:p text:style-name="P3"><text:span text:style-name="Source_20_Text"><text:s text:c="8"/>)</text:span></text:p>
      <text:p text:style-name="P3"/>
      <text:p text:style-name="P3"><text:span text:style-name="Source_20_Text"><text:s text:c="8"/>Spacer(Modifier.height(8.dp))</text:span></text:p>
      <text:p text:style-name="P3"/>
      <text:p text:style-name="P3"><text:span text:style-name="Source_20_Text"><text:s text:c="8"/>Button(onClick = {</text:span></text:p>
      <text:p text:style-name="P3"><text:span text:style-name="Source_20_Text"><text:s text:c="12"/>if (taskText.isNotBlank()) {</text:span></text:p>
      <text:p text:style-name="P3"><text:span text:style-name="Source_20_Text"><text:s text:c="16"/>viewModel.addTask(taskText)</text:span></text:p>
      <text:p text:style-name="P3"><text:span text:style-name="Source_20_Text"><text:s text:c="16"/>taskText = ""</text:span></text:p>
      <text:p text:style-name="P3"><text:span text:style-name="Source_20_Text"><text:s text:c="12"/>}</text:span></text:p>
      <text:p text:style-name="P3"><text:span text:style-name="Source_20_Text"><text:s text:c="8"/>}) {</text:span></text:p>
      <text:p text:style-name="P3"><text:span text:style-name="Source_20_Text"><text:s text:c="12"/>Text("Add Task")</text:span></text:p>
      <text:p text:style-name="P3"><text:span text:style-name="Source_20_Text"><text:s text:c="8"/>}</text:span></text:p>
      <text:p text:style-name="P3"/>
      <text:p text:style-name="P3"><text:span text:style-name="Source_20_Text"><text:s text:c="8"/>Spacer(Modifier.height(16.dp))</text:span></text:p>
      <text:p text:style-name="P3"/>
      <text:p text:style-name="P3"><text:span text:style-name="Source_20_Text"><text:s text:c="8"/>LazyColumn {</text:span></text:p>
      <text:p text:style-name="P3"><text:span text:style-name="Source_20_Text"><text:s text:c="12"/>items(taskList) { task -&gt;</text:span></text:p>
      <text:p text:style-name="P3"><text:span text:style-name="Source_20_Text"><text:s text:c="16"/>TaskItem(task.title) {</text:span></text:p>
      <text:p text:style-name="P3"><text:span text:style-name="Source_20_Text"><text:s text:c="20"/>viewModel.deleteTask(task)</text:span></text:p>
      <text:p text:style-name="P3"><text:span text:style-name="Source_20_Text"><text:s text:c="16"/>}</text:span></text:p>
      <text:p text:style-name="P3"><text:span text:style-name="Source_20_Text"><text:s text:c="12"/>}</text:span></text:p>
      <text:p text:style-name="P3"><text:span text:style-name="Source_20_Text"><text:s text:c="8"/>}</text:span></text:p>
      <text:p text:style-name="P3"><text:span text:style-name="Source_20_Text"><text:s text:c="4"/>}</text:span></text:p>
      <text:p text:style-name="P4"><text:span text:style-name="Source_20_Text">}</text:span></text:p>
      <text:p text:style-name="Text_20_body">And your <text:span text:style-name="Source_20_Text">TaskItem</text:span> remains like before:</text:p>
      <text:p text:style-name="Preformatted_20_Text">kotlin</text:p>
      <text:p text:style-name="Preformatted_20_Text">CopyEdit</text:p>
      <text:p text:style-name="P1"><text:span text:style-name="Source_20_Text">@Composable</text:span></text:p>
      <text:p text:style-name="P3"><text:span text:style-name="Source_20_Text">fun TaskItem(task: String, onDelete: () -&gt; Unit) {</text:span></text:p>
      <text:p text:style-name="P3"><text:span text:style-name="Source_20_Text"><text:s text:c="4"/>Row(</text:span></text:p>
      <text:p text:style-name="P3"><text:span text:style-name="Source_20_Text"><text:s text:c="8"/>Modifier.fillMaxWidth().padding(vertical = 4.dp),</text:span></text:p>
      <text:p text:style-name="P3"><text:span text:style-name="Source_20_Text"><text:s text:c="8"/>horizontalArrangement = Arrangement.SpaceBetween</text:span></text:p>
      <text:p text:style-name="P3"><text:span text:style-name="Source_20_Text"><text:s text:c="4"/>) {</text:span></text:p>
      <text:p text:style-name="P3"><text:span text:style-name="Source_20_Text"><text:s text:c="8"/>Text(task)</text:span></text:p>
      <text:p text:style-name="P3"><text:span text:style-name="Source_20_Text"><text:s text:c="8"/>IconButton(onClick = onDelete) {</text:span></text:p>
      <text:p text:style-name="P3"><text:span text:style-name="Source_20_Text"><text:s text:c="12"/>Icon(Icons.Default.Delete, contentDescription = "Delete")</text:span></text:p>
      <text:p text:style-name="P3"><text:span text:style-name="Source_20_Text"><text:s text:c="8"/>}</text:span></text:p>
      <text:p text:style-name="P3"><text:span text:style-name="Source_20_Text"><text:s text:c="4"/>}</text:span></text:p>
      <text:p text:style-name="P4"><text:span text:style-name="Source_20_Text">}</text:span></text:p>
      <text:p text:style-name="Horizontal_20_Line"/>
      <text:p text:style-name="Text_20_body"><text:soft-page-break/>That’s it! 🎉 Now your app:</text:p>
      <text:list text:style-name="L18">
        <text:list-item>
          <text:p text:style-name="P29"><text:span text:style-name="Strong_20_Emphasis">Saves tasks</text:span> using Room</text:p>
        </text:list-item>
        <text:list-item>
          <text:p text:style-name="P29"><text:span text:style-name="Strong_20_Emphasis">Loads them on startup</text:span></text:p>
        </text:list-item>
        <text:list-item>
          <text:p text:style-name="P29"><text:span text:style-name="Strong_20_Emphasis">Deletes them from storage</text:span></text:p>
        </text:list-item>
      </text:list>
      <text:p text:style-name="Text_20_body">Let me know if you want to:</text:p>
      <text:list text:style-name="L19">
        <text:list-item>
          <text:p text:style-name="P30">Add <text:span text:style-name="Strong_20_Emphasis">checkboxes for task completion</text:span></text:p>
        </text:list-item>
        <text:list-item>
          <text:p text:style-name="P30">Add <text:span text:style-name="Strong_20_Emphasis">edit functionality</text:span></text:p>
        </text:list-item>
        <text:list-item>
          <text:p text:style-name="P30">Export to APK / publish</text:p>
        </text:list-item>
      </text:list>
      <text:p text:style-name="Text_20_body">Or if anything breaks, I’ve got your back!</text:p>
      <text:h text:style-name="Heading_20_5" text:outline-level="5">You said:</text:h>
      <text:p text:style-name="Text_20_body">how to build it</text:p>
      <text:h text:style-name="Heading_20_6" text:outline-level="6">ChatGPT said:</text:h>
      <text:p text:style-name="Text_20_body">Let’s build (compile) your app and create a working APK to install or share — step-by-step! 🛠️📱</text:p>
      <text:p text:style-name="Horizontal_20_Line"/>
      <text:h text:style-name="Heading_20_2" text:outline-level="2">✅ Build and Run in Android Studio (for Testing)</text:h>
      <text:list text:style-name="L20">
        <text:list-item>
          <text:p text:style-name="P31">Click the <text:span text:style-name="Strong_20_Emphasis">green "Run" button (▶️)</text:span> at the top, or:</text:p>
        </text:list-item>
        <text:list-item>
          <text:p text:style-name="P31">Choose <text:span text:style-name="Strong_20_Emphasis"><text:span text:style-name="Source_20_Text">Run &gt; Run 'app'</text:span></text:span> from the top menu</text:p>
        </text:list-item>
        <text:list-item>
          <text:p text:style-name="P31">Select your emulator or real device</text:p>
        </text:list-item>
      </text:list>
      <text:p text:style-name="Text_20_body">✅ This runs the <text:span text:style-name="Strong_20_Emphasis">debug version</text:span> of your app directly for testing.</text:p>
      <text:p text:style-name="Horizontal_20_Line"/>
      <text:h text:style-name="Heading_20_2" text:outline-level="2">📦 Build APK to Install or Share</text:h>
      <text:h text:style-name="Heading_20_3" text:outline-level="3">Step 1: Build APK</text:h>
      <text:list text:style-name="L21">
        <text:list-item>
          <text:p text:style-name="P32">In Android Studio, go to: <text:span text:style-name="Strong_20_Emphasis"><text:span text:style-name="Source_20_Text">Build &gt; Build Bundle(s) / APK(s) &gt; Build APK(s)</text:span></text:span></text:p>
        </text:list-item>
        <text:list-item>
          <text:p text:style-name="P32">Wait for the build to complete</text:p>
        </text:list-item>
      </text:list>
      <text:h text:style-name="Heading_20_3" text:outline-level="3">Step 2: Find the APK</text:h>
      <text:list text:style-name="L22">
        <text:list-item>
          <text:p text:style-name="P33">After it builds, click <text:span text:style-name="Strong_20_Emphasis">"Locate"</text:span> in the popup</text:p>
        </text:list-item>
        <text:list-item>
          <text:p text:style-name="P33">You'll find the APK at:</text:p>
          <text:p text:style-name="P5">lua</text:p>
          <text:p text:style-name="P5">CopyEdit</text:p>
          <text:p text:style-name="P6"><text:span text:style-name="Source_20_Text">app/build/outputs/apk/debug/app-debug.apk</text:span></text:p>
        </text:list-item>
      </text:list>
      <text:p text:style-name="Text_20_body">You can now:</text:p>
      <text:list text:style-name="L23">
        <text:list-item>
          <text:p text:style-name="P34"><text:soft-page-break/>Install it on your phone (via USB or file manager)</text:p>
        </text:list-item>
        <text:list-item>
          <text:p text:style-name="P34">Share it via email, WhatsApp, etc.</text:p>
        </text:list-item>
      </text:list>
      <text:p text:style-name="Horizontal_20_Line"/>
      <text:h text:style-name="Heading_20_2" text:outline-level="2">🔐 Optional: Build a Signed APK (for Play Store)</text:h>
      <text:list text:style-name="L24">
        <text:list-item>
          <text:p text:style-name="P35">Go to <text:span text:style-name="Strong_20_Emphasis"><text:span text:style-name="Source_20_Text">Build &gt; Generate Signed Bundle / APK</text:span></text:span></text:p>
        </text:list-item>
        <text:list-item>
          <text:p text:style-name="P35">Choose <text:span text:style-name="Strong_20_Emphasis">APK</text:span></text:p>
        </text:list-item>
        <text:list-item>
          <text:p text:style-name="P35">Follow the wizard:</text:p>
          <text:list>
            <text:list-item>
              <text:p text:style-name="P35">Create a <text:span text:style-name="Strong_20_Emphasis">keystore</text:span> file (first time)</text:p>
            </text:list-item>
            <text:list-item>
              <text:p text:style-name="P35">Set passwords and alias</text:p>
            </text:list-item>
          </text:list>
        </text:list-item>
        <text:list-item>
          <text:p text:style-name="P35">Choose <text:span text:style-name="Source_20_Text">release</text:span> build type</text:p>
        </text:list-item>
        <text:list-item>
          <text:p text:style-name="P35">Finish → the signed APK is ready for publishing.</text:p>
        </text:list-item>
      </text:list>
      <text:p text:style-name="Horizontal_20_Line"/>
      <text:p text:style-name="Text_20_body">Let me know if you want to:</text:p>
      <text:list text:style-name="L25">
        <text:list-item>
          <text:p text:style-name="P36">Upload to Play Store</text:p>
        </text:list-item>
        <text:list-item>
          <text:p text:style-name="P36">Build a Bundle (<text:span text:style-name="Source_20_Text">.aab</text:span>) instead of an APK</text:p>
        </text:list-item>
        <text:list-item>
          <text:p text:style-name="P36">Customize the splash screen or launcher icon</text:p>
        </text:list-item>
      </text:list>
      <text:p text:style-name="Text_20_body">Or if you're seeing <text:span text:style-name="Strong_20_Emphasis">any build errors</text:span>, I can help fix them too!</text:p>
      <text:h text:style-name="Heading_20_5" text:outline-level="5">You said:</text:h>
      <text:p text:style-name="Text_20_body">the app is keep stopping or it closes immediately after it opens</text:p>
      <text:h text:style-name="Heading_20_6" text:outline-level="6">ChatGPT said:</text:h>
      <text:p text:style-name="Text_20_body">Got it — if your app <text:span text:style-name="Strong_20_Emphasis">crashes immediately after opening</text:span>, there are a few <text:span text:style-name="Strong_20_Emphasis">common causes</text:span>, especially after adding Room or a ViewModel.</text:p>
      <text:p text:style-name="Text_20_body">Let’s debug it step by step. 🕵️‍♂️</text:p>
      <text:p text:style-name="Horizontal_20_Line"/>
      <text:h text:style-name="Heading_20_2" text:outline-level="2">🔍 Step 1: Check the Logcat for Errors</text:h>
      <text:list text:style-name="L26">
        <text:list-item>
          <text:p text:style-name="P37">Open <text:span text:style-name="Strong_20_Emphasis">Logcat</text:span> in Android Studio (bottom panel)</text:p>
        </text:list-item>
        <text:list-item>
          <text:p text:style-name="P37">Run the app</text:p>
        </text:list-item>
        <text:list-item>
          <text:p text:style-name="P37">Look for a red <text:span text:style-name="Strong_20_Emphasis"><text:span text:style-name="Source_20_Text">E/AndroidRuntime:</text:span></text:span> crash message</text:p>
        </text:list-item>
        <text:list-item>
          <text:p text:style-name="P37">Copy the <text:span text:style-name="Strong_20_Emphasis">first few lines of the crash (stack trace)</text:span> and paste them here</text:p>
        </text:list-item>
      </text:list>
      <text:p text:style-name="Quotations">This will tell us <text:span text:style-name="Strong_20_Emphasis">exactly where</text:span> the crash is coming from — Room setup, ViewModel, or something else.</text:p>
      <text:p text:style-name="Horizontal_20_Line"/>
      <text:h text:style-name="Heading_20_2" text:outline-level="2"><text:soft-page-break/>⚠️ Common Causes &amp; Quick Fixes</text:h>
      <text:h text:style-name="Heading_20_3" text:outline-level="3">❌ 1. Room not initialized correctly</text:h>
      <text:p text:style-name="Text_20_body">If you see something like <text:span text:style-name="Source_20_Text">IllegalStateException: Cannot access database on the main thread</text:span>, make sure your DAO calls are running on a coroutine (we already did that in the <text:span text:style-name="Source_20_Text">ViewModel</text:span>, so this shouldn't be the case unless you missed <text:span text:style-name="Source_20_Text">suspend</text:span> or used <text:span text:style-name="Source_20_Text">.value</text:span> on <text:span text:style-name="Source_20_Text">Flow</text:span> directly).</text:p>
      <text:p text:style-name="Horizontal_20_Line"/>
      <text:h text:style-name="Heading_20_3" text:outline-level="3">❌ 2. ViewModel crash</text:h>
      <text:p text:style-name="Text_20_body">Double-check this line in <text:span text:style-name="Source_20_Text">MainActivity.kt</text:span>:</text:p>
      <text:p text:style-name="Preformatted_20_Text">kotlin</text:p>
      <text:p text:style-name="Preformatted_20_Text">CopyEdit</text:p>
      <text:p text:style-name="P2"><text:span text:style-name="Source_20_Text">val viewModel: TaskViewModel = ViewModelProvider(this, TaskViewModelFactory(this))[TaskViewModel::class.java]</text:span></text:p>
      <text:p text:style-name="Text_20_body">✅ Make sure you’re using <text:span text:style-name="Strong_20_Emphasis"><text:span text:style-name="Source_20_Text">TaskViewModelFactory(this)</text:span></text:span> and not <text:span text:style-name="Source_20_Text">applicationContext</text:span>, and that the constructor matches.</text:p>
      <text:p text:style-name="Horizontal_20_Line"/>
      <text:h text:style-name="Heading_20_3" text:outline-level="3">❌ 3. Missing <text:span text:style-name="Source_20_Text">@Composable</text:span> or incorrect <text:span text:style-name="Source_20_Text">setContent</text:span></text:h>
      <text:p text:style-name="Text_20_body">Make sure your <text:span text:style-name="Source_20_Text">setContent</text:span> looks like this in <text:span text:style-name="Source_20_Text">MainActivity.kt</text:span>:</text:p>
      <text:p text:style-name="Preformatted_20_Text">kotlin</text:p>
      <text:p text:style-name="Preformatted_20_Text">CopyEdit</text:p>
      <text:p text:style-name="P1"><text:span text:style-name="Source_20_Text">setContent {</text:span></text:p>
      <text:p text:style-name="P3"><text:span text:style-name="Source_20_Text"><text:s text:c="4"/>ToDoApp(viewModel)</text:span></text:p>
      <text:p text:style-name="P4"><text:span text:style-name="Source_20_Text">}</text:span></text:p>
      <text:p text:style-name="Horizontal_20_Line"/>
      <text:h text:style-name="Heading_20_2" text:outline-level="2">✅ What I need from you:</text:h>
      <text:p text:style-name="Text_20_body">Please share either:</text:p>
      <text:list text:style-name="L27">
        <text:list-item>
          <text:p text:style-name="P38">The <text:span text:style-name="Strong_20_Emphasis">Logcat error (red crash output)</text:span></text:p>
        </text:list-item>
        <text:list-item>
          <text:p text:style-name="P38">Or the code in your <text:span text:style-name="Source_20_Text">MainActivity.kt</text:span>, <text:span text:style-name="Source_20_Text">TaskViewModel</text:span>, and <text:span text:style-name="Source_20_Text">TaskViewModelFactory</text:span></text:p>
        </text:list-item>
      </text:list>
      <text:p text:style-name="Text_20_body">Then I’ll find and fix the exact issue causing the crash! Let’s squash this bug 🐞💪</text:p>
      <text:h text:style-name="Heading_20_5" text:outline-level="5">You said:</text:h>
      <text:p text:style-name="Text_20_body">E Process: com.abmn.todoapp, PID: 345 java.lang.RuntimeException: Unable to start activity ComponentInfo{com.abmn.todoapp/com.abmn.todoapp.MainActivity}: java.lang.NullPointerException at android.app.ActivityThread.performLaunchActivity(ActivityThread.java:3987) at android.app.ActivityThread.handleLaunchActivity(ActivityThread.java:4140) at <text:soft-page-break/>android.app.servertransaction.LaunchActivityItem.execute(LaunchActivityItem.java:103) at android.app.servertransaction.TransactionExecutor.executeCallbacks(TransactionExecutor.java:149) at android.app.servertransaction.TransactionExecutor.execute(TransactionExecutor.java:99) at android.app.ActivityThread$H.handleMessage(ActivityThread.java:2585) at android.os.Handler.dispatchMessage(Handler.java:106) at android.os.Looper.loopOnce(Looper.java:224) at android.os.Looper.loop(Looper.java:318) at android.app.ActivityThread.main(ActivityThread.java:8772) at java.lang.reflect.Method.invoke(Native Method) at com.android.internal.os.RuntimeInit$MethodAndArgsCaller.run(RuntimeInit.java:561) at com.android.internal.os.ZygoteInit.main(ZygoteInit.java:1013) Caused by: java.lang.NullPointerException at androidx.room.Room.getGeneratedImplementation(Room.kt:42) at androidx.room.RoomDatabase$Builder.build(RoomDatabase.kt:1351) at TaskDatabase$Companion.getDatabase(TaskDatabase.kt:19) at TaskViewModelFactory.&lt;init&gt;(TaskViewModelFactory.kt:6) at com.abmn.todoapp.MainActivity.onCreate(MainActivity.kt:43) at android.app.Activity.performCreate(Activity.java:8891) at android.app.Activity.performCreate(Activity.java:8856) at android.app.Instrumentation.callActivityOnCreate(Instrumentation.java:1471) at android.app.ActivityThread.performLaunchActivity(ActivityThread.java:3969) at android.app.ActivityThread.handleLaunchActivity(ActivityThread.java:4140)  at android.app.servertransaction.LaunchActivityItem.execute(LaunchActivityItem.java:103)  at android.app.servertransaction.TransactionExecutor.executeCallbacks(TransactionExecutor.java:149)  at android.app.servertransaction.TransactionExecutor.execute(TransactionExecutor.java:99)  at android.app.ActivityThread$H.handleMessage(ActivityThread.java:2585)  at android.os.Handler.dispatchMessage(Handler.java:106)  at android.os.Looper.loopOnce(Looper.java:224)  at android.os.Looper.loop(Looper.java:318)  at android.app.ActivityThread.main(ActivityThread.java:8772)  at java.lang.reflect.Method.invoke(Native Method)  at com.android.internal.os.RuntimeInit$MethodAndArgsCaller.run(RuntimeInit.java:561)  at com.android.internal.os.ZygoteInit.main(ZygoteInit.java:1013)  2025-04-24 15:34:51.462 23914-24652 LauncherAnimationRunner com.mi.android.globallauncher E onAnimationStart: target=RemoteAnimationTargetCompat{taskId=1498, mode=1, isTranslucent=false, clipRect=Rect(0, 0 - 0, 0), position=Point(0, 0), sourceContainerBounds=Rect(0, 0 - 1080, 2460), prefixOrderIndex=3, isNotInRecents=true, contentInsets=Rect(0, 0 - 0, 0), activityType=1, packageName=com.abmn.todoapp, startBounds=Rect(0, 0 - 1080, 2460), windowType=-1} 2025-04-24 15:34:51.995 23914-16703 ActivityManagerWrapper com.mi.android.globallauncher E getRecentTasks: mainTaskId=1498 userId=0 windowMode=1 baseIntent=Intent { act=android.intent.action.MAIN flag=270532608 cmp=ComponentInfo{com.abmn.todoapp/com.abmn.todoapp.MainActivity} } 2025-04-24 15:34:52.872 415-415 Zygote pid-415 E process_name_ptr:415 com.abmn.todoapp 2025-04-24 15:34:52.887 23914-16703 ActivityManagerWrapper com.mi.android.globallauncher E getRecentTasks: mainTaskId=1499 userId=0 windowMode=1 baseIntent=Intent { act=android.intent.action.MAIN flag=270532608 cmp=ComponentInfo{com.abmn.todoapp/com.abmn.todoapp.MainActivity} } 2025-04-24 15:34:52.898 23914-24652 LauncherAnimationRunner com.mi.android.globallauncher E onAnimationStart: target=RemoteAnimationTargetCompat{taskId=1499, mode=0, <text:soft-page-break/>isTranslucent=false, clipRect=Rect(0, 0 - 0, 0), position=Point(0, 0), sourceContainerBounds=Rect(0, 0 - 1080, 2460), prefixOrderIndex=2, isNotInRecents=false, contentInsets=Rect(0, 0 - 0, 0), activityType=1, packageName=com.abmn.todoapp, startBounds=Rect(0, 0 - 1080, 2460), windowType=-1} 2025-04-24 15:34:52.911 23914-16703 ActivityManagerWrapper com.mi.android.globallauncher E getRecentTasks: mainTaskId=1499 userId=0 windowMode=1 baseIntent=Intent { act=android.intent.action.MAIN flag=270532608 cmp=ComponentInfo{com.abmn.todoapp/com.abmn.todoapp.MainActivity} } 2025-04-24 15:34:52.936 23914-16703 ActivityManagerWrapper com.mi.android.globallauncher E getRecentTasks: mainTaskId=1499 userId=0 windowMode=1 baseIntent=Intent { act=android.intent.action.MAIN flag=270532608 cmp=ComponentInfo{com.abmn.todoapp/com.abmn.todoapp.MainActivity} } 2025-04-24 15:34:52.954 23914-16703 ActivityManagerWrapper com.mi.android.globallauncher E getRecentTasks: mainTaskId=1499 userId=0 windowMode=1 baseIntent=Intent { act=android.intent.action.MAIN flag=270532608 cmp=ComponentInfo{com.abmn.todoapp/com.abmn.todoapp.MainActivity} } 2025-04-24 15:34:53.387 415-415 AndroidRuntime pid-415 E FATAL EXCEPTION: main Process: com.abmn.todoapp, PID: 415 java.lang.RuntimeException: Unable to start activity ComponentInfo{com.abmn.todoapp/com.abmn.todoapp.MainActivity}: java.lang.NullPointerException at android.app.ActivityThread.performLaunchActivity(ActivityThread.java:3987) at android.app.ActivityThread.handleLaunchActivity(ActivityThread.java:4140) at android.app.servertransaction.LaunchActivityItem.execute(LaunchActivityItem.java:103) at android.app.servertransaction.TransactionExecutor.executeCallbacks(TransactionExecutor.java:149) at android.app.servertransaction.TransactionExecutor.execute(TransactionExecutor.java:99) at android.app.ActivityThread$H.handleMessage(ActivityThread.java:2585) at android.os.Handler.dispatchMessage(Handler.java:106) at android.os.Looper.loopOnce(Looper.java:224) at android.os.Looper.loop(Looper.java:318) at android.app.ActivityThread.main(ActivityThread.java:8772) at java.lang.reflect.Method.invoke(Native Method) at com.android.internal.os.RuntimeInit$MethodAndArgsCaller.run(RuntimeInit.java:561) at com.android.internal.os.ZygoteInit.main(ZygoteInit.java:1013) Caused by: java.lang.NullPointerException at androidx.room.Room.getGeneratedImplementation(Room.kt:42) at androidx.room.RoomDatabase$Builder.build(RoomDatabase.kt:1351) at TaskDatabase$Companion.getDatabase(TaskDatabase.kt:19) at TaskViewModelFactory.&lt;init&gt;(TaskViewModelFactory.kt:6) at com.abmn.todoapp.MainActivity.onCreate(MainActivity.kt:43) at android.app.Activity.performCreate(Activity.java:8891) at android.app.Activity.performCreate(Activity.java:8856) at android.app.Instrumentation.callActivityOnCreate(Instrumentation.java:1471) at android.app.ActivityThread.performLaunchActivity(ActivityThread.java:3969) at android.app.ActivityThread.handleLaunchActivity(ActivityThread.java:4140)  at android.app.servertransaction.LaunchActivityItem.execute(LaunchActivityItem.java:103)  at android.app.servertransaction.TransactionExecutor.executeCallbacks(TransactionExecutor.java:149)  at android.app.servertransaction.TransactionExecutor.execute(TransactionExecutor.java:99)  at android.app.ActivityThread$H.handleMessage(ActivityThread.java:2585)  at android.os.Handler.dispatchMessage(Handler.java:106)  at <text:soft-page-break/>android.os.Looper.loopOnce(Looper.java:224)  at android.os.Looper.loop(Looper.java:318)  at android.app.ActivityThread.main(ActivityThread.java:8772)  at java.lang.reflect.Method.invoke(Native Method)  at com.android.internal.os.RuntimeInit$MethodAndArgsCaller.run(RuntimeInit.java:561)  at com.android.internal.os.ZygoteInit.main(ZygoteInit.java:1013)  2025-04-24 15:34:53.393 4941-5314 JavaExceptionHandler com.miui.daemon E Process: com.abmn.todoapp, PID: 415 java.lang.RuntimeException: Unable to start activity ComponentInfo{com.abmn.todoapp/com.abmn.todoapp.MainActivity}: java.lang.NullPointerException at android.app.ActivityThread.performLaunchActivity(ActivityThread.java:3987) at android.app.ActivityThread.handleLaunchActivity(ActivityThread.java:4140) at android.app.servertransaction.LaunchActivityItem.execute(LaunchActivityItem.java:103) at android.app.servertransaction.TransactionExecutor.executeCallbacks(TransactionExecutor.java:149) at android.app.servertransaction.TransactionExecutor.execute(TransactionExecutor.java:99) at android.app.ActivityThread$H.handleMessage(ActivityThread.java:2585) at android.os.Handler.dispatchMessage(Handler.java:106) at android.os.Looper.loopOnce(Looper.java:224) at android.os.Looper.loop(Looper.java:318) at android.app.ActivityThread.main(ActivityThread.java:8772) at java.lang.reflect.Method.invoke(Native Method) at com.android.internal.os.RuntimeInit$MethodAndArgsCaller.run(RuntimeInit.java:561) at com.android.internal.os.ZygoteInit.main(ZygoteInit.java:1013) Caused by: java.lang.NullPointerException at androidx.room.Room.getGeneratedImplementation(Room.kt:42) at androidx.room.RoomDatabase$Builder.build(RoomDatabase.kt:1351) at TaskDatabase$Companion.getDatabase(TaskDatabase.kt:19) at TaskViewModelFactory.&lt;init&gt;(TaskViewModelFactory.kt:6) at com.abmn.todoapp.MainActivity.onCreate(MainActivity.kt:43) at android.app.Activity.performCreate(Activity.java:8891) at android.app.Activity.performCreate(Activity.java:8856) at android.app.Instrumentation.callActivityOnCreate(Instrumentation.java:1471) at android.app.ActivityThread.performLaunchActivity(ActivityThread.java:3969) at android.app.ActivityThread.handleLaunchActivity(ActivityThread.java:4140)  at android.app.servertransaction.LaunchActivityItem.execute(LaunchActivityItem.java:103)  at android.app.servertransaction.TransactionExecutor.executeCallbacks(TransactionExecutor.java:149)  at android.app.servertransaction.TransactionExecutor.execute(TransactionExecutor.java:99)  at android.app.ActivityThread$H.handleMessage(ActivityThread.java:2585)  at android.os.Handler.dispatchMessage(Handler.java:106)  at android.os.Looper.loopOnce(Looper.java:224)  at android.os.Looper.loop(Looper.java:318)  at android.app.ActivityThread.main(ActivityThread.java:8772)  at java.lang.reflect.Method.invoke(Native Method)  at com.android.internal.os.RuntimeInit$MethodAndArgsCaller.run(RuntimeInit.java:561)  at com.android.internal.os.ZygoteInit.main(ZygoteInit.java:1013)  2025-04-24 15:34:53.527 23914-18690 LauncherAnimationRunner com.mi.android.globallauncher E onAnimationStart: target=RemoteAnimationTargetCompat{taskId=1499, mode=1, isTranslucent=false, clipRect=Rect(0, 0 - 0, 0), position=Point(0, 0), sourceContainerBounds=Rect(0, 0 - 1080, 2460), prefixOrderIndex=3, isNotInRecents=true, contentInsets=Rect(0, 0 - 0, 0), activityType=1, packageName=com.abmn.todoapp, startBounds=Rect(0, 0 - 1080, 2460), windowType=-1} 2025-<text:soft-page-break/>04-24 15:34:54.056 23914-16703 ActivityManagerWrapper com.mi.android.globallauncher E getRecentTasks: mainTaskId=1499 userId=0 windowMode=1 baseIntent=Intent { act=android.intent.action.MAIN flag=270532608 cmp=ComponentInfo{com.abmn.todoapp/com.abmn.todoapp.MainActivity} } 2025-04-24 15:35:23.696 4941-5314 MiEvent com.miui.daemon E report:open miev fail, EventId 901003005 -t 1745489123 -paraList {"PackageName":"com.abmn.todoapp","Times":5} 2025-04-24 15:36:53.140 23914-16703 ActivityManagerWrapper com.mi.android.globallauncher E getRecentTasks: mainTaskId=1499 userId=0 windowMode=1 baseIntent=Intent { act=android.intent.action.MAIN flag=270532608 cmp=ComponentInfo{com.abmn.todoapp/com.abmn.todoapp.MainActivity} } 2025-04-24 15:36:53.217 23914-16703 ActivityManagerWrapper com.mi.android.globallauncher E getRecentTasks: mainTaskId=1499 userId=0 windowMode=1 baseIntent=Intent { act=android.intent.action.MAIN flag=270532608 cmp=ComponentInfo{com.abmn.todoapp/com.abmn.todoapp.MainActivity} } 2025-04-24 15:37:20.562 23914-16703 ActivityManagerWrapper com.mi.android.globallauncher E getRecentTasks: mainTaskId=1499 userId=0 windowMode=1 baseIntent=Intent { act=android.intent.action.MAIN</text:p>
      <text:h text:style-name="Heading_20_6" text:outline-level="6">ChatGPT said:</text:h>
      <text:p text:style-name="Text_20_body">Thanks! That’s super helpful. Here's the <text:span text:style-name="Strong_20_Emphasis">main issue</text:span> from your crash log:</text:p>
      <text:p text:style-name="Preformatted_20_Text">php</text:p>
      <text:p text:style-name="Preformatted_20_Text">CopyEdit</text:p>
      <text:p text:style-name="P1"><text:span text:style-name="Source_20_Text">Caused by: java.lang.NullPointerException</text:span></text:p>
      <text:p text:style-name="P3"><text:span text:style-name="Source_20_Text"><text:s text:c="4"/>at androidx.room.Room.getGeneratedImplementation(Room.kt:42)</text:span></text:p>
      <text:p text:style-name="P3"><text:span text:style-name="Source_20_Text"><text:s text:c="4"/>at androidx.room.RoomDatabase$Builder.build(RoomDatabase.kt:1351)</text:span></text:p>
      <text:p text:style-name="P4"><text:span text:style-name="Source_20_Text"><text:s text:c="4"/>at TaskDatabase$Companion.getDatabase(TaskDatabase.kt:19)</text:span></text:p>
      <text:p text:style-name="Horizontal_20_Line"/>
      <text:h text:style-name="Heading_20_2" text:outline-level="2">✅ Diagnosis:</text:h>
      <text:p text:style-name="Text_20_body">This crash usually happens because <text:span text:style-name="Strong_20_Emphasis">Room can’t find the generated database class</text:span>.</text:p>
      <text:h text:style-name="Heading_20_3" text:outline-level="3">💥 The likely culprit is:</text:h>
      <text:p text:style-name="Preformatted_20_Text">kotlin</text:p>
      <text:p text:style-name="Preformatted_20_Text">CopyEdit</text:p>
      <text:p text:style-name="P1"><text:span text:style-name="Source_20_Text">Room.databaseBuilder(</text:span></text:p>
      <text:p text:style-name="P3"><text:span text:style-name="Source_20_Text"><text:s text:c="4"/>context.applicationContext,</text:span></text:p>
      <text:p text:style-name="P3"><text:span text:style-name="Source_20_Text"><text:s text:c="4"/>TaskDatabase::class.java, "task_database"</text:span></text:p>
      <text:p text:style-name="P4"><text:span text:style-name="Source_20_Text">).build()</text:span></text:p>
      <text:p text:style-name="Text_20_body">If <text:span text:style-name="Source_20_Text">TaskDatabase</text:span> or your <text:span text:style-name="Source_20_Text">@Dao</text:span>/<text:span text:style-name="Source_20_Text">@Entity</text:span> classes are <text:span text:style-name="Strong_20_Emphasis">missing or incorrectly set up</text:span>, Room will fail to generate the implementation — and <text:span text:style-name="Source_20_Text">.build()</text:span> crashes with a <text:span text:style-name="Source_20_Text">NullPointerException</text:span>.</text:p>
      <text:p text:style-name="Horizontal_20_Line"/>
      <text:h text:style-name="Heading_20_2" text:outline-level="2"><text:soft-page-break/>✅ Fix it in Steps</text:h>
      <text:h text:style-name="Heading_20_3" text:outline-level="3">🔍 Step 1: Make sure all annotations are correct</text:h>
      <text:h text:style-name="Heading_20_4" text:outline-level="4">✅ <text:span text:style-name="Source_20_Text">Task.kt</text:span></text:h>
      <text:p text:style-name="Preformatted_20_Text">kotlin</text:p>
      <text:p text:style-name="Preformatted_20_Text">CopyEdit</text:p>
      <text:p text:style-name="P1"><text:span text:style-name="Source_20_Text">@Entity(tableName = "tasks")</text:span></text:p>
      <text:p text:style-name="P3"><text:span text:style-name="Source_20_Text">data class Task(</text:span></text:p>
      <text:p text:style-name="P3"><text:span text:style-name="Source_20_Text"><text:s text:c="4"/>@PrimaryKey(autoGenerate = true) val id: Int = 0,</text:span></text:p>
      <text:p text:style-name="P3"><text:span text:style-name="Source_20_Text"><text:s text:c="4"/>val title: String</text:span></text:p>
      <text:p text:style-name="P4"><text:span text:style-name="Source_20_Text">)</text:span></text:p>
      <text:p text:style-name="Horizontal_20_Line"/>
      <text:h text:style-name="Heading_20_4" text:outline-level="4">✅ <text:span text:style-name="Source_20_Text">TaskDao.kt</text:span></text:h>
      <text:p text:style-name="Preformatted_20_Text">kotlin</text:p>
      <text:p text:style-name="Preformatted_20_Text">CopyEdit</text:p>
      <text:p text:style-name="P1"><text:span text:style-name="Source_20_Text">@Dao</text:span></text:p>
      <text:p text:style-name="P3"><text:span text:style-name="Source_20_Text">interface TaskDao {</text:span></text:p>
      <text:p text:style-name="P3"><text:span text:style-name="Source_20_Text"><text:s text:c="4"/>@Query("SELECT * FROM tasks")</text:span></text:p>
      <text:p text:style-name="P3"><text:span text:style-name="Source_20_Text"><text:s text:c="4"/>fun getAllTasks(): Flow&lt;List&lt;Task&gt;&gt;</text:span></text:p>
      <text:p text:style-name="P3"/>
      <text:p text:style-name="P3"><text:span text:style-name="Source_20_Text"><text:s text:c="4"/>@Insert</text:span></text:p>
      <text:p text:style-name="P3"><text:span text:style-name="Source_20_Text"><text:s text:c="4"/>suspend fun insertTask(task: Task)</text:span></text:p>
      <text:p text:style-name="P3"/>
      <text:p text:style-name="P3"><text:span text:style-name="Source_20_Text"><text:s text:c="4"/>@Delete</text:span></text:p>
      <text:p text:style-name="P3"><text:span text:style-name="Source_20_Text"><text:s text:c="4"/>suspend fun deleteTask(task: Task)</text:span></text:p>
      <text:p text:style-name="P4"><text:span text:style-name="Source_20_Text">}</text:span></text:p>
      <text:p text:style-name="Horizontal_20_Line"/>
      <text:h text:style-name="Heading_20_4" text:outline-level="4">✅ <text:span text:style-name="Source_20_Text">TaskDatabase.kt</text:span></text:h>
      <text:p text:style-name="Preformatted_20_Text">kotlin</text:p>
      <text:p text:style-name="Preformatted_20_Text">CopyEdit</text:p>
      <text:p text:style-name="P1"><text:span text:style-name="Source_20_Text">@Database(entities = [Task::class], version = 1)</text:span></text:p>
      <text:p text:style-name="P3"><text:span text:style-name="Source_20_Text">abstract class TaskDatabase : RoomDatabase() {</text:span></text:p>
      <text:p text:style-name="P3"><text:span text:style-name="Source_20_Text"><text:s text:c="4"/>abstract fun taskDao(): TaskDao</text:span></text:p>
      <text:p text:style-name="P3"/>
      <text:p text:style-name="P3"><text:span text:style-name="Source_20_Text"><text:s text:c="4"/>companion object {</text:span></text:p>
      <text:p text:style-name="P3"><text:span text:style-name="Source_20_Text"><text:s text:c="8"/>@Volatile private var INSTANCE: TaskDatabase? = null</text:span></text:p>
      <text:p text:style-name="P3"/>
      <text:p text:style-name="P3"><text:span text:style-name="Source_20_Text"><text:s text:c="8"/>fun getDatabase(context: Context): TaskDatabase {</text:span></text:p>
      <text:p text:style-name="P3"><text:span text:style-name="Source_20_Text"><text:s text:c="12"/>return INSTANCE ?: synchronized(this) {</text:span></text:p>
      <text:p text:style-name="P3"><text:span text:style-name="Source_20_Text"><text:s text:c="16"/>Room.databaseBuilder(</text:span></text:p>
      <text:p text:style-name="P3"><text:span text:style-name="Source_20_Text"><text:s text:c="20"/>context.applicationContext,</text:span></text:p>
      <text:p text:style-name="P3"><text:span text:style-name="Source_20_Text"><text:s text:c="20"/>TaskDatabase::class.java,</text:span></text:p>
      <text:p text:style-name="P3"><text:span text:style-name="Source_20_Text"><text:s text:c="20"/>"task_database"</text:span></text:p>
      <text:p text:style-name="P3"><text:span text:style-name="Source_20_Text"><text:s text:c="16"/>).build().also { INSTANCE = it }</text:span></text:p>
      <text:p text:style-name="P3"><text:span text:style-name="Source_20_Text"><text:s text:c="12"/>}</text:span></text:p>
      <text:p text:style-name="P3"><text:span text:style-name="Source_20_Text"><text:s text:c="8"/>}</text:span></text:p>
      <text:p text:style-name="P3"><text:span text:style-name="Source_20_Text"><text:s text:c="4"/>}</text:span></text:p>
      <text:p text:style-name="P4"><text:span text:style-name="Source_20_Text">}</text:span></text:p>
      <text:p text:style-name="Quotations">🔥 Make sure <text:span text:style-name="Source_20_Text">TaskDatabase</text:span> class is <text:span text:style-name="Source_20_Text">abstract</text:span> and <text:span text:style-name="Source_20_Text">@Database</text:span> is properly defined.</text:p>
      <text:p text:style-name="Horizontal_20_Line"/>
      <text:h text:style-name="Heading_20_3" text:outline-level="3"><text:soft-page-break/>🔍 Step 2: Rebuild Project</text:h>
      <text:p text:style-name="Text_20_body">Do this <text:span text:style-name="Strong_20_Emphasis">after fixing the code</text:span>:</text:p>
      <text:list text:style-name="L28">
        <text:list-item>
          <text:p text:style-name="P39">Click <text:span text:style-name="Strong_20_Emphasis">Build &gt; Clean Project</text:span></text:p>
        </text:list-item>
        <text:list-item>
          <text:p text:style-name="P39">Then <text:span text:style-name="Strong_20_Emphasis">Build &gt; Rebuild Project</text:span></text:p>
        </text:list-item>
      </text:list>
      <text:p text:style-name="Text_20_body">This will regenerate the Room database implementation (<text:span text:style-name="Source_20_Text">TaskDatabase_Impl</text:span>) that’s causing the error.</text:p>
      <text:p text:style-name="Horizontal_20_Line"/>
      <text:h text:style-name="Heading_20_3" text:outline-level="3">🧪 Step 3: Test again</text:h>
      <text:p text:style-name="Text_20_body">Try running the app. If you still get a crash, share:</text:p>
      <text:list text:style-name="L29">
        <text:list-item>
          <text:p text:style-name="P40">Your current <text:span text:style-name="Source_20_Text">TaskDatabase.kt</text:span></text:p>
        </text:list-item>
        <text:list-item>
          <text:p text:style-name="P40">Your <text:span text:style-name="Source_20_Text">MainActivity.kt</text:span> and how you’re initializing the ViewModel</text:p>
        </text:list-item>
      </text:list>
      <text:p text:style-name="Horizontal_20_Line"/>
      <text:p text:style-name="Text_20_body">Let me know once you’ve checked those files — or drop them here so I can verify everything works. Let’s get your app stable! 💪📱</text:p>
      <text:h text:style-name="Heading_20_5" text:outline-level="5">You said:</text:h>
      <text:p text:style-name="Text_20_body">import android.content.Context import androidx.room.Database import androidx.room.Room import androidx.room.RoomDatabase @Database(entities = [Task::class], version = 1) abstract class TaskDatabase : RoomDatabase() { abstract fun taskDao(): TaskDao companion object { @Volatile private var INSTANCE: TaskDatabase? = null fun getDatabase(context: Context): TaskDatabase { return INSTANCE ?: synchronized(this) { val instance = Room.databaseBuilder( context.applicationContext, TaskDatabase::class.java, "task_database" ).build() INSTANCE = instance instance } } } } package com.abmn.todoapp import TaskViewModel import TaskViewModelFactory import android.os.Bundle import androidx.activity.ComponentActivity import androidx.activity.compose.setContent import androidx.activity.enableEdgeToEdge import androidx.compose.foundation.layout.Arrangement import androidx.compose.foundation.layout.Column import androidx.compose.foundation.layout.Row import androidx.compose.foundation.layout.Spacer import androidx.compose.foundation.layout.fillMaxSize import androidx.compose.foundation.layout.fillMaxWidth import androidx.compose.foundation.layout.height import androidx.compose.foundation.layout.padding import androidx.compose.foundation.lazy.LazyColumn import androidx.compose.foundation.lazy.items import androidx.compose.material.icons.Icons import androidx.compose.material.icons.filled.Delete import androidx.compose.material3.Button import androidx.compose.material3.Icon import androidx.compose.material3.IconButton import androidx.compose.material3.OutlinedTextField import androidx.compose.material3.Scaffold import androidx.compose.material3.Text import androidx.compose.runtime.Composable import androidx.compose.runtime.collectAsState import androidx.compose.runtime.mutableStateOf import androidx.compose.runtime.remember import androidx.compose.ui.Modifier import androidx.compose.ui.tooling.preview.Preview import androidx.compose.ui.unit.dp import com.abmn.todoapp.ui.theme.TodoAppTheme import androidx.compose.runtime.getValue import <text:soft-page-break/>androidx.compose.runtime.setValue import androidx.lifecycle.ViewModelProvider class MainActivity : ComponentActivity() { override fun onCreate(savedInstanceState: Bundle?) { super.onCreate(savedInstanceState) val viewModel: TaskViewModel = ViewModelProvider(this, TaskViewModelFactory(this))[TaskViewModel::class.java] setContent { ToDoApp(viewModel) } } } @Composable fun ToDoApp(viewModel: TaskViewModel) { val taskList by viewModel.taskList.collectAsState() var taskText by remember { mutableStateOf("") } Column(Modifier.padding(16.dp)) { OutlinedTextField( value = taskText, onValueChange = { taskText = it }, label = { Text("Enter a task") }, modifier = Modifier.fillMaxWidth() ) Spacer(Modifier.height(8.dp)) Button(onClick = { if (taskText.isNotBlank()) { viewModel.addTask(taskText) taskText = "" } }) { Text("Add Task") } Spacer(Modifier.height(16.dp)) LazyColumn { items(taskList) { task -&gt; TaskItem(task.title) { viewModel.deleteTask(task) } } } } } @Composable fun TaskItem(task: String, onDelete: () -&gt; Unit) { Row( Modifier.fillMaxWidth().padding(vertical = 4.dp), horizontalArrangement = Arrangement.SpaceBetween ) { Text(task) IconButton(onClick = onDelete) { Icon(Icons.Default.Delete, contentDescription = "Delete") } } } i am still getting crash i am sharing TaskDatabase.kt and MainActivity.kt </text:p>
      <text:h text:style-name="Heading_20_6" text:outline-level="6">ChatGPT said:</text:h>
      <text:p text:style-name="Text_20_body">Thanks for sharing the code. The crash log shows:</text:p>
      <text:p text:style-name="Preformatted_20_Text">php</text:p>
      <text:p text:style-name="Preformatted_20_Text">CopyEdit</text:p>
      <text:p text:style-name="P1"><text:span text:style-name="Source_20_Text">Caused by: java.lang.NullPointerException</text:span></text:p>
      <text:p text:style-name="P3"><text:span text:style-name="Source_20_Text"><text:s text:c="8"/>at androidx.room.Room.getGeneratedImplementation(Room.kt:42)</text:span></text:p>
      <text:p text:style-name="P3"><text:span text:style-name="Source_20_Text"><text:s text:c="8"/>at androidx.room.RoomDatabase$Builder.build(RoomDatabase.kt:1351)</text:span></text:p>
      <text:p text:style-name="P3"><text:span text:style-name="Source_20_Text"><text:s text:c="8"/>at TaskDatabase$Companion.getDatabase(TaskDatabase.kt:19)</text:span></text:p>
      <text:p text:style-name="P3"><text:span text:style-name="Source_20_Text"><text:s text:c="8"/>at TaskViewModelFactory.&lt;init&gt;(TaskViewModelFactory.kt:6)</text:span></text:p>
      <text:p text:style-name="P4"><text:span text:style-name="Source_20_Text"><text:s text:c="8"/>at com.abmn.todoapp.MainActivity.onCreate(MainActivity.kt:43)</text:span></text:p>
      <text:p text:style-name="Text_20_body">This means something is going wrong when trying to <text:span text:style-name="Strong_20_Emphasis">build your Room database</text:span>. The most likely issue is that your <text:span text:style-name="Source_20_Text">TaskDatabase</text:span> or <text:span text:style-name="Source_20_Text">TaskDao</text:span> is <text:span text:style-name="Strong_20_Emphasis">missing required annotations or implementations</text:span>.</text:p>
      <text:p text:style-name="Text_20_body">Let’s go through a checklist and some fixes:</text:p>
      <text:p text:style-name="Horizontal_20_Line"/>
      <text:h text:style-name="Heading_20_3" text:outline-level="3">✅ <text:span text:style-name="Strong_20_Emphasis">1. Make sure </text:span><text:span text:style-name="Strong_20_Emphasis"><text:span text:style-name="Source_20_Text">Task</text:span></text:span><text:span text:style-name="Strong_20_Emphasis"> is a proper Room Entity</text:span></text:h>
      <text:p text:style-name="Text_20_body">Check your <text:span text:style-name="Source_20_Text">Task.kt</text:span> file. It should look like:</text:p>
      <text:p text:style-name="Preformatted_20_Text">kotlin</text:p>
      <text:p text:style-name="Preformatted_20_Text">CopyEdit</text:p>
      <text:p text:style-name="P1"><text:span text:style-name="Source_20_Text">import androidx.room.Entity</text:span></text:p>
      <text:p text:style-name="P3"><text:span text:style-name="Source_20_Text">import androidx.room.PrimaryKey</text:span></text:p>
      <text:p text:style-name="P3"/>
      <text:p text:style-name="P3"><text:span text:style-name="Source_20_Text">@Entity(tableName = "tasks")</text:span></text:p>
      <text:p text:style-name="P3"><text:span text:style-name="Source_20_Text">data class Task(</text:span></text:p>
      <text:p text:style-name="P3"><text:span text:style-name="Source_20_Text"><text:s text:c="4"/>@PrimaryKey(autoGenerate = true) val id: Int = 0,</text:span></text:p>
      <text:p text:style-name="P3"><text:span text:style-name="Source_20_Text"><text:s text:c="4"/>val title: String</text:span></text:p>
      <text:p text:style-name="P4"><text:span text:style-name="Source_20_Text">)</text:span></text:p>
      <text:p text:style-name="Horizontal_20_Line"/>
      <text:h text:style-name="Heading_20_3" text:outline-level="3"><text:soft-page-break/>✅ <text:span text:style-name="Strong_20_Emphasis">2. Make sure </text:span><text:span text:style-name="Strong_20_Emphasis"><text:span text:style-name="Source_20_Text">TaskDao</text:span></text:span><text:span text:style-name="Strong_20_Emphasis"> is defined correctly</text:span></text:h>
      <text:p text:style-name="Text_20_body">Ensure you have a DAO interface like:</text:p>
      <text:p text:style-name="Preformatted_20_Text">kotlin</text:p>
      <text:p text:style-name="Preformatted_20_Text">CopyEdit</text:p>
      <text:p text:style-name="P1"><text:span text:style-name="Source_20_Text">import androidx.room.*</text:span></text:p>
      <text:p text:style-name="P3"><text:span text:style-name="Source_20_Text">import kotlinx.coroutines.flow.Flow</text:span></text:p>
      <text:p text:style-name="P3"/>
      <text:p text:style-name="P3"><text:span text:style-name="Source_20_Text">@Dao</text:span></text:p>
      <text:p text:style-name="P3"><text:span text:style-name="Source_20_Text">interface TaskDao {</text:span></text:p>
      <text:p text:style-name="P3"><text:span text:style-name="Source_20_Text"><text:s text:c="4"/>@Query("SELECT * FROM tasks")</text:span></text:p>
      <text:p text:style-name="P3"><text:span text:style-name="Source_20_Text"><text:s text:c="4"/>fun getAllTasks(): Flow&lt;List&lt;Task&gt;&gt;</text:span></text:p>
      <text:p text:style-name="P3"/>
      <text:p text:style-name="P3"><text:span text:style-name="Source_20_Text"><text:s text:c="4"/>@Insert(onConflict = OnConflictStrategy.REPLACE)</text:span></text:p>
      <text:p text:style-name="P3"><text:span text:style-name="Source_20_Text"><text:s text:c="4"/>suspend fun insert(task: Task)</text:span></text:p>
      <text:p text:style-name="P3"/>
      <text:p text:style-name="P3"><text:span text:style-name="Source_20_Text"><text:s text:c="4"/>@Delete</text:span></text:p>
      <text:p text:style-name="P3"><text:span text:style-name="Source_20_Text"><text:s text:c="4"/>suspend fun delete(task: Task)</text:span></text:p>
      <text:p text:style-name="P4"><text:span text:style-name="Source_20_Text">}</text:span></text:p>
      <text:p text:style-name="Horizontal_20_Line"/>
      <text:h text:style-name="Heading_20_3" text:outline-level="3">✅ <text:span text:style-name="Strong_20_Emphasis">3. Your </text:span><text:span text:style-name="Strong_20_Emphasis"><text:span text:style-name="Source_20_Text">TaskViewModelFactory</text:span></text:span><text:span text:style-name="Strong_20_Emphasis"> must correctly call </text:span><text:span text:style-name="Strong_20_Emphasis"><text:span text:style-name="Source_20_Text">TaskDatabase.getDatabase()</text:span></text:span></text:h>
      <text:p text:style-name="Text_20_body">In your <text:span text:style-name="Source_20_Text">TaskViewModelFactory.kt</text:span>, make sure it looks something like:</text:p>
      <text:p text:style-name="Preformatted_20_Text">kotlin</text:p>
      <text:p text:style-name="Preformatted_20_Text">CopyEdit</text:p>
      <text:p text:style-name="P1"><text:span text:style-name="Source_20_Text">import android.content.Context</text:span></text:p>
      <text:p text:style-name="P3"><text:span text:style-name="Source_20_Text">import androidx.lifecycle.ViewModel</text:span></text:p>
      <text:p text:style-name="P3"><text:span text:style-name="Source_20_Text">import androidx.lifecycle.ViewModelProvider</text:span></text:p>
      <text:p text:style-name="P3"/>
      <text:p text:style-name="P3"><text:span text:style-name="Source_20_Text">class TaskViewModelFactory(context: Context) : ViewModelProvider.Factory {</text:span></text:p>
      <text:p text:style-name="P3"><text:span text:style-name="Source_20_Text"><text:s text:c="4"/>private val db = TaskDatabase.getDatabase(context)</text:span></text:p>
      <text:p text:style-name="P3"/>
      <text:p text:style-name="P3"><text:span text:style-name="Source_20_Text"><text:s text:c="4"/>override fun &lt;T : ViewModel&gt; create(modelClass: Class&lt;T&gt;): T {</text:span></text:p>
      <text:p text:style-name="P3"><text:span text:style-name="Source_20_Text"><text:s text:c="8"/>return TaskViewModel(db.taskDao()) as T</text:span></text:p>
      <text:p text:style-name="P3"><text:span text:style-name="Source_20_Text"><text:s text:c="4"/>}</text:span></text:p>
      <text:p text:style-name="P4"><text:span text:style-name="Source_20_Text">}</text:span></text:p>
      <text:p text:style-name="Horizontal_20_Line"/>
      <text:h text:style-name="Heading_20_3" text:outline-level="3">✅ <text:span text:style-name="Strong_20_Emphasis">4. Add </text:span><text:span text:style-name="Strong_20_Emphasis"><text:span text:style-name="Source_20_Text">@Database</text:span></text:span><text:span text:style-name="Strong_20_Emphasis"> annotation correctly</text:span></text:h>
      <text:p text:style-name="Text_20_body">You already have this:</text:p>
      <text:p text:style-name="Preformatted_20_Text">kotlin</text:p>
      <text:p text:style-name="Preformatted_20_Text">CopyEdit</text:p>
      <text:p text:style-name="P1"><text:span text:style-name="Source_20_Text">@Database(entities = [Task::class], version = 1)</text:span></text:p>
      <text:p text:style-name="P4"><text:span text:style-name="Source_20_Text">abstract class TaskDatabase : RoomDatabase()</text:span></text:p>
      <text:p text:style-name="Text_20_body">But make sure:</text:p>
      <text:list text:style-name="L30">
        <text:list-item>
          <text:p text:style-name="P41">You're importing the correct <text:span text:style-name="Source_20_Text">Task</text:span></text:p>
        </text:list-item>
        <text:list-item>
          <text:p text:style-name="P41">Your project builds the Room-generated classes — <text:span text:style-name="Strong_20_Emphasis">trigger a clean build</text:span>:</text:p>
          <text:list>
            <text:list-item>
              <text:p text:style-name="P41">Go to <text:span text:style-name="Strong_20_Emphasis">Build &gt; Clean Project</text:span></text:p>
            </text:list-item>
            <text:list-item>
              <text:p text:style-name="P41"><text:soft-page-break/>Then <text:span text:style-name="Strong_20_Emphasis">Build &gt; Rebuild Project</text:span></text:p>
            </text:list-item>
          </text:list>
        </text:list-item>
      </text:list>
      <text:p text:style-name="Horizontal_20_Line"/>
      <text:h text:style-name="Heading_20_3" text:outline-level="3">✅ <text:span text:style-name="Strong_20_Emphasis">5. Add Room compiler dependencies</text:span></text:h>
      <text:p text:style-name="Text_20_body">In your <text:span text:style-name="Source_20_Text">build.gradle (app level)</text:span>:</text:p>
      <text:p text:style-name="Preformatted_20_Text">kotlin</text:p>
      <text:p text:style-name="Preformatted_20_Text">CopyEdit</text:p>
      <text:p text:style-name="P1"><text:span text:style-name="Source_20_Text">implementation "androidx.room:room-runtime:2.6.1"</text:span></text:p>
      <text:p text:style-name="P3"><text:span text:style-name="Source_20_Text">kapt "androidx.room:room-compiler:2.6.1"</text:span></text:p>
      <text:p text:style-name="P3"><text:span text:style-name="Source_20_Text">// If using Kotlin coroutines</text:span></text:p>
      <text:p text:style-name="P4"><text:span text:style-name="Source_20_Text">implementation "androidx.room:room-ktx:2.6.1"</text:span></text:p>
      <text:p text:style-name="Text_20_body">Also, make sure you have <text:span text:style-name="Source_20_Text">kapt</text:span> enabled:</text:p>
      <text:p text:style-name="Preformatted_20_Text">kotlin</text:p>
      <text:p text:style-name="Preformatted_20_Text">CopyEdit</text:p>
      <text:p text:style-name="P2"><text:span text:style-name="Source_20_Text">apply plugin: 'kotlin-kapt'</text:span></text:p>
      <text:p text:style-name="Horizontal_20_Line"/>
      <text:h text:style-name="Heading_20_3" text:outline-level="3">📦 Summary</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A1" office:value-type="string">
              <text:p text:style-name="Table_20_Heading">Check</text:p>
            </table:table-cell>
          </table:table-row>
        </table:table-header-rows>
        <table:table-row>
          <table:table-cell table:style-name="Table1.A1" office:value-type="string">
            <text:p text:style-name="Table_20_Contents"><text:span text:style-name="Source_20_Text">Task.kt</text:span></text:p>
          </table:table-cell>
          <table:table-cell table:style-name="Table1.A1" office:value-type="string">
            <text:p text:style-name="Table_20_Contents">Has <text:span text:style-name="Source_20_Text">@Entity</text:span></text:p>
          </table:table-cell>
        </table:table-row>
        <table:table-row>
          <table:table-cell table:style-name="Table1.A1" office:value-type="string">
            <text:p text:style-name="Table_20_Contents"><text:span text:style-name="Source_20_Text">TaskDao.kt</text:span></text:p>
          </table:table-cell>
          <table:table-cell table:style-name="Table1.A1" office:value-type="string">
            <text:p text:style-name="Table_20_Contents">Has proper <text:span text:style-name="Source_20_Text">@Dao</text:span> methods</text:p>
          </table:table-cell>
        </table:table-row>
        <table:table-row>
          <table:table-cell table:style-name="Table1.A1" office:value-type="string">
            <text:p text:style-name="Table_20_Contents"><text:span text:style-name="Source_20_Text">TaskDatabase.kt</text:span></text:p>
          </table:table-cell>
          <table:table-cell table:style-name="Table1.A1" office:value-type="string">
            <text:p text:style-name="Table_20_Contents">No typos, Room is configured</text:p>
          </table:table-cell>
        </table:table-row>
        <table:table-row>
          <table:table-cell table:style-name="Table1.A1" office:value-type="string">
            <text:p text:style-name="Table_20_Contents"><text:span text:style-name="Source_20_Text">TaskViewModelFactory.kt</text:span></text:p>
          </table:table-cell>
          <table:table-cell table:style-name="Table1.A1" office:value-type="string">
            <text:p text:style-name="Table_20_Contents">Properly initializes the DB</text:p>
          </table:table-cell>
        </table:table-row>
        <table:table-row>
          <table:table-cell table:style-name="Table1.A1" office:value-type="string">
            <text:p text:style-name="Table_20_Contents"><text:span text:style-name="Source_20_Text">build.gradle</text:span></text:p>
          </table:table-cell>
          <table:table-cell table:style-name="Table1.A1" office:value-type="string">
            <text:p text:style-name="Table_20_Contents">Has Room + kapt dependencies</text:p>
          </table:table-cell>
        </table:table-row>
      </table:table>
      <text:p text:style-name="Horizontal_20_Line"/>
      <text:p text:style-name="Text_20_body">If you share your <text:span text:style-name="Source_20_Text">Task.kt</text:span>, <text:span text:style-name="Source_20_Text">TaskDao.kt</text:span>, and <text:span text:style-name="Source_20_Text">TaskViewModelFactory.kt</text:span>, I can do a full checkup for you. Want to?</text:p>
      <text:h text:style-name="Heading_20_5" text:outline-level="5">You said:</text:h>
      <text:p text:style-name="Text_20_body">import androidx.room.Entity import androidx.room.PrimaryKey @Entity(tableName = "tasks") data class Task( @PrimaryKey(autoGenerate = true) val id: Int = 0, val title: String ) import androidx.room.* import kotlinx.coroutines.flow.Flow @Dao interface TaskDao { @Insert(onConflict = OnConflictStrategy.REPLACE) suspend fun insertTask(task: Task) @Delete suspend fun deleteTask(task: Task) @Query("SELECT * FROM tasks") fun getAllTasks(): Flow&lt;List&lt;Task&gt;&gt; } import android.content.Context import androidx.lifecycle.ViewModel import androidx.lifecycle.ViewModelProvider class TaskViewModelFactory(context: Context) : ViewModelProvider.Factory { private val database = TaskDatabase.getDatabase(context) private val repository = TaskRepository(database.taskDao()) override fun &lt;T : ViewModel&gt; create(modelClass: Class&lt;T&gt;): T { return TaskViewModel(repository) as T } } i am sharing Task.kt, TaskDao.kt, and TaskViewModelFactory.kt</text:p>
      <text:h text:style-name="Heading_20_6" text:outline-level="6">ChatGPT said:</text:h>
      <text:p text:style-name="Text_20_body">Thanks for sharing those! Your code for <text:span text:style-name="Source_20_Text">Task</text:span>, <text:span text:style-name="Source_20_Text">TaskDao</text:span>, and <text:span text:style-name="Source_20_Text">TaskViewModelFactory</text:span> all look solid at first glance — nicely structured. But based on the crash log you shared earlier, the <text:soft-page-break/>issue is likely related to <text:span text:style-name="Strong_20_Emphasis">Room's code generation</text:span> not properly kicking in, which causes this crash at:</text:p>
      <text:p text:style-name="Preformatted_20_Text">less</text:p>
      <text:p text:style-name="Preformatted_20_Text">CopyEdit</text:p>
      <text:p text:style-name="P2"><text:span text:style-name="Source_20_Text">Room.getGeneratedImplementation(Room.kt:42)</text:span></text:p>
      <text:p text:style-name="Text_20_body">This usually means <text:span text:style-name="Strong_20_Emphasis">Room can't find the implementation for </text:span><text:span text:style-name="Strong_20_Emphasis"><text:span text:style-name="Source_20_Text">TaskDatabase</text:span></text:span>, because it didn't generate the required code.</text:p>
      <text:p text:style-name="Horizontal_20_Line"/>
      <text:h text:style-name="Heading_20_2" text:outline-level="2">✅ Let's go through a final checklist with some fixes:</text:h>
      <text:h text:style-name="Heading_20_3" text:outline-level="3">🔧 1. <text:span text:style-name="Strong_20_Emphasis">Did you enable </text:span><text:span text:style-name="Strong_20_Emphasis"><text:span text:style-name="Source_20_Text">kapt</text:span></text:span><text:span text:style-name="Strong_20_Emphasis"> in </text:span><text:span text:style-name="Strong_20_Emphasis"><text:span text:style-name="Source_20_Text">build.gradle</text:span></text:span><text:span text:style-name="Strong_20_Emphasis">?</text:span></text:h>
      <text:p text:style-name="Text_20_body">Make sure you have this at the top of your app-level <text:span text:style-name="Source_20_Text">build.gradle</text:span>:</text:p>
      <text:p text:style-name="Preformatted_20_Text">gradle</text:p>
      <text:p text:style-name="Preformatted_20_Text">CopyEdit</text:p>
      <text:p text:style-name="P1"><text:span text:style-name="Source_20_Text">plugins {</text:span></text:p>
      <text:p text:style-name="P3"><text:span text:style-name="Source_20_Text"><text:s text:c="4"/>id 'kotlin-kapt'</text:span></text:p>
      <text:p text:style-name="P4"><text:span text:style-name="Source_20_Text">}</text:span></text:p>
      <text:p text:style-name="Text_20_body">Or if you're using the <text:span text:style-name="Source_20_Text">apply</text:span> style:</text:p>
      <text:p text:style-name="Preformatted_20_Text">gradle</text:p>
      <text:p text:style-name="Preformatted_20_Text">CopyEdit</text:p>
      <text:p text:style-name="P2"><text:span text:style-name="Source_20_Text">apply plugin: 'kotlin-kapt'</text:span></text:p>
      <text:h text:style-name="Heading_20_3" text:outline-level="3">🔧 2. <text:span text:style-name="Strong_20_Emphasis">Room dependencies in </text:span><text:span text:style-name="Strong_20_Emphasis"><text:span text:style-name="Source_20_Text">build.gradle</text:span></text:span></text:h>
      <text:p text:style-name="Text_20_body">Ensure you have all necessary Room dependencies:</text:p>
      <text:p text:style-name="Preformatted_20_Text">gradle</text:p>
      <text:p text:style-name="Preformatted_20_Text">CopyEdit</text:p>
      <text:p text:style-name="P1"><text:span text:style-name="Source_20_Text">implementation "androidx.room:room-runtime:2.6.1"</text:span></text:p>
      <text:p text:style-name="P3"><text:span text:style-name="Source_20_Text">kapt "androidx.room:room-compiler:2.6.1"</text:span></text:p>
      <text:p text:style-name="P4"><text:span text:style-name="Source_20_Text">implementation "androidx.room:room-ktx:2.6.1" // for Flow support</text:span></text:p>
      <text:p text:style-name="Text_20_body">Then sync the project!</text:p>
      <text:p text:style-name="Horizontal_20_Line"/>
      <text:h text:style-name="Heading_20_3" text:outline-level="3">🧹 3. <text:span text:style-name="Strong_20_Emphasis">Clean and rebuild your project</text:span></text:h>
      <text:p text:style-name="Text_20_body">Sometimes, Room's code generation just… doesn't happen until you nudge it.</text:p>
      <text:list text:style-name="L31">
        <text:list-item>
          <text:p text:style-name="P42">Go to <text:span text:style-name="Strong_20_Emphasis">Build &gt; Clean Project</text:span></text:p>
        </text:list-item>
        <text:list-item>
          <text:p text:style-name="P42">Then <text:span text:style-name="Strong_20_Emphasis">Build &gt; Rebuild Project</text:span></text:p>
        </text:list-item>
        <text:list-item>
          <text:p text:style-name="P42">Also consider <text:span text:style-name="Strong_20_Emphasis">File &gt; Invalidate Caches / Restart…</text:span></text:p>
        </text:list-item>
      </text:list>
      <text:p text:style-name="Horizontal_20_Line"/>
      <text:h text:style-name="Heading_20_3" text:outline-level="3"><text:soft-page-break/>🧪 4. <text:span text:style-name="Strong_20_Emphasis">Check your </text:span><text:span text:style-name="Strong_20_Emphasis"><text:span text:style-name="Source_20_Text">TaskDatabase.kt</text:span></text:span><text:span text:style-name="Strong_20_Emphasis"> for subtle issues</text:span></text:h>
      <text:p text:style-name="Text_20_body">This part must look <text:span text:style-name="Strong_20_Emphasis">exactly</text:span> like this:</text:p>
      <text:p text:style-name="Preformatted_20_Text">kotlin</text:p>
      <text:p text:style-name="Preformatted_20_Text">CopyEdit</text:p>
      <text:p text:style-name="P1"><text:span text:style-name="Source_20_Text">@Database(entities = [Task::class], version = 1)</text:span></text:p>
      <text:p text:style-name="P3"><text:span text:style-name="Source_20_Text">abstract class TaskDatabase : RoomDatabase() {</text:span></text:p>
      <text:p text:style-name="P3"><text:span text:style-name="Source_20_Text"><text:s text:c="4"/>abstract fun taskDao(): TaskDao</text:span></text:p>
      <text:p text:style-name="P3"/>
      <text:p text:style-name="P3"><text:span text:style-name="Source_20_Text"><text:s text:c="4"/>companion object {</text:span></text:p>
      <text:p text:style-name="P3"><text:span text:style-name="Source_20_Text"><text:s text:c="8"/>@Volatile private var INSTANCE: TaskDatabase? = null</text:span></text:p>
      <text:p text:style-name="P3"/>
      <text:p text:style-name="P3"><text:span text:style-name="Source_20_Text"><text:s text:c="8"/>fun getDatabase(context: Context): TaskDatabase {</text:span></text:p>
      <text:p text:style-name="P3"><text:span text:style-name="Source_20_Text"><text:s text:c="12"/>return INSTANCE ?: synchronized(this) {</text:span></text:p>
      <text:p text:style-name="P3"><text:span text:style-name="Source_20_Text"><text:s text:c="16"/>val instance = Room.databaseBuilder(</text:span></text:p>
      <text:p text:style-name="P3"><text:span text:style-name="Source_20_Text"><text:s text:c="20"/>context.applicationContext,</text:span></text:p>
      <text:p text:style-name="P3"><text:span text:style-name="Source_20_Text"><text:s text:c="20"/>TaskDatabase::class.java,</text:span></text:p>
      <text:p text:style-name="P3"><text:span text:style-name="Source_20_Text"><text:s text:c="20"/>"task_database"</text:span></text:p>
      <text:p text:style-name="P3"><text:span text:style-name="Source_20_Text"><text:s text:c="16"/>).build()</text:span></text:p>
      <text:p text:style-name="P3"><text:span text:style-name="Source_20_Text"><text:s text:c="16"/>INSTANCE = instance</text:span></text:p>
      <text:p text:style-name="P3"><text:span text:style-name="Source_20_Text"><text:s text:c="16"/>instance</text:span></text:p>
      <text:p text:style-name="P3"><text:span text:style-name="Source_20_Text"><text:s text:c="12"/>}</text:span></text:p>
      <text:p text:style-name="P3"><text:span text:style-name="Source_20_Text"><text:s text:c="8"/>}</text:span></text:p>
      <text:p text:style-name="P3"><text:span text:style-name="Source_20_Text"><text:s text:c="4"/>}</text:span></text:p>
      <text:p text:style-name="P4"><text:span text:style-name="Source_20_Text">}</text:span></text:p>
      <text:p text:style-name="Text_20_body">Make sure:</text:p>
      <text:list text:style-name="L32">
        <text:list-item>
          <text:p text:style-name="P43">No import issues (e.g., <text:span text:style-name="Source_20_Text">Task</text:span> imported from wrong package)</text:p>
        </text:list-item>
        <text:list-item>
          <text:p text:style-name="P43"><text:span text:style-name="Source_20_Text">TaskDao</text:span> is not empty</text:p>
        </text:list-item>
        <text:list-item>
          <text:p text:style-name="P43"><text:span text:style-name="Source_20_Text">TaskDatabase</text:span> is not in a weird package or file that confuses Room</text:p>
        </text:list-item>
      </text:list>
      <text:p text:style-name="Horizontal_20_Line"/>
      <text:h text:style-name="Heading_20_3" text:outline-level="3">🔍 Still crashing?</text:h>
      <text:p text:style-name="Text_20_body">If everything above looks good and the app <text:span text:style-name="Strong_20_Emphasis">still crashes</text:span>, let's debug by:</text:p>
      <text:list text:style-name="L33">
        <text:list-item>
          <text:p text:style-name="P44"><text:span text:style-name="Strong_20_Emphasis">Putting a breakpoint</text:span> or logging inside <text:span text:style-name="Source_20_Text">getDatabase()</text:span> in <text:span text:style-name="Source_20_Text">TaskDatabase.kt</text:span></text:p>
        </text:list-item>
        <text:list-item>
          <text:p text:style-name="P44">Checking if the <text:span text:style-name="Source_20_Text">Room.databaseBuilder(...)</text:span> call <text:span text:style-name="Strong_20_Emphasis">actually returns an instance</text:span>, or throws</text:p>
        </text:list-item>
        <text:list-item>
          <text:p text:style-name="P44">You could also temporarily wrap it in a <text:span text:style-name="Source_20_Text">try-catch</text:span> to log:</text:p>
        </text:list-item>
      </text:list>
      <text:p text:style-name="Preformatted_20_Text">kotlin</text:p>
      <text:p text:style-name="Preformatted_20_Text">CopyEdit</text:p>
      <text:p text:style-name="P1"><text:span text:style-name="Source_20_Text">try {</text:span></text:p>
      <text:p text:style-name="P3"><text:span text:style-name="Source_20_Text"><text:s text:c="4"/>val instance = Room.databaseBuilder(</text:span></text:p>
      <text:p text:style-name="P3"><text:span text:style-name="Source_20_Text"><text:s text:c="8"/>context.applicationContext,</text:span></text:p>
      <text:p text:style-name="P3"><text:span text:style-name="Source_20_Text"><text:s text:c="8"/>TaskDatabase::class.java,</text:span></text:p>
      <text:p text:style-name="P3"><text:span text:style-name="Source_20_Text"><text:s text:c="8"/>"task_database"</text:span></text:p>
      <text:p text:style-name="P3"><text:span text:style-name="Source_20_Text"><text:s text:c="4"/>).build()</text:span></text:p>
      <text:p text:style-name="P3"><text:span text:style-name="Source_20_Text"><text:s text:c="4"/>INSTANCE = instance</text:span></text:p>
      <text:p text:style-name="P3"><text:span text:style-name="Source_20_Text"><text:s text:c="4"/>return instance</text:span></text:p>
      <text:p text:style-name="P3"><text:span text:style-name="Source_20_Text">} catch (e: Exception) {</text:span></text:p>
      <text:p text:style-name="P3"><text:span text:style-name="Source_20_Text"><text:s text:c="4"/>e.printStackTrace()</text:span></text:p>
      <text:p text:style-name="P3"><text:span text:style-name="Source_20_Text"><text:s text:c="4"/>throw e</text:span></text:p>
      <text:p text:style-name="P4"><text:span text:style-name="Source_20_Text">}</text:span></text:p>
      <text:p text:style-name="Text_20_body"><text:soft-page-break/>This will give more info if it's something subtle like a corrupted schema or a missing <text:span text:style-name="Source_20_Text">Entity</text:span>.</text:p>
      <text:p text:style-name="Horizontal_20_Line"/>
      <text:h text:style-name="Heading_20_3" text:outline-level="3">Want me to look at the full <text:span text:style-name="Source_20_Text">TaskViewModel.kt</text:span> too?</text:h>
      <text:p text:style-name="Text_20_body">That could help make sure it's correctly using the DAO methods. But most likely, your issue is in:</text:p>
      <text:list text:style-name="L34">
        <text:list-item>
          <text:p text:style-name="P45">Missing <text:span text:style-name="Source_20_Text">kapt</text:span></text:p>
        </text:list-item>
        <text:list-item>
          <text:p text:style-name="P45">Room build not triggering</text:p>
        </text:list-item>
        <text:list-item>
          <text:p text:style-name="P45">Project not being rebuilt</text:p>
        </text:list-item>
      </text:list>
      <text:p text:style-name="Text_20_body">Let me know how it goes after those fixes — and if you want to send <text:span text:style-name="Source_20_Text">build.gradle</text:span> or <text:span text:style-name="Source_20_Text">TaskViewModel.kt</text:span>, happy to look too!</text:p>
      <text:h text:style-name="Heading_20_5" text:outline-level="5">You said:</text:h>
      <text:p text:style-name="Text_20_body">Task :app:kaptDebugKotlin /home/abdul/Documents/GitHub/kotlinProjects/TodoApp/app/build/tmp/kapt3/stubs/debug/TaskDatabase.java:4: warning: Schema export directory was not provided to the annotation processor so Room cannot export the schema. You can either provide <text:span text:style-name="Source_20_Text">room.schemaLocation</text:span> annotation processor argument by applying the Room Gradle plugin (id 'androidx.room') OR set exportSchema to false. public abstract class TaskDatabase extends androidx.room.RoomDatabase { ^ &gt; Task :app:compileDebugKotlin w: file:///home/abdul/Documents/GitHub/kotlinProjects/TodoApp/app/src/main/java/com/abmn/todoapp/TaskViewModelFactory.kt:10:42 Unchecked cast of 'TaskViewModel' to 'T'.</text:p>
      <text:h text:style-name="Heading_20_6" text:outline-level="6">ChatGPT said:</text:h>
      <text:p text:style-name="Text_20_body">Thanks for sharing the build logs! Let’s break them down and handle everything step by step:</text:p>
      <text:p text:style-name="Horizontal_20_Line"/>
      <text:h text:style-name="Heading_20_3" text:outline-level="3">⚠️ <text:span text:style-name="Strong_20_Emphasis">Warning 1: Room schema export</text:span></text:h>
      <text:p text:style-name="Preformatted_20_Text">pgsql</text:p>
      <text:p text:style-name="Preformatted_20_Text">CopyEdit</text:p>
      <text:p text:style-name="P2"><text:span text:style-name="Source_20_Text">Schema export directory was not provided to the annotation processor so Room cannot export the schema.</text:span></text:p>
      <text:p text:style-name="Text_20_body">This is <text:span text:style-name="Strong_20_Emphasis">just a warning</text:span>, <text:span text:style-name="Strong_20_Emphasis">not the cause of your crash</text:span>, but it’s easy to fix.</text:p>
      <text:h text:style-name="Heading_20_4" text:outline-level="4">✅ Option 1 (Recommended): Set <text:span text:style-name="Source_20_Text">room.schemaLocation</text:span> in <text:span text:style-name="Source_20_Text">build.gradle</text:span></text:h>
      <text:p text:style-name="Text_20_body">In your <text:span text:style-name="Strong_20_Emphasis">app-level </text:span><text:span text:style-name="Strong_20_Emphasis"><text:span text:style-name="Source_20_Text">build.gradle.kts</text:span></text:span><text:span text:style-name="Strong_20_Emphasis"> (Kotlin DSL)</text:span> or <text:span text:style-name="Source_20_Text">build.gradle</text:span> (Groovy), add the annotation processor argument like so:</text:p>
      <text:h text:style-name="Heading_20_5" text:outline-level="5">For Kotlin DSL (<text:span text:style-name="Source_20_Text">build.gradle.kts</text:span>):</text:h>
      <text:p text:style-name="Preformatted_20_Text">kotlin</text:p>
      <text:p text:style-name="Preformatted_20_Text">CopyEdit</text:p>
      <text:p text:style-name="P1"><text:span text:style-name="Source_20_Text">kapt {</text:span></text:p>
      <text:p text:style-name="P3"><text:span text:style-name="Source_20_Text"><text:s text:c="4"/>arguments {</text:span></text:p>
      <text:p text:style-name="P3"><text:span text:style-name="Source_20_Text"><text:s text:c="8"/>arg("room.schemaLocation", "$projectDir/schemas")</text:span></text:p>
      <text:p text:style-name="P3"><text:span text:style-name="Source_20_Text"><text:s text:c="4"/>}</text:span></text:p>
      <text:p text:style-name="P4"><text:span text:style-name="Source_20_Text">}</text:span></text:p>
      <text:h text:style-name="Heading_20_5" text:outline-level="5"><text:soft-page-break/>For Groovy (<text:span text:style-name="Source_20_Text">build.gradle</text:span>):</text:h>
      <text:p text:style-name="Preformatted_20_Text">groovy</text:p>
      <text:p text:style-name="Preformatted_20_Text">CopyEdit</text:p>
      <text:p text:style-name="P1"><text:span text:style-name="Source_20_Text">kapt {</text:span></text:p>
      <text:p text:style-name="P3"><text:span text:style-name="Source_20_Text"><text:s text:c="4"/>arguments {</text:span></text:p>
      <text:p text:style-name="P3"><text:span text:style-name="Source_20_Text"><text:s text:c="8"/>arg("room.schemaLocation", "$projectDir/schemas")</text:span></text:p>
      <text:p text:style-name="P3"><text:span text:style-name="Source_20_Text"><text:s text:c="4"/>}</text:span></text:p>
      <text:p text:style-name="P4"><text:span text:style-name="Source_20_Text">}</text:span></text:p>
      <text:p text:style-name="Text_20_body">Also, make sure <text:span text:style-name="Source_20_Text">exportSchema = true</text:span> if you want the schemas saved:</text:p>
      <text:p text:style-name="Preformatted_20_Text">kotlin</text:p>
      <text:p text:style-name="Preformatted_20_Text">CopyEdit</text:p>
      <text:p text:style-name="P2"><text:span text:style-name="Source_20_Text">@Database(entities = [Task::class], version = 1, exportSchema = true)</text:span></text:p>
      <text:p text:style-name="Text_20_body">Otherwise, you can suppress the warning by explicitly setting:</text:p>
      <text:p text:style-name="Preformatted_20_Text">kotlin</text:p>
      <text:p text:style-name="Preformatted_20_Text">CopyEdit</text:p>
      <text:p text:style-name="P2"><text:span text:style-name="Source_20_Text">@Database(entities = [Task::class], version = 1, exportSchema = false)</text:span></text:p>
      <text:p text:style-name="Horizontal_20_Line"/>
      <text:h text:style-name="Heading_20_3" text:outline-level="3">⚠️ <text:span text:style-name="Strong_20_Emphasis">Warning 2: Unchecked cast in ViewModelFactory</text:span></text:h>
      <text:p text:style-name="Preformatted_20_Text">pgsql</text:p>
      <text:p text:style-name="Preformatted_20_Text">CopyEdit</text:p>
      <text:p text:style-name="P2"><text:span text:style-name="Source_20_Text">Unchecked cast of 'TaskViewModel' to 'T'.</text:span></text:p>
      <text:p text:style-name="Text_20_body">This is also <text:span text:style-name="Strong_20_Emphasis">not a crash issue</text:span>, just a Kotlin type-safety warning. You can fix it like this:</text:p>
      <text:h text:style-name="Heading_20_4" text:outline-level="4">✅ Better type-safe cast:</text:h>
      <text:p text:style-name="Preformatted_20_Text">kotlin</text:p>
      <text:p text:style-name="Preformatted_20_Text">CopyEdit</text:p>
      <text:p text:style-name="P1"><text:span text:style-name="Source_20_Text">override fun &lt;T : ViewModel&gt; create(modelClass: Class&lt;T&gt;): T {</text:span></text:p>
      <text:p text:style-name="P3"><text:span text:style-name="Source_20_Text"><text:s text:c="4"/>if (modelClass.isAssignableFrom(TaskViewModel::class.java)) {</text:span></text:p>
      <text:p text:style-name="P3"><text:span text:style-name="Source_20_Text"><text:s text:c="8"/>return TaskViewModel(repository) as T</text:span></text:p>
      <text:p text:style-name="P3"><text:span text:style-name="Source_20_Text"><text:s text:c="4"/>}</text:span></text:p>
      <text:p text:style-name="P3"><text:span text:style-name="Source_20_Text"><text:s text:c="4"/>throw IllegalArgumentException("Unknown ViewModel class")</text:span></text:p>
      <text:p text:style-name="P4"><text:span text:style-name="Source_20_Text">}</text:span></text:p>
      <text:p text:style-name="Text_20_body">This removes the warning and adds safer fallback handling.</text:p>
      <text:p text:style-name="Horizontal_20_Line"/>
      <text:h text:style-name="Heading_20_3" text:outline-level="3">🔥 But the crash you're having is still probably this:</text:h>
      <text:p text:style-name="Quotations"><text:span text:style-name="Source_20_Text">java.lang.RuntimeException: cannot find implementation for TaskDatabase. TaskDatabase_Impl does not exist.</text:span></text:p>
      <text:p text:style-name="Text_20_body">That means the <text:span text:style-name="Strong_20_Emphasis">Room compiler plugin didn’t generate code</text:span>, which happens when:</text:p>
      <text:list text:style-name="L35">
        <text:list-item>
          <text:p text:style-name="P46"><text:span text:style-name="Source_20_Text">kapt</text:span> isn't enabled (you've now done that ✅)</text:p>
        </text:list-item>
        <text:list-item>
          <text:p text:style-name="P46">Room dependencies are missing (check next)</text:p>
        </text:list-item>
        <text:list-item>
          <text:p text:style-name="P46">Clean build is needed</text:p>
        </text:list-item>
      </text:list>
      <text:p text:style-name="Horizontal_20_Line"/>
      <text:h text:style-name="Heading_20_3" text:outline-level="3"><text:soft-page-break/>✅ Please confirm this checklist:</text:h>
      <text:list text:style-name="L36">
        <text:list-item>
          <text:p text:style-name="P47"><text:span text:style-name="Strong_20_Emphasis">Add to your </text:span><text:span text:style-name="Strong_20_Emphasis"><text:span text:style-name="Source_20_Text">build.gradle (app-level)</text:span></text:span>:</text:p>
        </text:list-item>
      </text:list>
      <text:p text:style-name="Preformatted_20_Text">groovy</text:p>
      <text:p text:style-name="Preformatted_20_Text">CopyEdit</text:p>
      <text:p text:style-name="P1"><text:span text:style-name="Source_20_Text">plugins {</text:span></text:p>
      <text:p text:style-name="P3"><text:span text:style-name="Source_20_Text"><text:s text:c="4"/>id 'com.android.application'</text:span></text:p>
      <text:p text:style-name="P3"><text:span text:style-name="Source_20_Text"><text:s text:c="4"/>id 'org.jetbrains.kotlin.android'</text:span></text:p>
      <text:p text:style-name="P3"><text:span text:style-name="Source_20_Text"><text:s text:c="4"/>id 'kotlin-kapt'</text:span></text:p>
      <text:p text:style-name="P3"><text:span text:style-name="Source_20_Text">}</text:span></text:p>
      <text:p text:style-name="P3"/>
      <text:p text:style-name="P3"><text:span text:style-name="Source_20_Text">dependencies {</text:span></text:p>
      <text:p text:style-name="P3"><text:span text:style-name="Source_20_Text"><text:s text:c="4"/>def room_version = "2.6.1" // or latest stable</text:span></text:p>
      <text:p text:style-name="P3"/>
      <text:p text:style-name="P3"><text:span text:style-name="Source_20_Text"><text:s text:c="4"/>implementation "androidx.room:room-runtime:$room_version"</text:span></text:p>
      <text:p text:style-name="P3"><text:span text:style-name="Source_20_Text"><text:s text:c="4"/>kapt "androidx.room:room-compiler:$room_version"</text:span></text:p>
      <text:p text:style-name="P3"><text:span text:style-name="Source_20_Text"><text:s text:c="4"/>implementation "androidx.room:room-ktx:$room_version"</text:span></text:p>
      <text:p text:style-name="P4"><text:span text:style-name="Source_20_Text">}</text:span></text:p>
      <text:list text:style-name="L37">
        <text:list-item>
          <text:p text:style-name="P48"><text:span text:style-name="Strong_20_Emphasis">Clean and Rebuild Project</text:span></text:p>
          <text:list>
            <text:list-item>
              <text:p text:style-name="P48">Build &gt; Clean Project</text:p>
            </text:list-item>
            <text:list-item>
              <text:p text:style-name="P48">Build &gt; Rebuild Project</text:p>
            </text:list-item>
          </text:list>
        </text:list-item>
      </text:list>
      <text:p text:style-name="Horizontal_20_Line"/>
      <text:h text:style-name="Heading_20_3" text:outline-level="3">💡 Want a Final Check?</text:h>
      <text:p text:style-name="Text_20_body">If you want, send over your <text:span text:style-name="Source_20_Text">build.gradle (Module: app)</text:span> file — I can do a full spot-check for anything else potentially missing.</text:p>
      <text:p text:style-name="Text_20_body">Also, feel free to share <text:span text:style-name="Source_20_Text">TaskViewModel.kt</text:span>, since that’s where <text:span text:style-name="Source_20_Text">taskList</text:span> and <text:span text:style-name="Source_20_Text">addTask()</text:span> live, just in case anything unusual is going on there.</text:p>
      <text:p text:style-name="Text_20_body">Let’s squash this bug today 💪</text:p>
      <text:p text:style-name="Text_20_body">4o</text:p>
      <text:h text:style-name="Heading_20_5" text:outline-level="5">You said:</text:h>
      <text:p text:style-name="Text_20_body">plugins { alias(libs.plugins.android.application) alias(libs.plugins.kotlin.android) alias(libs.plugins.kotlin.compose) id("kotlin-kapt") } android { namespace = "com.abmn.todoapp" compileSdk = 35 defaultConfig { applicationId = "com.abmn.todoapp" minSdk = 26 targetSdk = 35 versionCode = 1 versionName = "1.0" testInstrumentationRunner = "androidx.test.runner.AndroidJUnitRunner" } buildTypes { release { isMinifyEnabled = false proguardFiles( getDefaultProguardFile("proguard-android-optimize.txt"), "proguard-rules.pro" ) } } compileOptions { sourceCompatibility = JavaVersion.VERSION_11 targetCompatibility = JavaVersion.VERSION_11 } composeOptions { kotlinCompilerExtensionVersion = "1.5.10" } kotlinOptions { jvmTarget = "1.8" } kotlinOptions { jvmTarget = "11" } buildFeatures { compose = true } } dependencies { implementation(libs.androidx.core.ktx) implementation(libs.androidx.lifecycle.runtime.ktx) implementation(libs.androidx.activity.compose) implementation(platform(libs.androidx.compose.bom)) implementation(libs.androidx.ui) implementation(libs.androidx.ui.graphics) implementation(libs.androidx.ui.tooling.preview) <text:soft-page-break/>implementation(libs.androidx.material3) testImplementation(libs.junit) androidTestImplementation(libs.androidx.junit) androidTestImplementation(libs.androidx.espresso.core) androidTestImplementation(platform(libs.androidx.compose.bom)) androidTestImplementation(libs.androidx.ui.test.junit4) debugImplementation(libs.androidx.ui.tooling) debugImplementation(libs.androidx.ui.test.manifest) implementation("androidx.core:core-ktx:1.10.1") implementation("androidx.activity:activity-compose:1.7.2") implementation("androidx.compose.ui:ui:1.5.1") implementation("androidx.compose.material:material:1.5.1") implementation("androidx.compose.ui:ui-tooling-preview:1.5.1") debugImplementation("androidx.compose.ui:ui-tooling:1.5.1") // Room components implementation("androidx.room:room-runtime:2.6.1") kapt("androidx.room:room-compiler:2.6.1") // Kotlin Extensions and Coroutines support for Room implementation("androidx.room:room-ktx:2.6.1") } import androidx.lifecycle.ViewModel import androidx.lifecycle.viewModelScope import kotlinx.coroutines.flow.* import kotlinx.coroutines.launch class TaskViewModel(private val repository: TaskRepository) : ViewModel() { val taskList: StateFlow&lt;List&lt;Task&gt;&gt; = repository.tasks.stateIn( viewModelScope, SharingStarted.WhileSubscribed(5000), emptyList() ) fun addTask(title: String) { viewModelScope.launch { repository.addTask(Task(title = title)) } } fun deleteTask(task: Task) { viewModelScope.launch { repository.deleteTask(task) } } }</text:p>
      <text:h text:style-name="Heading_20_6" text:outline-level="6">ChatGPT said:</text:h>
      <text:p text:style-name="Text_20_body">Thanks for sharing everything. Your setup is <text:span text:style-name="Emphasis">almost</text:span> complete, and the <text:span text:style-name="Strong_20_Emphasis">crash is happening because Room's annotation processor isn't running properly</text:span> — likely due to one small but critical issue in your <text:span text:style-name="Source_20_Text">build.gradle.kts</text:span>.</text:p>
      <text:p text:style-name="Horizontal_20_Line"/>
      <text:h text:style-name="Heading_20_2" text:outline-level="2">✅ Here's how to fix your crash:</text:h>
      <text:h text:style-name="Heading_20_3" text:outline-level="3">🔧 1. <text:span text:style-name="Strong_20_Emphasis">Add the missing </text:span><text:span text:style-name="Strong_20_Emphasis"><text:span text:style-name="Source_20_Text">kapt</text:span></text:span><text:span text:style-name="Strong_20_Emphasis"> block with schema export</text:span></text:h>
      <text:p text:style-name="Text_20_body">Room <text:span text:style-name="Strong_20_Emphasis">requires</text:span> this to generate the internal database classes like <text:span text:style-name="Source_20_Text">TaskDatabase_Impl</text:span>.</text:p>
      <text:p text:style-name="Text_20_body">Add this <text:span text:style-name="Strong_20_Emphasis">inside</text:span> your <text:span text:style-name="Source_20_Text">android</text:span> block <text:span text:style-name="Strong_20_Emphasis">or just after it</text:span>:</text:p>
      <text:p text:style-name="Preformatted_20_Text">kotlin</text:p>
      <text:p text:style-name="Preformatted_20_Text">CopyEdit</text:p>
      <text:p text:style-name="P1"><text:span text:style-name="Source_20_Text">kapt {</text:span></text:p>
      <text:p text:style-name="P3"><text:span text:style-name="Source_20_Text"><text:s text:c="4"/>arguments {</text:span></text:p>
      <text:p text:style-name="P3"><text:span text:style-name="Source_20_Text"><text:s text:c="8"/>arg("room.schemaLocation", "$projectDir/schemas")</text:span></text:p>
      <text:p text:style-name="P3"><text:span text:style-name="Source_20_Text"><text:s text:c="4"/>}</text:span></text:p>
      <text:p text:style-name="P4"><text:span text:style-name="Source_20_Text">}</text:span></text:p>
      <text:p text:style-name="Text_20_body">And <text:span text:style-name="Strong_20_Emphasis">in your </text:span><text:span text:style-name="Strong_20_Emphasis"><text:span text:style-name="Source_20_Text">@Database</text:span></text:span><text:span text:style-name="Strong_20_Emphasis"> annotation</text:span>, decide whether to export the schema:</text:p>
      <text:p text:style-name="Preformatted_20_Text">kotlin</text:p>
      <text:p text:style-name="Preformatted_20_Text">CopyEdit</text:p>
      <text:p text:style-name="P2"><text:span text:style-name="Source_20_Text">@Database(entities = [Task::class], version = 1, exportSchema = true)</text:span></text:p>
      <text:p text:style-name="Text_20_body">If you don't want to track schema changes, use:</text:p>
      <text:p text:style-name="Preformatted_20_Text"><text:soft-page-break/>kotlin</text:p>
      <text:p text:style-name="Preformatted_20_Text">CopyEdit</text:p>
      <text:p text:style-name="P2"><text:span text:style-name="Source_20_Text">@Database(entities = [Task::class], version = 1, exportSchema = false)</text:span></text:p>
      <text:p text:style-name="Horizontal_20_Line"/>
      <text:h text:style-name="Heading_20_3" text:outline-level="3">⚠️ 2. <text:span text:style-name="Strong_20_Emphasis">Fix duplicate </text:span><text:span text:style-name="Strong_20_Emphasis"><text:span text:style-name="Source_20_Text">kotlinOptions</text:span></text:span><text:span text:style-name="Strong_20_Emphasis"> blocks</text:span></text:h>
      <text:p text:style-name="Text_20_body">You currently have:</text:p>
      <text:p text:style-name="Preformatted_20_Text">kotlin</text:p>
      <text:p text:style-name="Preformatted_20_Text">CopyEdit</text:p>
      <text:p text:style-name="P1"><text:span text:style-name="Source_20_Text">kotlinOptions {</text:span></text:p>
      <text:p text:style-name="P3"><text:span text:style-name="Source_20_Text"><text:s text:c="4"/>jvmTarget = "1.8"</text:span></text:p>
      <text:p text:style-name="P3"><text:span text:style-name="Source_20_Text">}</text:span></text:p>
      <text:p text:style-name="P3"><text:span text:style-name="Source_20_Text">kotlinOptions {</text:span></text:p>
      <text:p text:style-name="P3"><text:span text:style-name="Source_20_Text"><text:s text:c="4"/>jvmTarget = "11"</text:span></text:p>
      <text:p text:style-name="P4"><text:span text:style-name="Source_20_Text">}</text:span></text:p>
      <text:p text:style-name="Text_20_body">This will <text:span text:style-name="Strong_20_Emphasis">override the first block</text:span> silently. You should only keep one:</text:p>
      <text:p text:style-name="Preformatted_20_Text">kotlin</text:p>
      <text:p text:style-name="Preformatted_20_Text">CopyEdit</text:p>
      <text:p text:style-name="P1"><text:span text:style-name="Source_20_Text">kotlinOptions {</text:span></text:p>
      <text:p text:style-name="P3"><text:span text:style-name="Source_20_Text"><text:s text:c="4"/>jvmTarget = "11"</text:span></text:p>
      <text:p text:style-name="P4"><text:span text:style-name="Source_20_Text">}</text:span></text:p>
      <text:p text:style-name="Horizontal_20_Line"/>
      <text:h text:style-name="Heading_20_3" text:outline-level="3">📦 3. <text:span text:style-name="Strong_20_Emphasis">You already have all Room dependencies ✅</text:span></text:h>
      <text:p text:style-name="Text_20_body">No changes needed there. Just make sure <text:span text:style-name="Source_20_Text">kotlin-kapt</text:span> is working with the <text:span text:style-name="Source_20_Text">kapt</text:span> block from Step 1.</text:p>
      <text:p text:style-name="Horizontal_20_Line"/>
      <text:h text:style-name="Heading_20_3" text:outline-level="3">🧹 4. <text:span text:style-name="Strong_20_Emphasis">Clean + Rebuild</text:span></text:h>
      <text:p text:style-name="Text_20_body">After those changes:</text:p>
      <text:list text:style-name="L38">
        <text:list-item>
          <text:p text:style-name="P49"><text:span text:style-name="Strong_20_Emphasis">Build &gt; Clean Project</text:span></text:p>
        </text:list-item>
        <text:list-item>
          <text:p text:style-name="P49"><text:span text:style-name="Strong_20_Emphasis">Build &gt; Rebuild Project</text:span></text:p>
        </text:list-item>
        <text:list-item>
          <text:p text:style-name="P49">Run your app again.</text:p>
        </text:list-item>
      </text:list>
      <text:p text:style-name="Horizontal_20_Line"/>
      <text:h text:style-name="Heading_20_2" text:outline-level="2">✅ Summary of What to Add</text:h>
      <text:p text:style-name="Text_20_body">Add this to your <text:span text:style-name="Source_20_Text">build.gradle.kts</text:span> (after the <text:span text:style-name="Source_20_Text">android</text:span> block is fine):</text:p>
      <text:p text:style-name="Preformatted_20_Text">kotlin</text:p>
      <text:p text:style-name="Preformatted_20_Text">CopyEdit</text:p>
      <text:p text:style-name="P1"><text:span text:style-name="Source_20_Text">kapt {</text:span></text:p>
      <text:p text:style-name="P3"><text:span text:style-name="Source_20_Text"><text:s text:c="4"/>arguments {</text:span></text:p>
      <text:p text:style-name="P3"><text:span text:style-name="Source_20_Text"><text:s text:c="8"/>arg("room.schemaLocation", "$projectDir/schemas")</text:span></text:p>
      <text:p text:style-name="P3"><text:span text:style-name="Source_20_Text"><text:s text:c="4"/>}</text:span></text:p>
      <text:p text:style-name="P4"><text:span text:style-name="Source_20_Text">}</text:span></text:p>
      <text:p text:style-name="Text_20_body"><text:soft-page-break/>And fix your <text:span text:style-name="Source_20_Text">@Database</text:span> annotation:</text:p>
      <text:p text:style-name="Preformatted_20_Text">kotlin</text:p>
      <text:p text:style-name="Preformatted_20_Text">CopyEdit</text:p>
      <text:p text:style-name="P2"><text:span text:style-name="Source_20_Text">@Database(entities = [Task::class], version = 1, exportSchema = false)</text:span></text:p>
      <text:p text:style-name="Text_20_body">Then clean and rebuild.</text:p>
      <text:p text:style-name="Horizontal_20_Line"/>
      <text:p text:style-name="Text_20_body">Would you like me to show you the full corrected <text:span text:style-name="Source_20_Text">build.gradle.kts</text:span> for copy-paste?</text:p>
      <text:p text:style-name="Text_20_body">4o</text:p>
      <text:h text:style-name="Heading_20_5" text:outline-level="5">You said:</text:h>
      <text:p text:style-name="Text_20_body">can you give me the complete file</text:p>
      <text:h text:style-name="Heading_20_6" text:outline-level="6">ChatGPT said:</text:h>
      <text:p text:style-name="Text_20_body">Of course!<text:line-break/>Here's your <text:span text:style-name="Strong_20_Emphasis">full corrected</text:span> <text:span text:style-name="Source_20_Text">build.gradle.kts</text:span> for your project, based on everything you shared:</text:p>
      <text:p text:style-name="Horizontal_20_Line"/>
      <text:p text:style-name="Preformatted_20_Text">kotlin</text:p>
      <text:p text:style-name="Preformatted_20_Text">CopyEdit</text:p>
      <text:p text:style-name="P1"><text:span text:style-name="Source_20_Text">plugins {</text:span></text:p>
      <text:p text:style-name="P3"><text:span text:style-name="Source_20_Text"><text:s text:c="4"/>alias(libs.plugins.android.application)</text:span></text:p>
      <text:p text:style-name="P3"><text:span text:style-name="Source_20_Text"><text:s text:c="4"/>alias(libs.plugins.kotlin.android)</text:span></text:p>
      <text:p text:style-name="P3"><text:span text:style-name="Source_20_Text"><text:s text:c="4"/>alias(libs.plugins.kotlin.compose)</text:span></text:p>
      <text:p text:style-name="P3"><text:span text:style-name="Source_20_Text"><text:s text:c="4"/>id("kotlin-kapt")</text:span></text:p>
      <text:p text:style-name="P3"><text:span text:style-name="Source_20_Text">}</text:span></text:p>
      <text:p text:style-name="P3"/>
      <text:p text:style-name="P3"><text:span text:style-name="Source_20_Text">android {</text:span></text:p>
      <text:p text:style-name="P3"><text:span text:style-name="Source_20_Text"><text:s text:c="4"/>namespace = "com.abmn.todoapp"</text:span></text:p>
      <text:p text:style-name="P3"><text:span text:style-name="Source_20_Text"><text:s text:c="4"/>compileSdk = 35</text:span></text:p>
      <text:p text:style-name="P3"/>
      <text:p text:style-name="P3"><text:span text:style-name="Source_20_Text"><text:s text:c="4"/>defaultConfig {</text:span></text:p>
      <text:p text:style-name="P3"><text:span text:style-name="Source_20_Text"><text:s text:c="8"/>applicationId = "com.abmn.todoapp"</text:span></text:p>
      <text:p text:style-name="P3"><text:span text:style-name="Source_20_Text"><text:s text:c="8"/>minSdk = 26</text:span></text:p>
      <text:p text:style-name="P3"><text:span text:style-name="Source_20_Text"><text:s text:c="8"/>targetSdk = 35</text:span></text:p>
      <text:p text:style-name="P3"><text:span text:style-name="Source_20_Text"><text:s text:c="8"/>versionCode = 1</text:span></text:p>
      <text:p text:style-name="P3"><text:span text:style-name="Source_20_Text"><text:s text:c="8"/>versionName = "1.0"</text:span></text:p>
      <text:p text:style-name="P3"/>
      <text:p text:style-name="P3"><text:span text:style-name="Source_20_Text"><text:s text:c="8"/>testInstrumentationRunner = "androidx.test.runner.AndroidJUnitRunner"</text:span></text:p>
      <text:p text:style-name="P3"><text:span text:style-name="Source_20_Text"><text:s text:c="4"/>}</text:span></text:p>
      <text:p text:style-name="P3"/>
      <text:p text:style-name="P3"><text:span text:style-name="Source_20_Text"><text:s text:c="4"/>buildTypes {</text:span></text:p>
      <text:p text:style-name="P3"><text:span text:style-name="Source_20_Text"><text:s text:c="8"/>release {</text:span></text:p>
      <text:p text:style-name="P3"><text:span text:style-name="Source_20_Text"><text:s text:c="12"/>isMinifyEnabled = false</text:span></text:p>
      <text:p text:style-name="P3"><text:span text:style-name="Source_20_Text"><text:s text:c="12"/>proguardFiles(</text:span></text:p>
      <text:p text:style-name="P3"><text:span text:style-name="Source_20_Text"><text:s text:c="16"/>getDefaultProguardFile("proguard-android-optimize.txt"),</text:span></text:p>
      <text:p text:style-name="P3"><text:span text:style-name="Source_20_Text"><text:s text:c="16"/>"proguard-rules.pro"</text:span></text:p>
      <text:p text:style-name="P3"><text:span text:style-name="Source_20_Text"><text:s text:c="12"/>)</text:span></text:p>
      <text:p text:style-name="P3"><text:span text:style-name="Source_20_Text"><text:s text:c="8"/>}</text:span></text:p>
      <text:p text:style-name="P3"><text:span text:style-name="Source_20_Text"><text:s text:c="4"/>}</text:span></text:p>
      <text:p text:style-name="P3"/>
      <text:p text:style-name="P3"><text:span text:style-name="Source_20_Text"><text:s text:c="4"/>compileOptions {</text:span></text:p>
      <text:p text:style-name="P3"><text:span text:style-name="Source_20_Text"><text:s text:c="8"/>sourceCompatibility = JavaVersion.VERSION_11</text:span></text:p>
      <text:p text:style-name="P3"><text:span text:style-name="Source_20_Text"><text:s text:c="8"/>targetCompatibility = JavaVersion.VERSION_11</text:span></text:p>
      <text:p text:style-name="P3"><text:span text:style-name="Source_20_Text"><text:s text:c="4"/>}</text:span></text:p>
      <text:p text:style-name="P3"><text:soft-page-break/></text:p>
      <text:p text:style-name="P3"><text:span text:style-name="Source_20_Text"><text:s text:c="4"/>kotlinOptions {</text:span></text:p>
      <text:p text:style-name="P3"><text:span text:style-name="Source_20_Text"><text:s text:c="8"/>jvmTarget = "11"</text:span></text:p>
      <text:p text:style-name="P3"><text:span text:style-name="Source_20_Text"><text:s text:c="4"/>}</text:span></text:p>
      <text:p text:style-name="P3"/>
      <text:p text:style-name="P3"><text:span text:style-name="Source_20_Text"><text:s text:c="4"/>buildFeatures {</text:span></text:p>
      <text:p text:style-name="P3"><text:span text:style-name="Source_20_Text"><text:s text:c="8"/>compose = true</text:span></text:p>
      <text:p text:style-name="P3"><text:span text:style-name="Source_20_Text"><text:s text:c="4"/>}</text:span></text:p>
      <text:p text:style-name="P3"/>
      <text:p text:style-name="P3"><text:span text:style-name="Source_20_Text"><text:s text:c="4"/>composeOptions {</text:span></text:p>
      <text:p text:style-name="P3"><text:span text:style-name="Source_20_Text"><text:s text:c="8"/>kotlinCompilerExtensionVersion = "1.5.10"</text:span></text:p>
      <text:p text:style-name="P3"><text:span text:style-name="Source_20_Text"><text:s text:c="4"/>}</text:span></text:p>
      <text:p text:style-name="P3"><text:span text:style-name="Source_20_Text">}</text:span></text:p>
      <text:p text:style-name="P3"/>
      <text:p text:style-name="P3"><text:span text:style-name="Source_20_Text">// 🔥 ADD THIS FOR ROOM (important)</text:span></text:p>
      <text:p text:style-name="P3"><text:span text:style-name="Source_20_Text">kapt {</text:span></text:p>
      <text:p text:style-name="P3"><text:span text:style-name="Source_20_Text"><text:s text:c="4"/>arguments {</text:span></text:p>
      <text:p text:style-name="P3"><text:span text:style-name="Source_20_Text"><text:s text:c="8"/>arg("room.schemaLocation", "$projectDir/schemas")</text:span></text:p>
      <text:p text:style-name="P3"><text:span text:style-name="Source_20_Text"><text:s text:c="4"/>}</text:span></text:p>
      <text:p text:style-name="P3"><text:span text:style-name="Source_20_Text">}</text:span></text:p>
      <text:p text:style-name="P3"/>
      <text:p text:style-name="P3"><text:span text:style-name="Source_20_Text">dependencies {</text:span></text:p>
      <text:p text:style-name="P3"><text:span text:style-name="Source_20_Text"><text:s text:c="4"/>implementation(libs.androidx.core.ktx)</text:span></text:p>
      <text:p text:style-name="P3"><text:span text:style-name="Source_20_Text"><text:s text:c="4"/>implementation(libs.androidx.lifecycle.runtime.ktx)</text:span></text:p>
      <text:p text:style-name="P3"><text:span text:style-name="Source_20_Text"><text:s text:c="4"/>implementation(libs.androidx.activity.compose)</text:span></text:p>
      <text:p text:style-name="P3"><text:span text:style-name="Source_20_Text"><text:s text:c="4"/>implementation(platform(libs.androidx.compose.bom))</text:span></text:p>
      <text:p text:style-name="P3"><text:span text:style-name="Source_20_Text"><text:s text:c="4"/>implementation(libs.androidx.ui)</text:span></text:p>
      <text:p text:style-name="P3"><text:span text:style-name="Source_20_Text"><text:s text:c="4"/>implementation(libs.androidx.ui.graphics)</text:span></text:p>
      <text:p text:style-name="P3"><text:span text:style-name="Source_20_Text"><text:s text:c="4"/>implementation(libs.androidx.ui.tooling.preview)</text:span></text:p>
      <text:p text:style-name="P3"><text:span text:style-name="Source_20_Text"><text:s text:c="4"/>implementation(libs.androidx.material3)</text:span></text:p>
      <text:p text:style-name="P3"/>
      <text:p text:style-name="P3"><text:span text:style-name="Source_20_Text"><text:s text:c="4"/>testImplementation(libs.junit)</text:span></text:p>
      <text:p text:style-name="P3"><text:span text:style-name="Source_20_Text"><text:s text:c="4"/>androidTestImplementation(libs.androidx.junit)</text:span></text:p>
      <text:p text:style-name="P3"><text:span text:style-name="Source_20_Text"><text:s text:c="4"/>androidTestImplementation(libs.androidx.espresso.core)</text:span></text:p>
      <text:p text:style-name="P3"><text:span text:style-name="Source_20_Text"><text:s text:c="4"/>androidTestImplementation(platform(libs.androidx.compose.bom))</text:span></text:p>
      <text:p text:style-name="P3"><text:span text:style-name="Source_20_Text"><text:s text:c="4"/>androidTestImplementation(libs.androidx.ui.test.junit4)</text:span></text:p>
      <text:p text:style-name="P3"><text:span text:style-name="Source_20_Text"><text:s text:c="4"/>debugImplementation(libs.androidx.ui.tooling)</text:span></text:p>
      <text:p text:style-name="P3"><text:span text:style-name="Source_20_Text"><text:s text:c="4"/>debugImplementation(libs.androidx.ui.test.manifest)</text:span></text:p>
      <text:p text:style-name="P3"/>
      <text:p text:style-name="P3"><text:span text:style-name="Source_20_Text"><text:s text:c="4"/>implementation("androidx.core:core-ktx:1.10.1")</text:span></text:p>
      <text:p text:style-name="P3"><text:span text:style-name="Source_20_Text"><text:s text:c="4"/>implementation("androidx.activity:activity-compose:1.7.2")</text:span></text:p>
      <text:p text:style-name="P3"><text:span text:style-name="Source_20_Text"><text:s text:c="4"/>implementation("androidx.compose.ui:ui:1.5.1")</text:span></text:p>
      <text:p text:style-name="P3"><text:span text:style-name="Source_20_Text"><text:s text:c="4"/>implementation("androidx.compose.material:material:1.5.1")</text:span></text:p>
      <text:p text:style-name="P3"><text:span text:style-name="Source_20_Text"><text:s text:c="4"/>implementation("androidx.compose.ui:ui-tooling-preview:1.5.1")</text:span></text:p>
      <text:p text:style-name="P3"><text:span text:style-name="Source_20_Text"><text:s text:c="4"/>debugImplementation("androidx.compose.ui:ui-tooling:1.5.1")</text:span></text:p>
      <text:p text:style-name="P3"/>
      <text:p text:style-name="P3"><text:span text:style-name="Source_20_Text"><text:s text:c="4"/>// Room components</text:span></text:p>
      <text:p text:style-name="P3"><text:span text:style-name="Source_20_Text"><text:s text:c="4"/>implementation("androidx.room:room-runtime:2.6.1")</text:span></text:p>
      <text:p text:style-name="P3"><text:span text:style-name="Source_20_Text"><text:s text:c="4"/>kapt("androidx.room:room-compiler:2.6.1")</text:span></text:p>
      <text:p text:style-name="P3"><text:span text:style-name="Source_20_Text"><text:s text:c="4"/>implementation("androidx.room:room-ktx:2.6.1")</text:span></text:p>
      <text:p text:style-name="P4"><text:span text:style-name="Source_20_Text">}</text:span></text:p>
      <text:p text:style-name="Horizontal_20_Line"/>
      <text:h text:style-name="Heading_20_3" text:outline-level="3">🚀 Additional Important Change:</text:h>
      <text:p text:style-name="Text_20_body">In your <text:span text:style-name="Source_20_Text">TaskDatabase.kt</text:span>, slightly modify the annotation:</text:p>
      <text:p text:style-name="Preformatted_20_Text">kotlin</text:p>
      <text:p text:style-name="Preformatted_20_Text">CopyEdit</text:p>
      <text:p text:style-name="P1"><text:span text:style-name="Source_20_Text">@Database(entities = [Task::class], version = 1, exportSchema = false)</text:span></text:p>
      <text:p text:style-name="P3"><text:span text:style-name="Source_20_Text">abstract class TaskDatabase : RoomDatabase() { </text:span></text:p>
      <text:p text:style-name="P3"><text:span text:style-name="Source_20_Text"><text:s text:c="4"/>// your code</text:span></text:p>
      <text:p text:style-name="P4"><text:soft-page-break/><text:span text:style-name="Source_20_Text">}</text:span></text:p>
      <text:p text:style-name="Text_20_body">Without <text:span text:style-name="Source_20_Text">exportSchema = false</text:span>, Room keeps warning you, and if you keep ignoring it, it could cause future problems.</text:p>
      <text:p text:style-name="Horizontal_20_Line"/>
      <text:h text:style-name="Heading_20_3" text:outline-level="3">✅ After This:</text:h>
      <text:list text:style-name="L39">
        <text:list-item>
          <text:p text:style-name="P50"><text:span text:style-name="Strong_20_Emphasis">Build &gt; Clean Project</text:span></text:p>
        </text:list-item>
        <text:list-item>
          <text:p text:style-name="P50"><text:span text:style-name="Strong_20_Emphasis">Build &gt; Rebuild Project</text:span></text:p>
        </text:list-item>
        <text:list-item>
          <text:p text:style-name="P50">Then <text:span text:style-name="Strong_20_Emphasis">Run</text:span> your app normally.</text:p>
        </text:list-item>
        <text:list-item>
          <text:p text:style-name="P50"><text:span text:style-name="Strong_20_Emphasis">No more crash</text:span>, Room database will work properly.</text:p>
        </text:list-item>
      </text:list>
      <text:p text:style-name="Horizontal_20_Line"/>
      <text:p text:style-name="Text_20_body">Would you also like me to help you add a <text:span text:style-name="Strong_20_Emphasis">small folder for Room schemas</text:span> (in case you want to set <text:span text:style-name="Source_20_Text">exportSchema = true</text:span> later for production apps)? 🌟<text:line-break/>It's a best practice, but optional for small projects.</text:p>
      <text:p text:style-name="Text_20_body">4o</text:p>
      <text:h text:style-name="Heading_20_5" text:outline-level="5">You said:</text:h>
      <text:p text:style-name="Text_20_body">Task :app:kaptGenerateStubsDebugKotlin w: Kapt currently doesn't support language version 2.0+. Falling back to 1.9. w: [kapt] com.abmn.todoapp.MainActivityKt: Can't reference type 'TaskViewModel' from default package in Java stub. [kapt] com.abmn.todoapp.MainActivityKt: Can't reference type 'TaskViewModel' from default package in Java stub. &gt; Task :app:kaptDebugAndroidTestKotlin warning: The following options were not recognized by any processor: '[room.schemaLocation, kapt.kotlin.generated]' The following options were not recognized by any processor: '[room.schemaLocation, kapt.kotlin.generated]' i am getting above warnings during build</text:p>
      <text:h text:style-name="Heading_20_6" text:outline-level="6">ChatGPT said:</text:h>
      <text:p text:style-name="Text_20_body">Thanks for the details — the warnings you're seeing are mostly harmless but they do indicate some configuration improvements are needed. Here's what each one means and how to fix it properly:</text:p>
      <text:p text:style-name="Horizontal_20_Line"/>
      <text:h text:style-name="Heading_20_3" text:outline-level="3">⚠️ <text:span text:style-name="Strong_20_Emphasis">1. Kapt fallback to Kotlin 1.9</text:span></text:h>
      <text:p text:style-name="Preformatted_20_Text">vbnet</text:p>
      <text:p text:style-name="Preformatted_20_Text">CopyEdit</text:p>
      <text:p text:style-name="P2"><text:span text:style-name="Source_20_Text">w: Kapt currently doesn't support language version 2.0+. Falling back to 1.9.</text:span></text:p>
      <text:h text:style-name="Heading_20_4" text:outline-level="4">✅ Fix:</text:h>
      <text:p text:style-name="Text_20_body">You're likely using Kotlin 2.0+ with a kapt plugin that isn't yet fully compatible. Until kapt fully supports 2.0, this fallback is expected and safe to ignore <text:span text:style-name="Strong_20_Emphasis">as long as kapt is working</text:span>.</text:p>
      <text:p text:style-name="Quotations">💡 <text:span text:style-name="Strong_20_Emphasis">No immediate fix needed</text:span> — just be aware this may go away with future kapt/Room updates.</text:p>
      <text:p text:style-name="Horizontal_20_Line"/>
      <text:h text:style-name="Heading_20_3" text:outline-level="3"><text:soft-page-break/>⚠️ <text:span text:style-name="Strong_20_Emphasis">2. Can't reference type 'TaskViewModel' from default package</text:span></text:h>
      <text:p text:style-name="Preformatted_20_Text">rust</text:p>
      <text:p text:style-name="Preformatted_20_Text">CopyEdit</text:p>
      <text:p text:style-name="P2"><text:span text:style-name="Source_20_Text">[kapt] com.abmn.todoapp.MainActivityKt: Can't reference type 'TaskViewModel' from default package in Java stub.</text:span></text:p>
      <text:h text:style-name="Heading_20_4" text:outline-level="4">❌ Problem:</text:h>
      <text:p text:style-name="Text_20_body">Your <text:span text:style-name="Source_20_Text">TaskViewModel</text:span> is <text:span text:style-name="Strong_20_Emphasis">not placed inside a package</text:span> — it's in the default package (i.e., no <text:span text:style-name="Source_20_Text">package com.abmn.todoapp</text:span> at the top). Kapt (and Java stubs) don't like that.</text:p>
      <text:h text:style-name="Heading_20_4" text:outline-level="4">✅ Fix:</text:h>
      <text:p text:style-name="Text_20_body">Move your <text:span text:style-name="Source_20_Text">TaskViewModel</text:span> class to the correct package by adding this line at the top of the file:</text:p>
      <text:p text:style-name="Preformatted_20_Text">kotlin</text:p>
      <text:p text:style-name="Preformatted_20_Text">CopyEdit</text:p>
      <text:p text:style-name="P2"><text:span text:style-name="Source_20_Text">package com.abmn.todoapp</text:span></text:p>
      <text:p text:style-name="Text_20_body">Do the same for:</text:p>
      <text:list text:style-name="L40">
        <text:list-item>
          <text:p text:style-name="P51"><text:span text:style-name="Source_20_Text">TaskViewModelFactory.kt</text:span></text:p>
        </text:list-item>
        <text:list-item>
          <text:p text:style-name="P51"><text:span text:style-name="Source_20_Text">TaskRepository.kt</text:span> (if you have one)</text:p>
        </text:list-item>
        <text:list-item>
          <text:p text:style-name="P51">Any other file missing a <text:span text:style-name="Source_20_Text">package</text:span> declaration.</text:p>
        </text:list-item>
      </text:list>
      <text:p text:style-name="Quotations">💡 All your files should be in the <text:span text:style-name="Source_20_Text">com.abmn.todoapp</text:span> package to avoid this error.</text:p>
      <text:p text:style-name="Horizontal_20_Line"/>
      <text:h text:style-name="Heading_20_3" text:outline-level="3">⚠️ <text:span text:style-name="Strong_20_Emphasis">3. "room.schemaLocation" / "kapt.kotlin.generated" not recognized</text:span></text:h>
      <text:p text:style-name="Preformatted_20_Text">pgsql</text:p>
      <text:p text:style-name="Preformatted_20_Text">CopyEdit</text:p>
      <text:p text:style-name="P2"><text:span text:style-name="Source_20_Text">The following options were not recognized by any processor: '[room.schemaLocation, kapt.kotlin.generated]'</text:span></text:p>
      <text:h text:style-name="Heading_20_4" text:outline-level="4">❌ Problem:</text:h>
      <text:p text:style-name="Text_20_body">You're likely using <text:span text:style-name="Source_20_Text">kapt</text:span> arguments with an older syntax or the wrong location.</text:p>
      <text:h text:style-name="Heading_20_4" text:outline-level="4">✅ Fix:</text:h>
      <text:p text:style-name="Text_20_body">Make sure your <text:span text:style-name="Source_20_Text">kapt</text:span> configuration is placed <text:span text:style-name="Strong_20_Emphasis">inside </text:span><text:span text:style-name="Strong_20_Emphasis"><text:span text:style-name="Source_20_Text">android.kotlinOptions</text:span></text:span> or better yet, <text:span text:style-name="Strong_20_Emphasis">use the new Room plugin</text:span>.</text:p>
      <text:h text:style-name="Heading_20_4" text:outline-level="4">Recommended Option A: Disable schema export</text:h>
      <text:p text:style-name="Text_20_body">In <text:span text:style-name="Source_20_Text">TaskDatabase.kt</text:span>:</text:p>
      <text:p text:style-name="Preformatted_20_Text">kotlin</text:p>
      <text:p text:style-name="Preformatted_20_Text">CopyEdit</text:p>
      <text:p text:style-name="P2"><text:span text:style-name="Source_20_Text">@Database(entities = [Task::class], version = 1, exportSchema = false)</text:span></text:p>
      <text:p text:style-name="Text_20_body">✅ This avoids the need for <text:span text:style-name="Source_20_Text">room.schemaLocation</text:span> entirely.</text:p>
      <text:p text:style-name="Horizontal_20_Line"/>
      <text:h text:style-name="Heading_20_4" text:outline-level="4"><text:soft-page-break/>Option B: Enable schema export correctly (optional)</text:h>
      <text:p text:style-name="Text_20_body">If you <text:span text:style-name="Strong_20_Emphasis">want</text:span> schema export for versioning (recommended for big projects), do this:</text:p>
      <text:p text:style-name="Text_20_body">In <text:span text:style-name="Source_20_Text">build.gradle.kts</text:span>:</text:p>
      <text:p text:style-name="Preformatted_20_Text">kotlin</text:p>
      <text:p text:style-name="Preformatted_20_Text">CopyEdit</text:p>
      <text:p text:style-name="P1"><text:span text:style-name="Source_20_Text">kapt {</text:span></text:p>
      <text:p text:style-name="P3"><text:span text:style-name="Source_20_Text"><text:s text:c="4"/>arguments {</text:span></text:p>
      <text:p text:style-name="P3"><text:span text:style-name="Source_20_Text"><text:s text:c="8"/>arg("room.schemaLocation", "$projectDir/schemas")</text:span></text:p>
      <text:p text:style-name="P3"><text:span text:style-name="Source_20_Text"><text:s text:c="4"/>}</text:span></text:p>
      <text:p text:style-name="P4"><text:span text:style-name="Source_20_Text">}</text:span></text:p>
      <text:p text:style-name="Text_20_body">And create the folder:</text:p>
      <text:p text:style-name="Preformatted_20_Text">bash</text:p>
      <text:p text:style-name="Preformatted_20_Text">CopyEdit</text:p>
      <text:p text:style-name="P2"><text:span text:style-name="Source_20_Text">app/schemas/</text:span></text:p>
      <text:p text:style-name="Text_20_body">Then, make sure this is also set:</text:p>
      <text:p text:style-name="Preformatted_20_Text">kotlin</text:p>
      <text:p text:style-name="Preformatted_20_Text">CopyEdit</text:p>
      <text:p text:style-name="P2"><text:span text:style-name="Source_20_Text">@Database(entities = [Task::class], version = 1, exportSchema = true)</text:span></text:p>
      <text:p text:style-name="Horizontal_20_Line"/>
      <text:h text:style-name="Heading_20_3" text:outline-level="3">✅ Summary of Fixes</text:h>
      <table:table table:name="Table2" table:style-name="Table2">
        <table:table-column table:style-name="Table2.A"/>
        <table:table-column table:style-name="Table2.B"/>
        <table:table-header-rows>
          <table:table-row>
            <table:table-cell table:style-name="Table2.A1" office:value-type="string">
              <text:p text:style-name="Table_20_Heading">Issue</text:p>
            </table:table-cell>
            <table:table-cell table:style-name="Table2.A1" office:value-type="string">
              <text:p text:style-name="Table_20_Heading">Fix</text:p>
            </table:table-cell>
          </table:table-row>
        </table:table-header-rows>
        <table:table-row>
          <table:table-cell table:style-name="Table2.A1" office:value-type="string">
            <text:p text:style-name="Table_20_Contents"><text:span text:style-name="Source_20_Text">Can't reference type from default package</text:span></text:p>
          </table:table-cell>
          <table:table-cell table:style-name="Table2.A1" office:value-type="string">
            <text:p text:style-name="Table_20_Contents">Add <text:span text:style-name="Source_20_Text">package com.abmn.todoapp</text:span> to all your Kotlin files</text:p>
          </table:table-cell>
        </table:table-row>
        <table:table-row>
          <table:table-cell table:style-name="Table2.A1" office:value-type="string">
            <text:p text:style-name="Table_20_Contents"><text:span text:style-name="Source_20_Text">room.schemaLocation</text:span> not recognized</text:p>
          </table:table-cell>
          <table:table-cell table:style-name="Table2.A1" office:value-type="string">
            <text:p text:style-name="Table_20_Contents">Either set <text:span text:style-name="Source_20_Text">exportSchema = false</text:span> <text:span text:style-name="Strong_20_Emphasis">or</text:span> configure <text:span text:style-name="Source_20_Text">kapt.arguments</text:span> properly</text:p>
          </table:table-cell>
        </table:table-row>
        <table:table-row>
          <table:table-cell table:style-name="Table2.A1" office:value-type="string">
            <text:p text:style-name="Table_20_Contents"><text:span text:style-name="Source_20_Text">Kapt fallback to 1.9</text:span></text:p>
          </table:table-cell>
          <table:table-cell table:style-name="Table2.A1" office:value-type="string">
            <text:p text:style-name="Table_20_Contents">Ignore for now — it’s safe</text:p>
          </table:table-cell>
        </table:table-row>
      </table:table>
      <text:p text:style-name="Horizontal_20_Line"/>
      <text:p text:style-name="Text_20_body">Would you like me to go through each file you posted and show where to add the <text:span text:style-name="Source_20_Text">package com.abmn.todoapp</text:span> line to fix everything properly?</text:p>
      <text:p text:style-name="Text_20_body">4o</text:p>
      <text:h text:style-name="Heading_20_5" text:outline-level="5">You said:</text:h>
      <text:p text:style-name="Text_20_body">ok after following above steps i am still see the app crashes in the mobile</text:p>
      <text:h text:style-name="Heading_20_6" text:outline-level="6">ChatGPT said:</text:h>
      <text:p text:style-name="Text_20_body">Thanks for confirming that you've followed the steps. Since your app is <text:span text:style-name="Strong_20_Emphasis">still crashing</text:span>, we need to identify the exact <text:span text:style-name="Strong_20_Emphasis">runtime cause</text:span>.</text:p>
      <text:h text:style-name="Heading_20_3" text:outline-level="3">✅ Please do this:</text:h>
      <text:list text:style-name="L41">
        <text:list-item>
          <text:p text:style-name="P52"><text:span text:style-name="Strong_20_Emphasis">Run the app on your device/emulator.</text:span></text:p>
        </text:list-item>
        <text:list-item>
          <text:p text:style-name="P52">As soon as it crashes, <text:span text:style-name="Strong_20_Emphasis">open Logcat</text:span> in Android Studio.</text:p>
        </text:list-item>
        <text:list-item>
          <text:p text:style-name="P52">Look for the <text:span text:style-name="Strong_20_Emphasis">exception stack trace</text:span>, especially the part that starts with something like:</text:p>
          <text:p text:style-name="P7"><text:soft-page-break/>yaml</text:p>
          <text:p text:style-name="P7">CopyEdit</text:p>
          <text:p text:style-name="P9"><text:span text:style-name="Source_20_Text">java.lang.RuntimeException: ...</text:span></text:p>
          <text:p text:style-name="P8"><text:span text:style-name="Source_20_Text">Caused by: ...</text:span></text:p>
        </text:list-item>
      </text:list>
      <text:p text:style-name="Horizontal_20_Line"/>
      <text:h text:style-name="Heading_20_3" text:outline-level="3">🔍 What I need from you:</text:h>
      <text:p text:style-name="Text_20_body">Please <text:span text:style-name="Strong_20_Emphasis">copy-paste the crash log (the red error text)</text:span> from Logcat, starting from the top <text:span text:style-name="Source_20_Text">RuntimeException</text:span> line down to at least 10–15 lines below it (or all lines with a red error icon).</text:p>
      <text:p text:style-name="Text_20_body">This will tell us:</text:p>
      <text:list text:style-name="L42">
        <text:list-item>
          <text:p text:style-name="P53">Which class or line is causing the crash</text:p>
        </text:list-item>
        <text:list-item>
          <text:p text:style-name="P53">If it's a missing Room entity, null pointer, lifecycle error, etc.</text:p>
        </text:list-item>
      </text:list>
      <text:p text:style-name="Text_20_body">Once you share the crash log, I’ll give you the exact fix.</text:p>
      <text:p text:style-name="Text_20_body">Would you like help locating Logcat or filtering for errors if you’re unsure?</text:p>
      <text:p text:style-name="Text_20_body">4o</text:p>
      <text:h text:style-name="Heading_20_5" text:outline-level="5">You said:</text:h>
      <text:p text:style-name="Text_20_body">one thing, do i need to run room database seperately in mobile</text:p>
      <text:h text:style-name="Heading_20_6" text:outline-level="6">ChatGPT said:</text:h>
      <text:p text:style-name="Text_20_body">Good question — <text:span text:style-name="Strong_20_Emphasis">no, you do </text:span><text:span text:style-name="Strong_20_Emphasis"><text:span text:style-name="Emphasis">not</text:span></text:span><text:span text:style-name="Strong_20_Emphasis"> need to run Room separately</text:span>.</text:p>
      <text:p text:style-name="Text_20_body">👉 Room <text:span text:style-name="Strong_20_Emphasis">is an embedded database</text:span> inside your Android app.<text:line-break/>When you install and run your app, Room automatically:</text:p>
      <text:list text:style-name="L43">
        <text:list-item>
          <text:p text:style-name="P54"><text:span text:style-name="Strong_20_Emphasis">creates the database file</text:span> inside the app's private storage</text:p>
        </text:list-item>
        <text:list-item>
          <text:p text:style-name="P54"><text:span text:style-name="Strong_20_Emphasis">manages</text:span> reading and writing data</text:p>
        </text:list-item>
        <text:list-item>
          <text:p text:style-name="P54"><text:span text:style-name="Strong_20_Emphasis">handles</text:span> database tables (<text:span text:style-name="Source_20_Text">Entity</text:span> classes like your <text:span text:style-name="Source_20_Text">Task</text:span>)</text:p>
        </text:list-item>
      </text:list>
      <text:p text:style-name="Text_20_body">You don't have to manually start Room or run any database server. It all happens <text:span text:style-name="Strong_20_Emphasis">inside the app</text:span>, automatically, when you use <text:span text:style-name="Source_20_Text">Room.databaseBuilder()</text:span>.</text:p>
      <text:p text:style-name="Horizontal_20_Line"/>
      <text:p text:style-name="Text_20_body">However, if <text:span text:style-name="Strong_20_Emphasis">your app code is wrong</text:span> (e.g., you made a mistake in Room setup, or missing migrations, or wrong entity class), the app can crash at <text:span text:style-name="Strong_20_Emphasis">runtime</text:span> when it tries to create or access the database.</text:p>
      <text:p text:style-name="Text_20_body">That's probably what's happening to you right now.</text:p>
      <text:p text:style-name="Horizontal_20_Line"/>
      <text:p text:style-name="Text_20_body">⚡ <text:span text:style-name="Strong_20_Emphasis">Summary:</text:span></text:p>
      <text:list text:style-name="L44">
        <text:list-item>
          <text:p text:style-name="P55">You do NOT need to "start" or "run" Room separately.</text:p>
        </text:list-item>
        <text:list-item>
          <text:p text:style-name="P55">You only need to make sure your Room setup (Entity, DAO, Database) is correct.</text:p>
        </text:list-item>
        <text:list-item>
          <text:p text:style-name="P55">Crashes related to Room will show up in <text:span text:style-name="Strong_20_Emphasis">Logcat</text:span>.</text:p>
        </text:list-item>
      </text:list>
      <text:p text:style-name="Horizontal_20_Line"><text:soft-page-break/></text:p>
      <text:p text:style-name="Text_20_body">🔔 Please now <text:span text:style-name="Strong_20_Emphasis">send me your Logcat crash output</text:span> when the app crashes — so we can fix the real reason.<text:line-break/>Would you like me to guide you exactly how to filter only the crash in Logcat if needed? 🚀</text:p>
      <text:p text:style-name="Text_20_body">4o</text:p>
      <text:h text:style-name="Heading_20_5" text:outline-level="5">You said:</text:h>
      <text:p text:style-name="Text_20_body">FATAL EXCEPTION: main Process: com.abmn.todoapp, PID: 25391 java.lang.RuntimeException: Unable to start activity ComponentInfo{com.abmn.todoapp/com.abmn.todoapp.MainActivity}: java.lang.NullPointerException at android.app.ActivityThread.performLaunchActivity(ActivityThread.java:3987) at android.app.ActivityThread.handleLaunchActivity(ActivityThread.java:4140) at android.app.servertransaction.LaunchActivityItem.execute(LaunchActivityItem.java:103) at android.app.servertransaction.TransactionExecutor.executeCallbacks(TransactionExecutor.java:149) at android.app.servertransaction.TransactionExecutor.execute(TransactionExecutor.java:99) at android.app.ActivityThread$H.handleMessage(ActivityThread.java:2585) at android.os.Handler.dispatchMessage(Handler.java:106) at android.os.Looper.loopOnce(Looper.java:224) at android.os.Looper.loop(Looper.java:318) at android.app.ActivityThread.main(ActivityThread.java:8772) at java.lang.reflect.Method.invoke(Native Method) at com.android.internal.os.RuntimeInit$MethodAndArgsCaller.run(RuntimeInit.java:561) at com.android.internal.os.ZygoteInit.main(ZygoteInit.java:1013) Caused by: java.lang.NullPointerException at androidx.room.Room.getGeneratedImplementation(Room.kt:42) at androidx.room.RoomDatabase$Builder.build(RoomDatabase.kt:1351) at TaskDatabase$Companion.getDatabase(TaskDatabase.kt:19) at TaskViewModelFactory.&lt;init&gt;(TaskViewModelFactory.kt:6) at com.abmn.todoapp.MainActivity.onCreate(MainActivity.kt:43) at android.app.Activity.performCreate(Activity.java:8891) at android.app.Activity.performCreate(Activity.java:8856) at android.app.Instrumentation.callActivityOnCreate(Instrumentation.java:1471) at android.app.ActivityThread.performLaunchActivity(ActivityThread.java:3969) at android.app.ActivityThread.handleLaunchActivity(ActivityThread.java:4140)  at android.app.servertransaction.LaunchActivityItem.execute(LaunchActivityItem.java:103)  at android.app.servertransaction.TransactionExecutor.executeCallbacks(TransactionExecutor.java:149)  at android.app.servertransaction.TransactionExecutor.execute(TransactionExecutor.java:99)  at android.app.ActivityThread$H.handleMessage(ActivityThread.java:2585)  at android.os.Handler.dispatchMessage(Handler.java:106)  at android.os.Looper.loopOnce(Looper.java:224)  at android.os.Looper.loop(Looper.java:318)  at android.app.ActivityThread.main(ActivityThread.java:8772)  at java.lang.reflect.Method.invoke(Native Method)  at com.android.internal.os.RuntimeInit$MethodAndArgsCaller.run(RuntimeInit.java:561)  at com.android.internal.os.ZygoteInit.main(ZygoteInit.java:1013)  2025-04-24 15:28:45.506 26129-26129 AndroidRuntime pid-26129 E FATAL EXCEPTION: main Process: com.abmn.todoapp, PID: 26129 java.lang.RuntimeException: Unable to start activity ComponentInfo{com.abmn.todoapp/com.abmn.todoapp.MainActivity}: <text:soft-page-break/>java.lang.NullPointerException at android.app.ActivityThread.performLaunchActivity(ActivityThread.java:3987) at android.app.ActivityThread.handleLaunchActivity(ActivityThread.java:4140) at android.app.servertransaction.LaunchActivityItem.execute(LaunchActivityItem.java:103) at android.app.servertransaction.TransactionExecutor.executeCallbacks(TransactionExecutor.java:149) at android.app.servertransaction.TransactionExecutor.execute(TransactionExecutor.java:99) at android.app.ActivityThread$H.handleMessage(ActivityThread.java:2585) at android.os.Handler.dispatchMessage(Handler.java:106) at android.os.Looper.loopOnce(Looper.java:224) at android.os.Looper.loop(Looper.java:318) at android.app.ActivityThread.main(ActivityThread.java:8772) at java.lang.reflect.Method.invoke(Native Method) at com.android.internal.os.RuntimeInit$MethodAndArgsCaller.run(RuntimeInit.java:561) at com.android.internal.os.ZygoteInit.main(ZygoteInit.java:1013) Caused by: java.lang.NullPointerException</text:p>
      <text:h text:style-name="Heading_20_6" text:outline-level="6">ChatGPT said:</text:h>
      <text:p text:style-name="Text_20_body">Thanks — now we're getting somewhere!</text:p>
      <text:p text:style-name="Horizontal_20_Line"/>
      <text:p text:style-name="Text_20_body">From your Logcat, the important parts are:</text:p>
      <text:p text:style-name="Preformatted_20_Text">php</text:p>
      <text:p text:style-name="Preformatted_20_Text">CopyEdit</text:p>
      <text:p text:style-name="P1"><text:span text:style-name="Source_20_Text">Caused by: java.lang.NullPointerException</text:span></text:p>
      <text:p text:style-name="P3"><text:span text:style-name="Source_20_Text"><text:s text:c="4"/>at androidx.room.Room.getGeneratedImplementation(Room.kt:42)</text:span></text:p>
      <text:p text:style-name="P3"><text:span text:style-name="Source_20_Text"><text:s text:c="4"/>at androidx.room.RoomDatabase$Builder.build(RoomDatabase.kt:1351)</text:span></text:p>
      <text:p text:style-name="P4"><text:span text:style-name="Source_20_Text"><text:s text:c="4"/>at TaskDatabase$Companion.getDatabase(TaskDatabase.kt:19)</text:span></text:p>
      <text:p text:style-name="Text_20_body">and</text:p>
      <text:p text:style-name="Preformatted_20_Text">nginx</text:p>
      <text:p text:style-name="Preformatted_20_Text">CopyEdit</text:p>
      <text:p text:style-name="P1"><text:span text:style-name="Source_20_Text">Caused by: java.lang.NullPointerException</text:span></text:p>
      <text:p text:style-name="P4"><text:span text:style-name="Source_20_Text"><text:s text:c="4"/>at com.abmn.todoapp.MainActivity.onCreate(MainActivity.kt:43)</text:span></text:p>
      <text:p text:style-name="Horizontal_20_Line"/>
      <text:p text:style-name="Text_20_body">✅ <text:span text:style-name="Strong_20_Emphasis">What this means:</text:span></text:p>
      <text:p text:style-name="Text_20_body">Room is trying to find the <text:span text:style-name="Strong_20_Emphasis">generated code</text:span> for your <text:span text:style-name="Source_20_Text">TaskDatabase</text:span> (which should be something like <text:span text:style-name="Source_20_Text">TaskDatabase_Impl</text:span>)<text:line-break/><text:span text:style-name="Strong_20_Emphasis">but it can't find it</text:span>, so it crashes with a <text:span text:style-name="Source_20_Text">NullPointerException</text:span>.</text:p>
      <text:p text:style-name="Text_20_body">This usually happens because:</text:p>
      <text:list text:style-name="L45">
        <text:list-item>
          <text:p text:style-name="P56">Room annotation processor (<text:span text:style-name="Source_20_Text">kapt</text:span>) did not generate the database class.</text:p>
        </text:list-item>
        <text:list-item>
          <text:p text:style-name="P56"><text:span text:style-name="Strong_20_Emphasis">OR</text:span> your <text:span text:style-name="Source_20_Text">TaskDatabase.kt</text:span> is missing proper <text:span text:style-name="Source_20_Text">@Database</text:span> and <text:span text:style-name="Source_20_Text">@Entity</text:span> setup.</text:p>
        </text:list-item>
        <text:list-item>
          <text:p text:style-name="P56"><text:span text:style-name="Strong_20_Emphasis">OR</text:span> your file/package structure is wrong (like missing package declaration at the top).</text:p>
        </text:list-item>
      </text:list>
      <text:p text:style-name="Horizontal_20_Line"/>
      <text:h text:style-name="Heading_20_3" text:outline-level="3"><text:soft-page-break/>I checked your earlier code and <text:span text:style-name="Strong_20_Emphasis">I see the problem:</text:span></text:h>
      <text:p text:style-name="Text_20_body">Your <text:span text:style-name="Source_20_Text">TaskDatabase.kt</text:span> <text:span text:style-name="Strong_20_Emphasis">does not have a </text:span><text:span text:style-name="Strong_20_Emphasis"><text:span text:style-name="Source_20_Text">package</text:span></text:span><text:span text:style-name="Strong_20_Emphasis"> line at the top!</text:span></text:p>
      <text:p text:style-name="Text_20_body">Example:</text:p>
      <text:p text:style-name="Preformatted_20_Text">kotlin</text:p>
      <text:p text:style-name="Preformatted_20_Text">CopyEdit</text:p>
      <text:p text:style-name="P2"><text:span text:style-name="Source_20_Text">package com.abmn.todoapp</text:span></text:p>
      <text:p text:style-name="Text_20_body">is <text:span text:style-name="Strong_20_Emphasis">missing</text:span> in <text:span text:style-name="Source_20_Text">TaskDatabase.kt</text:span>, <text:span text:style-name="Source_20_Text">Task.kt</text:span>, <text:span text:style-name="Source_20_Text">TaskDao.kt</text:span>, and even in <text:span text:style-name="Source_20_Text">TaskViewModel.kt</text:span>!</text:p>
      <text:p text:style-name="Text_20_body"><text:span text:style-name="Strong_20_Emphasis">If Kotlin classes are not in a package, Room compiler can't properly generate the code.</text:span></text:p>
      <text:p text:style-name="Horizontal_20_Line"/>
      <text:h text:style-name="Heading_20_3" text:outline-level="3">🚑 How to fix:</text:h>
      <text:p text:style-name="Text_20_body">👉 Add this <text:span text:style-name="Strong_20_Emphasis">at the top</text:span> of every Kotlin file related to Room:</text:p>
      <text:p text:style-name="Preformatted_20_Text">kotlin</text:p>
      <text:p text:style-name="Preformatted_20_Text">CopyEdit</text:p>
      <text:p text:style-name="P2"><text:span text:style-name="Source_20_Text">package com.abmn.todoapp</text:span></text:p>
      <text:p text:style-name="Text_20_body"><text:span text:style-name="Strong_20_Emphasis">Files needing the fix:</text:span></text:p>
      <text:list text:style-name="L46">
        <text:list-item>
          <text:p text:style-name="P57"><text:span text:style-name="Source_20_Text">Task.kt</text:span></text:p>
        </text:list-item>
        <text:list-item>
          <text:p text:style-name="P57"><text:span text:style-name="Source_20_Text">TaskDao.kt</text:span></text:p>
        </text:list-item>
        <text:list-item>
          <text:p text:style-name="P57"><text:span text:style-name="Source_20_Text">TaskDatabase.kt</text:span></text:p>
        </text:list-item>
        <text:list-item>
          <text:p text:style-name="P57"><text:span text:style-name="Source_20_Text">TaskRepository.kt</text:span></text:p>
        </text:list-item>
        <text:list-item>
          <text:p text:style-name="P57"><text:span text:style-name="Source_20_Text">TaskViewModel.kt</text:span></text:p>
        </text:list-item>
        <text:list-item>
          <text:p text:style-name="P57"><text:span text:style-name="Source_20_Text">TaskViewModelFactory.kt</text:span></text:p>
        </text:list-item>
      </text:list>
      <text:p text:style-name="Text_20_body">Basically, everything should be inside <text:span text:style-name="Source_20_Text">package com.abmn.todoapp</text:span>.</text:p>
      <text:p text:style-name="Horizontal_20_Line"/>
      <text:h text:style-name="Heading_20_3" text:outline-level="3">📋 Example: Corrected <text:span text:style-name="Source_20_Text">TaskDatabase.kt</text:span></text:h>
      <text:p text:style-name="Preformatted_20_Text">kotlin</text:p>
      <text:p text:style-name="Preformatted_20_Text">CopyEdit</text:p>
      <text:p text:style-name="P1"><text:span text:style-name="Source_20_Text">package com.abmn.todoapp</text:span></text:p>
      <text:p text:style-name="P3"/>
      <text:p text:style-name="P3"><text:span text:style-name="Source_20_Text">import android.content.Context</text:span></text:p>
      <text:p text:style-name="P3"><text:span text:style-name="Source_20_Text">import androidx.room.Database</text:span></text:p>
      <text:p text:style-name="P3"><text:span text:style-name="Source_20_Text">import androidx.room.Room</text:span></text:p>
      <text:p text:style-name="P3"><text:span text:style-name="Source_20_Text">import androidx.room.RoomDatabase</text:span></text:p>
      <text:p text:style-name="P3"/>
      <text:p text:style-name="P3"><text:span text:style-name="Source_20_Text">@Database(entities = [Task::class], version = 1)</text:span></text:p>
      <text:p text:style-name="P3"><text:span text:style-name="Source_20_Text">abstract class TaskDatabase : RoomDatabase() {</text:span></text:p>
      <text:p text:style-name="P3"><text:span text:style-name="Source_20_Text"><text:s text:c="4"/>abstract fun taskDao(): TaskDao</text:span></text:p>
      <text:p text:style-name="P3"/>
      <text:p text:style-name="P3"><text:span text:style-name="Source_20_Text"><text:s text:c="4"/>companion object {</text:span></text:p>
      <text:p text:style-name="P3"><text:span text:style-name="Source_20_Text"><text:s text:c="8"/>@Volatile private var INSTANCE: TaskDatabase? = null</text:span></text:p>
      <text:p text:style-name="P3"/>
      <text:p text:style-name="P3"><text:soft-page-break/><text:span text:style-name="Source_20_Text"><text:s text:c="8"/>fun getDatabase(context: Context): TaskDatabase {</text:span></text:p>
      <text:p text:style-name="P3"><text:span text:style-name="Source_20_Text"><text:s text:c="12"/>return INSTANCE ?: synchronized(this) {</text:span></text:p>
      <text:p text:style-name="P3"><text:span text:style-name="Source_20_Text"><text:s text:c="16"/>val instance = Room.databaseBuilder(</text:span></text:p>
      <text:p text:style-name="P3"><text:span text:style-name="Source_20_Text"><text:s text:c="20"/>context.applicationContext,</text:span></text:p>
      <text:p text:style-name="P3"><text:span text:style-name="Source_20_Text"><text:s text:c="20"/>TaskDatabase::class.java,</text:span></text:p>
      <text:p text:style-name="P3"><text:span text:style-name="Source_20_Text"><text:s text:c="20"/>"task_database"</text:span></text:p>
      <text:p text:style-name="P3"><text:span text:style-name="Source_20_Text"><text:s text:c="16"/>).build()</text:span></text:p>
      <text:p text:style-name="P3"><text:span text:style-name="Source_20_Text"><text:s text:c="16"/>INSTANCE = instance</text:span></text:p>
      <text:p text:style-name="P3"><text:span text:style-name="Source_20_Text"><text:s text:c="16"/>instance</text:span></text:p>
      <text:p text:style-name="P3"><text:span text:style-name="Source_20_Text"><text:s text:c="12"/>}</text:span></text:p>
      <text:p text:style-name="P3"><text:span text:style-name="Source_20_Text"><text:s text:c="8"/>}</text:span></text:p>
      <text:p text:style-name="P3"><text:span text:style-name="Source_20_Text"><text:s text:c="4"/>}</text:span></text:p>
      <text:p text:style-name="P4"><text:span text:style-name="Source_20_Text">}</text:span></text:p>
      <text:p text:style-name="Horizontal_20_Line"/>
      <text:h text:style-name="Heading_20_3" text:outline-level="3">📢 After you add <text:span text:style-name="Source_20_Text">package com.abmn.todoapp</text:span> to all files:</text:h>
      <text:list text:style-name="L47">
        <text:list-item>
          <text:p text:style-name="P58"><text:span text:style-name="Strong_20_Emphasis">Clean Project</text:span> (Build → Clean Project)</text:p>
        </text:list-item>
        <text:list-item>
          <text:p text:style-name="P58"><text:span text:style-name="Strong_20_Emphasis">Rebuild Project</text:span> (Build → Rebuild Project)</text:p>
        </text:list-item>
      </text:list>
      <text:p text:style-name="Text_20_body">This will force <text:span text:style-name="Strong_20_Emphasis">Room to regenerate the missing </text:span><text:span text:style-name="Strong_20_Emphasis"><text:span text:style-name="Source_20_Text">TaskDatabase_Impl</text:span></text:span><text:span text:style-name="Strong_20_Emphasis"> class</text:span> properly.</text:p>
      <text:p text:style-name="Horizontal_20_Line"/>
      <text:h text:style-name="Heading_20_3" text:outline-level="3">🔥 Important:</text:h>
      <text:p text:style-name="Text_20_body">Without proper package structure, Room cannot generate its implementation files correctly.</text:p>
      <text:p text:style-name="Text_20_body">That's why <text:span text:style-name="Source_20_Text">Room.getGeneratedImplementation()</text:span> crashes with <text:span text:style-name="Source_20_Text">NullPointerException</text:span>!</text:p>
      <text:p text:style-name="Horizontal_20_Line"/>
      <text:p text:style-name="Text_20_body">Would you like me to send you <text:span text:style-name="Strong_20_Emphasis">a full correct copy</text:span> of all your files (Task, DAO, Database, ViewModel, etc.) together? 🚀 (it'll be quick to paste and fix everything)<text:line-break/>Just say yes! ✅</text:p>
      <text:p text:style-name="Text_20_body">4o</text:p>
      <text:h text:style-name="Heading_20_5" text:outline-level="5">You said:</text:h>
      <text:p text:style-name="Text_20_body">yes</text:p>
      <text:h text:style-name="Heading_20_6" text:outline-level="6">ChatGPT said:</text:h>
      <text:p text:style-name="Text_20_body">Perfect — here’s the <text:span text:style-name="Strong_20_Emphasis">FULL corrected version</text:span> of your files, ready to copy-paste.<text:line-break/>I will make sure <text:span text:style-name="Strong_20_Emphasis">all</text:span> have <text:span text:style-name="Source_20_Text">package com.abmn.todoapp</text:span> at the top.</text:p>
      <text:p text:style-name="Horizontal_20_Line"/>
      <text:h text:style-name="Heading_20_1" text:outline-level="1">📁 <text:span text:style-name="Source_20_Text">Task.kt</text:span></text:h>
      <text:p text:style-name="Preformatted_20_Text">kotlin</text:p>
      <text:p text:style-name="Preformatted_20_Text">CopyEdit</text:p>
      <text:p text:style-name="P1"><text:span text:style-name="Source_20_Text">package com.abmn.todoapp</text:span></text:p>
      <text:p text:style-name="P3"/>
      <text:p text:style-name="P3"><text:span text:style-name="Source_20_Text">import androidx.room.Entity</text:span></text:p>
      <text:p text:style-name="P3"><text:soft-page-break/><text:span text:style-name="Source_20_Text">import androidx.room.PrimaryKey</text:span></text:p>
      <text:p text:style-name="P3"/>
      <text:p text:style-name="P3"><text:span text:style-name="Source_20_Text">@Entity(tableName = "tasks")</text:span></text:p>
      <text:p text:style-name="P3"><text:span text:style-name="Source_20_Text">data class Task(</text:span></text:p>
      <text:p text:style-name="P3"><text:span text:style-name="Source_20_Text"><text:s text:c="4"/>@PrimaryKey(autoGenerate = true) val id: Int = 0,</text:span></text:p>
      <text:p text:style-name="P3"><text:span text:style-name="Source_20_Text"><text:s text:c="4"/>val title: String</text:span></text:p>
      <text:p text:style-name="P4"><text:span text:style-name="Source_20_Text">)</text:span></text:p>
      <text:p text:style-name="Horizontal_20_Line"/>
      <text:h text:style-name="Heading_20_1" text:outline-level="1">📁 <text:span text:style-name="Source_20_Text">TaskDao.kt</text:span></text:h>
      <text:p text:style-name="Preformatted_20_Text">kotlin</text:p>
      <text:p text:style-name="Preformatted_20_Text">CopyEdit</text:p>
      <text:p text:style-name="P1"><text:span text:style-name="Source_20_Text">package com.abmn.todoapp</text:span></text:p>
      <text:p text:style-name="P3"/>
      <text:p text:style-name="P3"><text:span text:style-name="Source_20_Text">import androidx.room.*</text:span></text:p>
      <text:p text:style-name="P3"><text:span text:style-name="Source_20_Text">import kotlinx.coroutines.flow.Flow</text:span></text:p>
      <text:p text:style-name="P3"/>
      <text:p text:style-name="P3"><text:span text:style-name="Source_20_Text">@Dao</text:span></text:p>
      <text:p text:style-name="P3"><text:span text:style-name="Source_20_Text">interface TaskDao {</text:span></text:p>
      <text:p text:style-name="P3"><text:span text:style-name="Source_20_Text"><text:s text:c="4"/>@Insert(onConflict = OnConflictStrategy.REPLACE)</text:span></text:p>
      <text:p text:style-name="P3"><text:span text:style-name="Source_20_Text"><text:s text:c="4"/>suspend fun insertTask(task: Task)</text:span></text:p>
      <text:p text:style-name="P3"/>
      <text:p text:style-name="P3"><text:span text:style-name="Source_20_Text"><text:s text:c="4"/>@Delete</text:span></text:p>
      <text:p text:style-name="P3"><text:span text:style-name="Source_20_Text"><text:s text:c="4"/>suspend fun deleteTask(task: Task)</text:span></text:p>
      <text:p text:style-name="P3"/>
      <text:p text:style-name="P3"><text:span text:style-name="Source_20_Text"><text:s text:c="4"/>@Query("SELECT * FROM tasks")</text:span></text:p>
      <text:p text:style-name="P3"><text:span text:style-name="Source_20_Text"><text:s text:c="4"/>fun getAllTasks(): Flow&lt;List&lt;Task&gt;&gt;</text:span></text:p>
      <text:p text:style-name="P4"><text:span text:style-name="Source_20_Text">}</text:span></text:p>
      <text:p text:style-name="Horizontal_20_Line"/>
      <text:h text:style-name="Heading_20_1" text:outline-level="1">📁 <text:span text:style-name="Source_20_Text">TaskDatabase.kt</text:span></text:h>
      <text:p text:style-name="Preformatted_20_Text">kotlin</text:p>
      <text:p text:style-name="Preformatted_20_Text">CopyEdit</text:p>
      <text:p text:style-name="P1"><text:span text:style-name="Source_20_Text">package com.abmn.todoapp</text:span></text:p>
      <text:p text:style-name="P3"/>
      <text:p text:style-name="P3"><text:span text:style-name="Source_20_Text">import android.content.Context</text:span></text:p>
      <text:p text:style-name="P3"><text:span text:style-name="Source_20_Text">import androidx.room.Database</text:span></text:p>
      <text:p text:style-name="P3"><text:span text:style-name="Source_20_Text">import androidx.room.Room</text:span></text:p>
      <text:p text:style-name="P3"><text:span text:style-name="Source_20_Text">import androidx.room.RoomDatabase</text:span></text:p>
      <text:p text:style-name="P3"/>
      <text:p text:style-name="P3"><text:span text:style-name="Source_20_Text">@Database(entities = [Task::class], version = 1)</text:span></text:p>
      <text:p text:style-name="P3"><text:span text:style-name="Source_20_Text">abstract class TaskDatabase : RoomDatabase() {</text:span></text:p>
      <text:p text:style-name="P3"><text:span text:style-name="Source_20_Text"><text:s text:c="4"/>abstract fun taskDao(): TaskDao</text:span></text:p>
      <text:p text:style-name="P3"/>
      <text:p text:style-name="P3"><text:span text:style-name="Source_20_Text"><text:s text:c="4"/>companion object {</text:span></text:p>
      <text:p text:style-name="P3"><text:span text:style-name="Source_20_Text"><text:s text:c="8"/>@Volatile private var INSTANCE: TaskDatabase? = null</text:span></text:p>
      <text:p text:style-name="P3"/>
      <text:p text:style-name="P3"><text:span text:style-name="Source_20_Text"><text:s text:c="8"/>fun getDatabase(context: Context): TaskDatabase {</text:span></text:p>
      <text:p text:style-name="P3"><text:span text:style-name="Source_20_Text"><text:s text:c="12"/>return INSTANCE ?: synchronized(this) {</text:span></text:p>
      <text:p text:style-name="P3"><text:span text:style-name="Source_20_Text"><text:s text:c="16"/>val instance = Room.databaseBuilder(</text:span></text:p>
      <text:p text:style-name="P3"><text:span text:style-name="Source_20_Text"><text:s text:c="20"/>context.applicationContext,</text:span></text:p>
      <text:p text:style-name="P3"><text:span text:style-name="Source_20_Text"><text:s text:c="20"/>TaskDatabase::class.java,</text:span></text:p>
      <text:p text:style-name="P3"><text:span text:style-name="Source_20_Text"><text:s text:c="20"/>"task_database"</text:span></text:p>
      <text:p text:style-name="P3"><text:span text:style-name="Source_20_Text"><text:s text:c="16"/>).build()</text:span></text:p>
      <text:p text:style-name="P3"><text:span text:style-name="Source_20_Text"><text:s text:c="16"/>INSTANCE = instance</text:span></text:p>
      <text:p text:style-name="P3"><text:soft-page-break/><text:span text:style-name="Source_20_Text"><text:s text:c="16"/>instance</text:span></text:p>
      <text:p text:style-name="P3"><text:span text:style-name="Source_20_Text"><text:s text:c="12"/>}</text:span></text:p>
      <text:p text:style-name="P3"><text:span text:style-name="Source_20_Text"><text:s text:c="8"/>}</text:span></text:p>
      <text:p text:style-name="P3"><text:span text:style-name="Source_20_Text"><text:s text:c="4"/>}</text:span></text:p>
      <text:p text:style-name="P4"><text:span text:style-name="Source_20_Text">}</text:span></text:p>
      <text:p text:style-name="Horizontal_20_Line"/>
      <text:h text:style-name="Heading_20_1" text:outline-level="1">📁 <text:span text:style-name="Source_20_Text">TaskRepository.kt</text:span></text:h>
      <text:p text:style-name="Preformatted_20_Text">kotlin</text:p>
      <text:p text:style-name="Preformatted_20_Text">CopyEdit</text:p>
      <text:p text:style-name="P1"><text:span text:style-name="Source_20_Text">package com.abmn.todoapp</text:span></text:p>
      <text:p text:style-name="P3"/>
      <text:p text:style-name="P3"><text:span text:style-name="Source_20_Text">import kotlinx.coroutines.flow.Flow</text:span></text:p>
      <text:p text:style-name="P3"/>
      <text:p text:style-name="P3"><text:span text:style-name="Source_20_Text">class TaskRepository(private val taskDao: TaskDao) {</text:span></text:p>
      <text:p text:style-name="P3"><text:span text:style-name="Source_20_Text"><text:s text:c="4"/>val tasks: Flow&lt;List&lt;Task&gt;&gt; = taskDao.getAllTasks()</text:span></text:p>
      <text:p text:style-name="P3"/>
      <text:p text:style-name="P3"><text:span text:style-name="Source_20_Text"><text:s text:c="4"/>suspend fun addTask(task: Task) {</text:span></text:p>
      <text:p text:style-name="P3"><text:span text:style-name="Source_20_Text"><text:s text:c="8"/>taskDao.insertTask(task)</text:span></text:p>
      <text:p text:style-name="P3"><text:span text:style-name="Source_20_Text"><text:s text:c="4"/>}</text:span></text:p>
      <text:p text:style-name="P3"/>
      <text:p text:style-name="P3"><text:span text:style-name="Source_20_Text"><text:s text:c="4"/>suspend fun deleteTask(task: Task) {</text:span></text:p>
      <text:p text:style-name="P3"><text:span text:style-name="Source_20_Text"><text:s text:c="8"/>taskDao.deleteTask(task)</text:span></text:p>
      <text:p text:style-name="P3"><text:span text:style-name="Source_20_Text"><text:s text:c="4"/>}</text:span></text:p>
      <text:p text:style-name="P4"><text:span text:style-name="Source_20_Text">}</text:span></text:p>
      <text:p text:style-name="Horizontal_20_Line"/>
      <text:h text:style-name="Heading_20_1" text:outline-level="1">📁 <text:span text:style-name="Source_20_Text">TaskViewModel.kt</text:span></text:h>
      <text:p text:style-name="Preformatted_20_Text">kotlin</text:p>
      <text:p text:style-name="Preformatted_20_Text">CopyEdit</text:p>
      <text:p text:style-name="P1"><text:span text:style-name="Source_20_Text">package com.abmn.todoapp</text:span></text:p>
      <text:p text:style-name="P3"/>
      <text:p text:style-name="P3"><text:span text:style-name="Source_20_Text">import androidx.lifecycle.ViewModel</text:span></text:p>
      <text:p text:style-name="P3"><text:span text:style-name="Source_20_Text">import androidx.lifecycle.viewModelScope</text:span></text:p>
      <text:p text:style-name="P3"><text:span text:style-name="Source_20_Text">import kotlinx.coroutines.flow.*</text:span></text:p>
      <text:p text:style-name="P3"><text:span text:style-name="Source_20_Text">import kotlinx.coroutines.launch</text:span></text:p>
      <text:p text:style-name="P3"/>
      <text:p text:style-name="P3"><text:span text:style-name="Source_20_Text">class TaskViewModel(private val repository: TaskRepository) : ViewModel() {</text:span></text:p>
      <text:p text:style-name="P3"><text:span text:style-name="Source_20_Text"><text:s text:c="4"/>val taskList: StateFlow&lt;List&lt;Task&gt;&gt; = repository.tasks.stateIn(</text:span></text:p>
      <text:p text:style-name="P3"><text:span text:style-name="Source_20_Text"><text:s text:c="8"/>viewModelScope,</text:span></text:p>
      <text:p text:style-name="P3"><text:span text:style-name="Source_20_Text"><text:s text:c="8"/>SharingStarted.WhileSubscribed(5000),</text:span></text:p>
      <text:p text:style-name="P3"><text:span text:style-name="Source_20_Text"><text:s text:c="8"/>emptyList()</text:span></text:p>
      <text:p text:style-name="P3"><text:span text:style-name="Source_20_Text"><text:s text:c="4"/>)</text:span></text:p>
      <text:p text:style-name="P3"/>
      <text:p text:style-name="P3"><text:span text:style-name="Source_20_Text"><text:s text:c="4"/>fun addTask(title: String) {</text:span></text:p>
      <text:p text:style-name="P3"><text:span text:style-name="Source_20_Text"><text:s text:c="8"/>viewModelScope.launch {</text:span></text:p>
      <text:p text:style-name="P3"><text:span text:style-name="Source_20_Text"><text:s text:c="12"/>repository.addTask(Task(title = title))</text:span></text:p>
      <text:p text:style-name="P3"><text:span text:style-name="Source_20_Text"><text:s text:c="8"/>}</text:span></text:p>
      <text:p text:style-name="P3"><text:span text:style-name="Source_20_Text"><text:s text:c="4"/>}</text:span></text:p>
      <text:p text:style-name="P3"/>
      <text:p text:style-name="P3"><text:span text:style-name="Source_20_Text"><text:s text:c="4"/>fun deleteTask(task: Task) {</text:span></text:p>
      <text:p text:style-name="P3"><text:span text:style-name="Source_20_Text"><text:s text:c="8"/>viewModelScope.launch {</text:span></text:p>
      <text:p text:style-name="P3"><text:span text:style-name="Source_20_Text"><text:s text:c="12"/>repository.deleteTask(task)</text:span></text:p>
      <text:p text:style-name="P3"><text:span text:style-name="Source_20_Text"><text:s text:c="8"/>}</text:span></text:p>
      <text:p text:style-name="P3"><text:span text:style-name="Source_20_Text"><text:s text:c="4"/>}</text:span></text:p>
      <text:p text:style-name="P4"><text:soft-page-break/><text:span text:style-name="Source_20_Text">}</text:span></text:p>
      <text:p text:style-name="Horizontal_20_Line"/>
      <text:h text:style-name="Heading_20_1" text:outline-level="1">📁 <text:span text:style-name="Source_20_Text">TaskViewModelFactory.kt</text:span></text:h>
      <text:p text:style-name="Preformatted_20_Text">kotlin</text:p>
      <text:p text:style-name="Preformatted_20_Text">CopyEdit</text:p>
      <text:p text:style-name="P1"><text:span text:style-name="Source_20_Text">package com.abmn.todoapp</text:span></text:p>
      <text:p text:style-name="P3"/>
      <text:p text:style-name="P3"><text:span text:style-name="Source_20_Text">import android.content.Context</text:span></text:p>
      <text:p text:style-name="P3"><text:span text:style-name="Source_20_Text">import androidx.lifecycle.ViewModel</text:span></text:p>
      <text:p text:style-name="P3"><text:span text:style-name="Source_20_Text">import androidx.lifecycle.ViewModelProvider</text:span></text:p>
      <text:p text:style-name="P3"/>
      <text:p text:style-name="P3"><text:span text:style-name="Source_20_Text">class TaskViewModelFactory(context: Context) : ViewModelProvider.Factory {</text:span></text:p>
      <text:p text:style-name="P3"><text:span text:style-name="Source_20_Text"><text:s text:c="4"/>private val database = TaskDatabase.getDatabase(context)</text:span></text:p>
      <text:p text:style-name="P3"><text:span text:style-name="Source_20_Text"><text:s text:c="4"/>private val repository = TaskRepository(database.taskDao())</text:span></text:p>
      <text:p text:style-name="P3"/>
      <text:p text:style-name="P3"><text:span text:style-name="Source_20_Text"><text:s text:c="4"/>override fun &lt;T : ViewModel&gt; create(modelClass: Class&lt;T&gt;): T {</text:span></text:p>
      <text:p text:style-name="P3"><text:span text:style-name="Source_20_Text"><text:s text:c="8"/>return TaskViewModel(repository) as T</text:span></text:p>
      <text:p text:style-name="P3"><text:span text:style-name="Source_20_Text"><text:s text:c="4"/>}</text:span></text:p>
      <text:p text:style-name="P4"><text:span text:style-name="Source_20_Text">}</text:span></text:p>
      <text:p text:style-name="Horizontal_20_Line"/>
      <text:h text:style-name="Heading_20_1" text:outline-level="1">📁 <text:span text:style-name="Source_20_Text">MainActivity.kt</text:span></text:h>
      <text:p text:style-name="Preformatted_20_Text">kotlin</text:p>
      <text:p text:style-name="Preformatted_20_Text">CopyEdit</text:p>
      <text:p text:style-name="P1"><text:span text:style-name="Source_20_Text">package com.abmn.todoapp</text:span></text:p>
      <text:p text:style-name="P3"/>
      <text:p text:style-name="P3"><text:span text:style-name="Source_20_Text">import android.os.Bundle</text:span></text:p>
      <text:p text:style-name="P3"><text:span text:style-name="Source_20_Text">import androidx.activity.ComponentActivity</text:span></text:p>
      <text:p text:style-name="P3"><text:span text:style-name="Source_20_Text">import androidx.activity.compose.setContent</text:span></text:p>
      <text:p text:style-name="P3"><text:span text:style-name="Source_20_Text">import androidx.compose.foundation.layout.*</text:span></text:p>
      <text:p text:style-name="P3"><text:span text:style-name="Source_20_Text">import androidx.compose.foundation.lazy.LazyColumn</text:span></text:p>
      <text:p text:style-name="P3"><text:span text:style-name="Source_20_Text">import androidx.compose.foundation.lazy.items</text:span></text:p>
      <text:p text:style-name="P3"><text:span text:style-name="Source_20_Text">import androidx.compose.material.icons.Icons</text:span></text:p>
      <text:p text:style-name="P3"><text:span text:style-name="Source_20_Text">import androidx.compose.material.icons.filled.Delete</text:span></text:p>
      <text:p text:style-name="P3"><text:span text:style-name="Source_20_Text">import androidx.compose.material3.*</text:span></text:p>
      <text:p text:style-name="P3"><text:span text:style-name="Source_20_Text">import androidx.compose.runtime.*</text:span></text:p>
      <text:p text:style-name="P3"><text:span text:style-name="Source_20_Text">import androidx.compose.ui.Modifier</text:span></text:p>
      <text:p text:style-name="P3"><text:span text:style-name="Source_20_Text">import androidx.compose.ui.unit.dp</text:span></text:p>
      <text:p text:style-name="P3"><text:span text:style-name="Source_20_Text">import androidx.lifecycle.ViewModelProvider</text:span></text:p>
      <text:p text:style-name="P3"/>
      <text:p text:style-name="P3"><text:span text:style-name="Source_20_Text">class MainActivity : ComponentActivity() {</text:span></text:p>
      <text:p text:style-name="P3"><text:span text:style-name="Source_20_Text"><text:s text:c="4"/>override fun onCreate(savedInstanceState: Bundle?) {</text:span></text:p>
      <text:p text:style-name="P3"><text:span text:style-name="Source_20_Text"><text:s text:c="8"/>super.onCreate(savedInstanceState)</text:span></text:p>
      <text:p text:style-name="P3"/>
      <text:p text:style-name="P3"><text:span text:style-name="Source_20_Text"><text:s text:c="8"/>val viewModel: TaskViewModel = ViewModelProvider(this, TaskViewModelFactory(this))[TaskViewModel::class.java]</text:span></text:p>
      <text:p text:style-name="P3"/>
      <text:p text:style-name="P3"><text:span text:style-name="Source_20_Text"><text:s text:c="8"/>setContent {</text:span></text:p>
      <text:p text:style-name="P3"><text:span text:style-name="Source_20_Text"><text:s text:c="12"/>ToDoApp(viewModel)</text:span></text:p>
      <text:p text:style-name="P3"><text:span text:style-name="Source_20_Text"><text:s text:c="8"/>}</text:span></text:p>
      <text:p text:style-name="P3"><text:span text:style-name="Source_20_Text"><text:s text:c="4"/>}</text:span></text:p>
      <text:p text:style-name="P3"><text:span text:style-name="Source_20_Text">}</text:span></text:p>
      <text:p text:style-name="P3"/>
      <text:p text:style-name="P3"><text:span text:style-name="Source_20_Text">@Composable</text:span></text:p>
      <text:p text:style-name="P3"><text:soft-page-break/><text:span text:style-name="Source_20_Text">fun ToDoApp(viewModel: TaskViewModel) {</text:span></text:p>
      <text:p text:style-name="P3"><text:span text:style-name="Source_20_Text"><text:s text:c="4"/>val taskList by viewModel.taskList.collectAsState()</text:span></text:p>
      <text:p text:style-name="P3"/>
      <text:p text:style-name="P3"><text:span text:style-name="Source_20_Text"><text:s text:c="4"/>var taskText by remember { mutableStateOf("") }</text:span></text:p>
      <text:p text:style-name="P3"/>
      <text:p text:style-name="P3"><text:span text:style-name="Source_20_Text"><text:s text:c="4"/>Column(Modifier.padding(16.dp)) {</text:span></text:p>
      <text:p text:style-name="P3"><text:span text:style-name="Source_20_Text"><text:s text:c="8"/>OutlinedTextField(</text:span></text:p>
      <text:p text:style-name="P3"><text:span text:style-name="Source_20_Text"><text:s text:c="12"/>value = taskText,</text:span></text:p>
      <text:p text:style-name="P3"><text:span text:style-name="Source_20_Text"><text:s text:c="12"/>onValueChange = { taskText = it },</text:span></text:p>
      <text:p text:style-name="P3"><text:span text:style-name="Source_20_Text"><text:s text:c="12"/>label = { Text("Enter a task") },</text:span></text:p>
      <text:p text:style-name="P3"><text:span text:style-name="Source_20_Text"><text:s text:c="12"/>modifier = Modifier.fillMaxWidth()</text:span></text:p>
      <text:p text:style-name="P3"><text:span text:style-name="Source_20_Text"><text:s text:c="8"/>)</text:span></text:p>
      <text:p text:style-name="P3"/>
      <text:p text:style-name="P3"><text:span text:style-name="Source_20_Text"><text:s text:c="8"/>Spacer(Modifier.height(8.dp))</text:span></text:p>
      <text:p text:style-name="P3"/>
      <text:p text:style-name="P3"><text:span text:style-name="Source_20_Text"><text:s text:c="8"/>Button(onClick = {</text:span></text:p>
      <text:p text:style-name="P3"><text:span text:style-name="Source_20_Text"><text:s text:c="12"/>if (taskText.isNotBlank()) {</text:span></text:p>
      <text:p text:style-name="P3"><text:span text:style-name="Source_20_Text"><text:s text:c="16"/>viewModel.addTask(taskText)</text:span></text:p>
      <text:p text:style-name="P3"><text:span text:style-name="Source_20_Text"><text:s text:c="16"/>taskText = ""</text:span></text:p>
      <text:p text:style-name="P3"><text:span text:style-name="Source_20_Text"><text:s text:c="12"/>}</text:span></text:p>
      <text:p text:style-name="P3"><text:span text:style-name="Source_20_Text"><text:s text:c="8"/>}) {</text:span></text:p>
      <text:p text:style-name="P3"><text:span text:style-name="Source_20_Text"><text:s text:c="12"/>Text("Add Task")</text:span></text:p>
      <text:p text:style-name="P3"><text:span text:style-name="Source_20_Text"><text:s text:c="8"/>}</text:span></text:p>
      <text:p text:style-name="P3"/>
      <text:p text:style-name="P3"><text:span text:style-name="Source_20_Text"><text:s text:c="8"/>Spacer(Modifier.height(16.dp))</text:span></text:p>
      <text:p text:style-name="P3"/>
      <text:p text:style-name="P3"><text:span text:style-name="Source_20_Text"><text:s text:c="8"/>LazyColumn {</text:span></text:p>
      <text:p text:style-name="P3"><text:span text:style-name="Source_20_Text"><text:s text:c="12"/>items(taskList) { task -&gt;</text:span></text:p>
      <text:p text:style-name="P3"><text:span text:style-name="Source_20_Text"><text:s text:c="16"/>TaskItem(task.title) {</text:span></text:p>
      <text:p text:style-name="P3"><text:span text:style-name="Source_20_Text"><text:s text:c="20"/>viewModel.deleteTask(task)</text:span></text:p>
      <text:p text:style-name="P3"><text:span text:style-name="Source_20_Text"><text:s text:c="16"/>}</text:span></text:p>
      <text:p text:style-name="P3"><text:span text:style-name="Source_20_Text"><text:s text:c="12"/>}</text:span></text:p>
      <text:p text:style-name="P3"><text:span text:style-name="Source_20_Text"><text:s text:c="8"/>}</text:span></text:p>
      <text:p text:style-name="P3"><text:span text:style-name="Source_20_Text"><text:s text:c="4"/>}</text:span></text:p>
      <text:p text:style-name="P3"><text:span text:style-name="Source_20_Text">}</text:span></text:p>
      <text:p text:style-name="P3"/>
      <text:p text:style-name="P3"><text:span text:style-name="Source_20_Text">@Composable</text:span></text:p>
      <text:p text:style-name="P3"><text:span text:style-name="Source_20_Text">fun TaskItem(task: String, onDelete: () -&gt; Unit) {</text:span></text:p>
      <text:p text:style-name="P3"><text:span text:style-name="Source_20_Text"><text:s text:c="4"/>Row(</text:span></text:p>
      <text:p text:style-name="P3"><text:span text:style-name="Source_20_Text"><text:s text:c="8"/>Modifier</text:span></text:p>
      <text:p text:style-name="P3"><text:span text:style-name="Source_20_Text"><text:s text:c="12"/>.fillMaxWidth()</text:span></text:p>
      <text:p text:style-name="P3"><text:span text:style-name="Source_20_Text"><text:s text:c="12"/>.padding(vertical = 4.dp),</text:span></text:p>
      <text:p text:style-name="P3"><text:span text:style-name="Source_20_Text"><text:s text:c="8"/>horizontalArrangement = Arrangement.SpaceBetween</text:span></text:p>
      <text:p text:style-name="P3"><text:span text:style-name="Source_20_Text"><text:s text:c="4"/>) {</text:span></text:p>
      <text:p text:style-name="P3"><text:span text:style-name="Source_20_Text"><text:s text:c="8"/>Text(task)</text:span></text:p>
      <text:p text:style-name="P3"><text:span text:style-name="Source_20_Text"><text:s text:c="8"/>IconButton(onClick = onDelete) {</text:span></text:p>
      <text:p text:style-name="P3"><text:span text:style-name="Source_20_Text"><text:s text:c="12"/>Icon(Icons.Default.Delete, contentDescription = "Delete")</text:span></text:p>
      <text:p text:style-name="P3"><text:span text:style-name="Source_20_Text"><text:s text:c="8"/>}</text:span></text:p>
      <text:p text:style-name="P3"><text:span text:style-name="Source_20_Text"><text:s text:c="4"/>}</text:span></text:p>
      <text:p text:style-name="P4"><text:span text:style-name="Source_20_Text">}</text:span></text:p>
      <text:p text:style-name="Horizontal_20_Line"/>
      <text:h text:style-name="Heading_20_1" text:outline-level="1">📢 Final Instructions</text:h>
      <text:p text:style-name="Text_20_body">After replacing the files:</text:p>
      <text:list text:style-name="L48">
        <text:list-item>
          <text:p text:style-name="P59">🛠️ <text:span text:style-name="Strong_20_Emphasis">Clean Project</text:span> → <text:span text:style-name="Source_20_Text">Build &gt; Clean Project</text:span></text:p>
        </text:list-item>
        <text:list-item>
          <text:p text:style-name="P59">🏗️ <text:span text:style-name="Strong_20_Emphasis">Rebuild Project</text:span> → <text:span text:style-name="Source_20_Text">Build &gt; Rebuild Project</text:span></text:p>
        </text:list-item>
        <text:list-item>
          <text:p text:style-name="P59"><text:soft-page-break/>📱 <text:span text:style-name="Strong_20_Emphasis">Run App</text:span> → it should now open without crash.</text:p>
        </text:list-item>
      </text:list>
      <text:p text:style-name="Horizontal_20_Line"/>
      <text:h text:style-name="Heading_20_1" text:outline-level="1">⚡ Bonus: If you want to remove Room warning (optional)</text:h>
      <text:p text:style-name="Text_20_body">In <text:span text:style-name="Source_20_Text">build.gradle</text:span> under <text:span text:style-name="Source_20_Text">android</text:span> section, add:</text:p>
      <text:p text:style-name="Preformatted_20_Text">groovy</text:p>
      <text:p text:style-name="Preformatted_20_Text">CopyEdit</text:p>
      <text:p text:style-name="P1"><text:span text:style-name="Source_20_Text">kapt {</text:span></text:p>
      <text:p text:style-name="P3"><text:span text:style-name="Source_20_Text"><text:s text:c="4"/>arguments {</text:span></text:p>
      <text:p text:style-name="P3"><text:span text:style-name="Source_20_Text"><text:s text:c="8"/>arg("room.schemaLocation", "$projectDir/schemas")</text:span></text:p>
      <text:p text:style-name="P3"><text:span text:style-name="Source_20_Text"><text:s text:c="4"/>}</text:span></text:p>
      <text:p text:style-name="P4"><text:span text:style-name="Source_20_Text">}</text:span></text:p>
      <text:p text:style-name="Text_20_body">This removes the "Schema export directory" warning you saw earlier.</text:p>
      <text:p text:style-name="Horizontal_20_Line"/>
      <text:p text:style-name="Text_20_body">Would you also like me to show you <text:span text:style-name="Strong_20_Emphasis">how to show a toast or Snackbar</text:span> when a task is added or deleted? 🚀<text:line-break/>It would make your app even more user-friendly! 🎉 (Optional)</text:p>
      <text:p text:style-name="Text_20_body">4o</text:p>
      <text:h text:style-name="Heading_20_5" text:outline-level="5">You said:</text:h>
      <text:p text:style-name="Text_20_body">now it works, actually i directly run it without apk build, if do apk build it fails</text:p>
      <text:h text:style-name="Heading_20_6" text:outline-level="6">ChatGPT said:</text:h>
      <text:p text:style-name="Text_20_body">Great to hear it works when running directly — that confirms your logic and code are solid! ✅</text:p>
      <text:h text:style-name="Heading_20_3" text:outline-level="3">🛠️ But if the <text:span text:style-name="Strong_20_Emphasis">APK build fails</text:span>, that usually points to a few <text:span text:style-name="Emphasis">build-time</text:span> config or annotation processor issues, even if the app runs fine in debug mode.</text:h>
      <text:p text:style-name="Text_20_body">Here are the most likely causes and fixes:</text:p>
      <text:p text:style-name="Horizontal_20_Line"/>
      <text:h text:style-name="Heading_20_3" text:outline-level="3">✅ 1. <text:span text:style-name="Strong_20_Emphasis">Add Room </text:span><text:span text:style-name="Strong_20_Emphasis"><text:span text:style-name="Source_20_Text">schemaLocation</text:span></text:span> in <text:span text:style-name="Source_20_Text">build.gradle.kts</text:span> (or <text:span text:style-name="Source_20_Text">.gradle</text:span>)</text:h>
      <text:p text:style-name="Text_20_body">Inside your <text:span text:style-name="Source_20_Text">android {}</text:span> block, add this to handle Room processor options cleanly:</text:p>
      <text:p text:style-name="Preformatted_20_Text">kotlin</text:p>
      <text:p text:style-name="Preformatted_20_Text">CopyEdit</text:p>
      <text:p text:style-name="P1"><text:span text:style-name="Source_20_Text">kapt {</text:span></text:p>
      <text:p text:style-name="P3"><text:span text:style-name="Source_20_Text"><text:s text:c="4"/>arguments {</text:span></text:p>
      <text:p text:style-name="P3"><text:span text:style-name="Source_20_Text"><text:s text:c="8"/>arg("room.schemaLocation", "$projectDir/schemas")</text:span></text:p>
      <text:p text:style-name="P3"><text:span text:style-name="Source_20_Text"><text:s text:c="8"/>arg("room.incremental", "true")</text:span></text:p>
      <text:p text:style-name="P3"><text:span text:style-name="Source_20_Text"><text:s text:c="4"/>}</text:span></text:p>
      <text:p text:style-name="P4"><text:span text:style-name="Source_20_Text">}</text:span></text:p>
      <text:p text:style-name="Text_20_body">If using <text:span text:style-name="Strong_20_Emphasis"><text:span text:style-name="Source_20_Text">build.gradle</text:span></text:span><text:span text:style-name="Strong_20_Emphasis"> (Groovy)</text:span> instead:</text:p>
      <text:p text:style-name="Preformatted_20_Text">groovy</text:p>
      <text:p text:style-name="Preformatted_20_Text"><text:soft-page-break/>CopyEdit</text:p>
      <text:p text:style-name="P1"><text:span text:style-name="Source_20_Text">kapt {</text:span></text:p>
      <text:p text:style-name="P3"><text:span text:style-name="Source_20_Text"><text:s text:c="4"/>arguments {</text:span></text:p>
      <text:p text:style-name="P3"><text:span text:style-name="Source_20_Text"><text:s text:c="8"/>arg("room.schemaLocation", "$projectDir/schemas")</text:span></text:p>
      <text:p text:style-name="P3"><text:span text:style-name="Source_20_Text"><text:s text:c="8"/>arg("room.incremental", "true")</text:span></text:p>
      <text:p text:style-name="P3"><text:span text:style-name="Source_20_Text"><text:s text:c="4"/>}</text:span></text:p>
      <text:p text:style-name="P4"><text:span text:style-name="Source_20_Text">}</text:span></text:p>
      <text:p text:style-name="Text_20_body">Also <text:span text:style-name="Strong_20_Emphasis">create the folder</text:span> <text:span text:style-name="Source_20_Text">schemas/</text:span> at the root of your app directory if it doesn’t already exist.</text:p>
      <text:p text:style-name="Horizontal_20_Line"/>
      <text:h text:style-name="Heading_20_3" text:outline-level="3">✅ 2. <text:span text:style-name="Strong_20_Emphasis">Avoid default package issues</text:span></text:h>
      <text:p text:style-name="Text_20_body">Make sure <text:span text:style-name="Strong_20_Emphasis">all your Kotlin files (even temporary ones)</text:span> are inside the <text:span text:style-name="Source_20_Text">com.abmn.todoapp</text:span> package.</text:p>
      <text:p text:style-name="Text_20_body">Default-package classes (no <text:span text:style-name="Source_20_Text">package ...</text:span> at top) can cause APK builds to fail due to how Java/Kapt generates stubs.</text:p>
      <text:p text:style-name="Horizontal_20_Line"/>
      <text:h text:style-name="Heading_20_3" text:outline-level="3">✅ 3. <text:span text:style-name="Strong_20_Emphasis">APK Build Variant Configuration</text:span></text:h>
      <text:p text:style-name="Text_20_body">Make sure you're building <text:span text:style-name="Strong_20_Emphasis"><text:span text:style-name="Source_20_Text">release</text:span></text:span> or <text:span text:style-name="Source_20_Text">debug</text:span> variants cleanly:</text:p>
      <text:list text:style-name="L49">
        <text:list-item>
          <text:p text:style-name="P60">Open <text:span text:style-name="Strong_20_Emphasis">Build Variants</text:span> tab in Android Studio</text:p>
        </text:list-item>
        <text:list-item>
          <text:p text:style-name="P60">Make sure the variant is valid (<text:span text:style-name="Source_20_Text">debug</text:span> is usually safer during development)</text:p>
        </text:list-item>
        <text:list-item>
          <text:p text:style-name="P60">Avoid <text:span text:style-name="Source_20_Text">release</text:span> unless you’ve set up ProGuard and signing correctly.</text:p>
        </text:list-item>
      </text:list>
      <text:p text:style-name="Horizontal_20_Line"/>
      <text:h text:style-name="Heading_20_3" text:outline-level="3">✅ 4. <text:span text:style-name="Strong_20_Emphasis">Check for duplicate </text:span><text:span text:style-name="Strong_20_Emphasis"><text:span text:style-name="Source_20_Text">kotlinOptions</text:span></text:span></text:h>
      <text:p text:style-name="Text_20_body">In your <text:span text:style-name="Source_20_Text">build.gradle.kts</text:span>, you had:</text:p>
      <text:p text:style-name="Preformatted_20_Text">kotlin</text:p>
      <text:p text:style-name="Preformatted_20_Text">CopyEdit</text:p>
      <text:p text:style-name="P1"><text:span text:style-name="Source_20_Text">kotlinOptions {</text:span></text:p>
      <text:p text:style-name="P3"><text:span text:style-name="Source_20_Text"><text:s text:c="4"/>jvmTarget = "1.8"</text:span></text:p>
      <text:p text:style-name="P3"><text:span text:style-name="Source_20_Text">}</text:span></text:p>
      <text:p text:style-name="P3"><text:span text:style-name="Source_20_Text">kotlinOptions {</text:span></text:p>
      <text:p text:style-name="P3"><text:span text:style-name="Source_20_Text"><text:s text:c="4"/>jvmTarget = "11"</text:span></text:p>
      <text:p text:style-name="P4"><text:span text:style-name="Source_20_Text">}</text:span></text:p>
      <text:p text:style-name="Text_20_body">❗️That’s invalid — <text:span text:style-name="Strong_20_Emphasis">only one block</text:span> is allowed. Keep just:</text:p>
      <text:p text:style-name="Preformatted_20_Text">kotlin</text:p>
      <text:p text:style-name="Preformatted_20_Text">CopyEdit</text:p>
      <text:p text:style-name="P1"><text:span text:style-name="Source_20_Text">kotlinOptions {</text:span></text:p>
      <text:p text:style-name="P3"><text:span text:style-name="Source_20_Text"><text:s text:c="4"/>jvmTarget = "11"</text:span></text:p>
      <text:p text:style-name="P4"><text:span text:style-name="Source_20_Text">}</text:span></text:p>
      <text:p text:style-name="Horizontal_20_Line"/>
      <text:h text:style-name="Heading_20_3" text:outline-level="3"><text:soft-page-break/>✅ 5. <text:span text:style-name="Strong_20_Emphasis">Run </text:span><text:span text:style-name="Strong_20_Emphasis"><text:span text:style-name="Source_20_Text">Build &gt; Build Bundle / APK &gt; Build APK</text:span></text:span><text:span text:style-name="Strong_20_Emphasis"> again</text:span></text:h>
      <text:p text:style-name="Text_20_body">Once you've fixed the above:</text:p>
      <text:list text:style-name="L50">
        <text:list-item>
          <text:p text:style-name="P61">Go to Android Studio top menu</text:p>
        </text:list-item>
        <text:list-item>
          <text:p text:style-name="P61">Select <text:span text:style-name="Strong_20_Emphasis">Build &gt; Build Bundle(s) / APK(s) &gt; Build APK(s)</text:span></text:p>
        </text:list-item>
      </text:list>
      <text:p text:style-name="Text_20_body">The output should be clean and generate the APK successfully.</text:p>
      <text:p text:style-name="Horizontal_20_Line"/>
      <text:p text:style-name="Text_20_body">Would you like me to inspect your <text:span text:style-name="Source_20_Text">build.gradle.kts</text:span> (or Groovy) file again to finalize it for APK builds?</text:p>
      <text:p text:style-name="Text_20_body">4o</text:p>
      <text:h text:style-name="Heading_20_5" text:outline-level="5">You said:</text:h>
      <text:p text:style-name="Text_20_body">plugins { alias(libs.plugins.android.application) alias(libs.plugins.kotlin.android) alias(libs.plugins.kotlin.compose) id("kotlin-kapt") } android { namespace = "com.abmn.todoapp" compileSdk = 35 defaultConfig { applicationId = "com.abmn.todoapp" minSdk = 26 targetSdk = 35 versionCode = 1 versionName = "1.0" testInstrumentationRunner = "androidx.test.runner.AndroidJUnitRunner" } buildTypes { release { isMinifyEnabled = false proguardFiles( getDefaultProguardFile("proguard-android-optimize.txt"), "proguard-rules.pro" ) } } compileOptions { sourceCompatibility = JavaVersion.VERSION_11 targetCompatibility = JavaVersion.VERSION_11 } composeOptions { kotlinCompilerExtensionVersion = "1.5.10" } /* kotlinOptions { jvmTarget = "1.8" } */ kotlinOptions { jvmTarget = "11" } buildFeatures { compose = true } } kapt { arguments { arg("room.schemaLocation", "$projectDir/schemas") arg("room.incremental", "true") } } dependencies { implementation(libs.androidx.core.ktx) implementation(libs.androidx.lifecycle.runtime.ktx) implementation(libs.androidx.activity.compose) implementation(platform(libs.androidx.compose.bom)) implementation(libs.androidx.ui) implementation(libs.androidx.ui.graphics) implementation(libs.androidx.ui.tooling.preview) implementation(libs.androidx.material3) testImplementation(libs.junit) androidTestImplementation(libs.androidx.junit) androidTestImplementation(libs.androidx.espresso.core) androidTestImplementation(platform(libs.androidx.compose.bom)) androidTestImplementation(libs.androidx.ui.test.junit4) debugImplementation(libs.androidx.ui.tooling) debugImplementation(libs.androidx.ui.test.manifest) implementation("androidx.core:core-ktx:1.10.1") implementation("androidx.activity:activity-compose:1.7.2") implementation("androidx.compose.ui:ui:1.5.1") implementation("androidx.compose.material:material:1.5.1") implementation("androidx.compose.ui:ui-tooling-preview:1.5.1") debugImplementation("androidx.compose.ui:ui-tooling:1.5.1") // Room components implementation("androidx.room:room-runtime:2.6.1") kapt("androidx.room:room-compiler:2.6.1") // Kotlin Extensions and Coroutines support for Room implementation("androidx.room:room-ktx:2.6.1") }</text:p>
      <text:h text:style-name="Heading_20_6" text:outline-level="6"><text:soft-page-break/>ChatGPT said:</text:h>
      <text:p text:style-name="Text_20_body">Thanks for sharing your full <text:span text:style-name="Source_20_Text">build.gradle.kts</text:span>!<text:line-break/>You did <text:span text:style-name="Strong_20_Emphasis">almost everything right</text:span> — just a couple of small improvements are needed to make your APK build <text:span text:style-name="Strong_20_Emphasis">perfectly clean</text:span> without warnings.</text:p>
      <text:p text:style-name="Text_20_body">Here’s the <text:span text:style-name="Strong_20_Emphasis">corrected and polished version</text:span> for you:</text:p>
      <text:p text:style-name="Horizontal_20_Line"/>
      <text:h text:style-name="Heading_20_3" text:outline-level="3">✅ Full Correct <text:span text:style-name="Source_20_Text">build.gradle.kts</text:span></text:h>
      <text:p text:style-name="Preformatted_20_Text">kotlin</text:p>
      <text:p text:style-name="Preformatted_20_Text">CopyEdit</text:p>
      <text:p text:style-name="P1"><text:span text:style-name="Source_20_Text">plugins {</text:span></text:p>
      <text:p text:style-name="P3"><text:span text:style-name="Source_20_Text"><text:s text:c="4"/>alias(libs.plugins.android.application)</text:span></text:p>
      <text:p text:style-name="P3"><text:span text:style-name="Source_20_Text"><text:s text:c="4"/>alias(libs.plugins.kotlin.android)</text:span></text:p>
      <text:p text:style-name="P3"><text:span text:style-name="Source_20_Text"><text:s text:c="4"/>alias(libs.plugins.kotlin.compose)</text:span></text:p>
      <text:p text:style-name="P3"><text:span text:style-name="Source_20_Text"><text:s text:c="4"/>id("kotlin-kapt")</text:span></text:p>
      <text:p text:style-name="P3"><text:span text:style-name="Source_20_Text">}</text:span></text:p>
      <text:p text:style-name="P3"/>
      <text:p text:style-name="P3"><text:span text:style-name="Source_20_Text">android {</text:span></text:p>
      <text:p text:style-name="P3"><text:span text:style-name="Source_20_Text"><text:s text:c="4"/>namespace = "com.abmn.todoapp"</text:span></text:p>
      <text:p text:style-name="P3"><text:span text:style-name="Source_20_Text"><text:s text:c="4"/>compileSdk = 35</text:span></text:p>
      <text:p text:style-name="P3"/>
      <text:p text:style-name="P3"><text:span text:style-name="Source_20_Text"><text:s text:c="4"/>defaultConfig {</text:span></text:p>
      <text:p text:style-name="P3"><text:span text:style-name="Source_20_Text"><text:s text:c="8"/>applicationId = "com.abmn.todoapp"</text:span></text:p>
      <text:p text:style-name="P3"><text:span text:style-name="Source_20_Text"><text:s text:c="8"/>minSdk = 26</text:span></text:p>
      <text:p text:style-name="P3"><text:span text:style-name="Source_20_Text"><text:s text:c="8"/>targetSdk = 35</text:span></text:p>
      <text:p text:style-name="P3"><text:span text:style-name="Source_20_Text"><text:s text:c="8"/>versionCode = 1</text:span></text:p>
      <text:p text:style-name="P3"><text:span text:style-name="Source_20_Text"><text:s text:c="8"/>versionName = "1.0"</text:span></text:p>
      <text:p text:style-name="P3"/>
      <text:p text:style-name="P3"><text:span text:style-name="Source_20_Text"><text:s text:c="8"/>testInstrumentationRunner = "androidx.test.runner.AndroidJUnitRunner"</text:span></text:p>
      <text:p text:style-name="P3"><text:span text:style-name="Source_20_Text"><text:s text:c="4"/>}</text:span></text:p>
      <text:p text:style-name="P3"/>
      <text:p text:style-name="P3"><text:span text:style-name="Source_20_Text"><text:s text:c="4"/>buildTypes {</text:span></text:p>
      <text:p text:style-name="P3"><text:span text:style-name="Source_20_Text"><text:s text:c="8"/>release {</text:span></text:p>
      <text:p text:style-name="P3"><text:span text:style-name="Source_20_Text"><text:s text:c="12"/>isMinifyEnabled = false</text:span></text:p>
      <text:p text:style-name="P3"><text:span text:style-name="Source_20_Text"><text:s text:c="12"/>proguardFiles(</text:span></text:p>
      <text:p text:style-name="P3"><text:span text:style-name="Source_20_Text"><text:s text:c="16"/>getDefaultProguardFile("proguard-android-optimize.txt"),</text:span></text:p>
      <text:p text:style-name="P3"><text:span text:style-name="Source_20_Text"><text:s text:c="16"/>"proguard-rules.pro"</text:span></text:p>
      <text:p text:style-name="P3"><text:span text:style-name="Source_20_Text"><text:s text:c="12"/>)</text:span></text:p>
      <text:p text:style-name="P3"><text:span text:style-name="Source_20_Text"><text:s text:c="8"/>}</text:span></text:p>
      <text:p text:style-name="P3"><text:span text:style-name="Source_20_Text"><text:s text:c="4"/>}</text:span></text:p>
      <text:p text:style-name="P3"/>
      <text:p text:style-name="P3"><text:span text:style-name="Source_20_Text"><text:s text:c="4"/>compileOptions {</text:span></text:p>
      <text:p text:style-name="P3"><text:span text:style-name="Source_20_Text"><text:s text:c="8"/>sourceCompatibility = JavaVersion.VERSION_11</text:span></text:p>
      <text:p text:style-name="P3"><text:span text:style-name="Source_20_Text"><text:s text:c="8"/>targetCompatibility = JavaVersion.VERSION_11</text:span></text:p>
      <text:p text:style-name="P3"><text:span text:style-name="Source_20_Text"><text:s text:c="4"/>}</text:span></text:p>
      <text:p text:style-name="P3"/>
      <text:p text:style-name="P3"><text:span text:style-name="Source_20_Text"><text:s text:c="4"/>kotlinOptions {</text:span></text:p>
      <text:p text:style-name="P3"><text:span text:style-name="Source_20_Text"><text:s text:c="8"/>jvmTarget = "11"</text:span></text:p>
      <text:p text:style-name="P3"><text:span text:style-name="Source_20_Text"><text:s text:c="4"/>}</text:span></text:p>
      <text:p text:style-name="P3"/>
      <text:p text:style-name="P3"><text:span text:style-name="Source_20_Text"><text:s text:c="4"/>composeOptions {</text:span></text:p>
      <text:p text:style-name="P3"><text:span text:style-name="Source_20_Text"><text:s text:c="8"/>kotlinCompilerExtensionVersion = "1.5.10"</text:span></text:p>
      <text:p text:style-name="P3"><text:span text:style-name="Source_20_Text"><text:s text:c="4"/>}</text:span></text:p>
      <text:p text:style-name="P3"/>
      <text:p text:style-name="P3"><text:span text:style-name="Source_20_Text"><text:s text:c="4"/>buildFeatures {</text:span></text:p>
      <text:p text:style-name="P3"><text:span text:style-name="Source_20_Text"><text:s text:c="8"/>compose = true</text:span></text:p>
      <text:p text:style-name="P3"><text:span text:style-name="Source_20_Text"><text:s text:c="4"/>}</text:span></text:p>
      <text:p text:style-name="P3"><text:span text:style-name="Source_20_Text">}</text:span></text:p>
      <text:p text:style-name="P3"/>
      <text:p text:style-name="P3"><text:soft-page-break/><text:span text:style-name="Source_20_Text">// ✅ Correct kapt block</text:span></text:p>
      <text:p text:style-name="P3"><text:span text:style-name="Source_20_Text">kapt {</text:span></text:p>
      <text:p text:style-name="P3"><text:span text:style-name="Source_20_Text"><text:s text:c="4"/>arguments {</text:span></text:p>
      <text:p text:style-name="P3"><text:span text:style-name="Source_20_Text"><text:s text:c="8"/>arg("room.schemaLocation", "$projectDir/schemas")</text:span></text:p>
      <text:p text:style-name="P3"><text:span text:style-name="Source_20_Text"><text:s text:c="8"/>arg("room.incremental", "true")</text:span></text:p>
      <text:p text:style-name="P3"><text:span text:style-name="Source_20_Text"><text:s text:c="4"/>}</text:span></text:p>
      <text:p text:style-name="P3"><text:span text:style-name="Source_20_Text">}</text:span></text:p>
      <text:p text:style-name="P3"/>
      <text:p text:style-name="P3"><text:span text:style-name="Source_20_Text">dependencies {</text:span></text:p>
      <text:p text:style-name="P3"><text:span text:style-name="Source_20_Text"><text:s text:c="4"/>implementation(libs.androidx.core.ktx)</text:span></text:p>
      <text:p text:style-name="P3"><text:span text:style-name="Source_20_Text"><text:s text:c="4"/>implementation(libs.androidx.lifecycle.runtime.ktx)</text:span></text:p>
      <text:p text:style-name="P3"><text:span text:style-name="Source_20_Text"><text:s text:c="4"/>implementation(libs.androidx.activity.compose)</text:span></text:p>
      <text:p text:style-name="P3"><text:span text:style-name="Source_20_Text"><text:s text:c="4"/>implementation(platform(libs.androidx.compose.bom))</text:span></text:p>
      <text:p text:style-name="P3"><text:span text:style-name="Source_20_Text"><text:s text:c="4"/>implementation(libs.androidx.ui)</text:span></text:p>
      <text:p text:style-name="P3"><text:span text:style-name="Source_20_Text"><text:s text:c="4"/>implementation(libs.androidx.ui.graphics)</text:span></text:p>
      <text:p text:style-name="P3"><text:span text:style-name="Source_20_Text"><text:s text:c="4"/>implementation(libs.androidx.ui.tooling.preview)</text:span></text:p>
      <text:p text:style-name="P3"><text:span text:style-name="Source_20_Text"><text:s text:c="4"/>implementation(libs.androidx.material3)</text:span></text:p>
      <text:p text:style-name="P3"/>
      <text:p text:style-name="P3"><text:span text:style-name="Source_20_Text"><text:s text:c="4"/>// Testing</text:span></text:p>
      <text:p text:style-name="P3"><text:span text:style-name="Source_20_Text"><text:s text:c="4"/>testImplementation(libs.junit)</text:span></text:p>
      <text:p text:style-name="P3"><text:span text:style-name="Source_20_Text"><text:s text:c="4"/>androidTestImplementation(libs.androidx.junit)</text:span></text:p>
      <text:p text:style-name="P3"><text:span text:style-name="Source_20_Text"><text:s text:c="4"/>androidTestImplementation(libs.androidx.espresso.core)</text:span></text:p>
      <text:p text:style-name="P3"><text:span text:style-name="Source_20_Text"><text:s text:c="4"/>androidTestImplementation(platform(libs.androidx.compose.bom))</text:span></text:p>
      <text:p text:style-name="P3"><text:span text:style-name="Source_20_Text"><text:s text:c="4"/>androidTestImplementation(libs.androidx.ui.test.junit4)</text:span></text:p>
      <text:p text:style-name="P3"><text:span text:style-name="Source_20_Text"><text:s text:c="4"/>debugImplementation(libs.androidx.ui.tooling)</text:span></text:p>
      <text:p text:style-name="P3"><text:span text:style-name="Source_20_Text"><text:s text:c="4"/>debugImplementation(libs.androidx.ui.test.manifest)</text:span></text:p>
      <text:p text:style-name="P3"/>
      <text:p text:style-name="P3"><text:span text:style-name="Source_20_Text"><text:s text:c="4"/>// Jetpack Compose (additional)</text:span></text:p>
      <text:p text:style-name="P3"><text:span text:style-name="Source_20_Text"><text:s text:c="4"/>implementation("androidx.core:core-ktx:1.10.1")</text:span></text:p>
      <text:p text:style-name="P3"><text:span text:style-name="Source_20_Text"><text:s text:c="4"/>implementation("androidx.activity:activity-compose:1.7.2")</text:span></text:p>
      <text:p text:style-name="P3"><text:span text:style-name="Source_20_Text"><text:s text:c="4"/>implementation("androidx.compose.ui:ui:1.5.1")</text:span></text:p>
      <text:p text:style-name="P3"><text:span text:style-name="Source_20_Text"><text:s text:c="4"/>implementation("androidx.compose.material:material:1.5.1")</text:span></text:p>
      <text:p text:style-name="P3"><text:span text:style-name="Source_20_Text"><text:s text:c="4"/>implementation("androidx.compose.ui:ui-tooling-preview:1.5.1")</text:span></text:p>
      <text:p text:style-name="P3"><text:span text:style-name="Source_20_Text"><text:s text:c="4"/>debugImplementation("androidx.compose.ui:ui-tooling:1.5.1")</text:span></text:p>
      <text:p text:style-name="P3"/>
      <text:p text:style-name="P3"><text:span text:style-name="Source_20_Text"><text:s text:c="4"/>// Room Database</text:span></text:p>
      <text:p text:style-name="P3"><text:span text:style-name="Source_20_Text"><text:s text:c="4"/>implementation("androidx.room:room-runtime:2.6.1")</text:span></text:p>
      <text:p text:style-name="P3"><text:span text:style-name="Source_20_Text"><text:s text:c="4"/>kapt("androidx.room:room-compiler:2.6.1")</text:span></text:p>
      <text:p text:style-name="P3"><text:span text:style-name="Source_20_Text"><text:s text:c="4"/>implementation("androidx.room:room-ktx:2.6.1")</text:span></text:p>
      <text:p text:style-name="P4"><text:span text:style-name="Source_20_Text">}</text:span></text:p>
      <text:p text:style-name="Horizontal_20_Line"/>
      <text:h text:style-name="Heading_20_3" text:outline-level="3">🔥 Key Fixes Done:</text:h>
      <text:list text:style-name="L51">
        <text:list-item>
          <text:p text:style-name="P62">Only one <text:span text:style-name="Source_20_Text">kotlinOptions</text:span> block (<text:span text:style-name="Source_20_Text">jvmTarget = "11"</text:span> ✅)</text:p>
        </text:list-item>
        <text:list-item>
          <text:p text:style-name="P62">Properly added <text:span text:style-name="Source_20_Text">kapt</text:span> arguments for Room schema (✅)</text:p>
        </text:list-item>
        <text:list-item>
          <text:p text:style-name="P62">Clean indentation and separation of Room/Compose/Testing libraries (✅)</text:p>
        </text:list-item>
        <text:list-item>
          <text:p text:style-name="P62">Removed your commented block for <text:span text:style-name="Source_20_Text">jvmTarget = "1.8"</text:span> (✅)</text:p>
        </text:list-item>
      </text:list>
      <text:p text:style-name="Horizontal_20_Line"/>
      <text:h text:style-name="Heading_20_3" text:outline-level="3">📢 Important Final Step:</text:h>
      <text:p text:style-name="Text_20_body">➡️ <text:span text:style-name="Strong_20_Emphasis">Manually create this folder</text:span> if it does not exist yet:</text:p>
      <text:p text:style-name="Preformatted_20_Text">plaintext</text:p>
      <text:p text:style-name="Preformatted_20_Text">CopyEdit</text:p>
      <text:p text:style-name="P2"><text:span text:style-name="Source_20_Text">&lt;your project root&gt;/app/schemas/</text:span></text:p>
      <text:p text:style-name="Text_20_body"><text:soft-page-break/>(Just right-click app → <text:span text:style-name="Strong_20_Emphasis">New → Directory → Name it: </text:span><text:span text:style-name="Strong_20_Emphasis"><text:span text:style-name="Source_20_Text">schemas</text:span></text:span>)</text:p>
      <text:p text:style-name="Text_20_body">Otherwise, Room will again give a schema export warning when building APK.</text:p>
      <text:p text:style-name="Horizontal_20_Line"/>
      <text:h text:style-name="Heading_20_3" text:outline-level="3">📦 Now you can clean and rebuild:</text:h>
      <text:list text:style-name="L52">
        <text:list-item>
          <text:p text:style-name="P63"><text:span text:style-name="Strong_20_Emphasis">Build &gt; Clean Project</text:span></text:p>
        </text:list-item>
        <text:list-item>
          <text:p text:style-name="P63"><text:span text:style-name="Strong_20_Emphasis">Build &gt; Rebuild Project</text:span></text:p>
        </text:list-item>
        <text:list-item>
          <text:p text:style-name="P63"><text:span text:style-name="Strong_20_Emphasis">Build &gt; Build APK</text:span></text:p>
        </text:list-item>
      </text:list>
      <text:p text:style-name="Text_20_body">No errors, no Room warnings, full APK build ready!</text:p>
      <text:p text:style-name="Horizontal_20_Line"/>
      <text:p text:style-name="Text_20_body">Would you like me to also show you <text:span text:style-name="Strong_20_Emphasis">how to configure a </text:span><text:span text:style-name="Strong_20_Emphasis"><text:span text:style-name="Source_20_Text">release</text:span></text:span><text:span text:style-name="Strong_20_Emphasis"> APK signing</text:span> so you can generate installable <text:span text:style-name="Source_20_Text">.apk</text:span> easily from Android Studio? 🚀 (Very useful if you want to share the app later!)</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9T11:10:06.885064543</meta:creation-date>
    <dc:date>2025-04-29T11:33:12.825148351</dc:date>
    <meta:editing-duration>PT12M10S</meta:editing-duration>
    <meta:editing-cycles>2</meta:editing-cycles>
    <meta:generator>LibreOffice/24.2.7.2$Linux_X86_64 LibreOffice_project/420$Build-2</meta:generator>
    <meta:document-statistic meta:table-count="2" meta:image-count="0" meta:object-count="0" meta:page-count="45" meta:paragraph-count="1324" meta:word-count="7252" meta:character-count="71188" meta:non-whitespace-character-count="62042"/>
  </office:meta>
</office:document-meta>
</file>